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9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2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2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2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25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6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7" style:family="paragraph" style:parent-style-name="Обычный">
      <style:paragraph-properties fo:margin-top="0.176cm" fo:margin-bottom="0.176cm" loext:contextual-spacing="false" style:line-height-at-least="0.55cm"/>
    </style:style>
    <style:style style:name="P28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32" style:family="paragraph" style:parent-style-name="Обычный">
      <style:text-properties fo:color="#000000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34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35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36" style:family="paragraph" style:parent-style-name="Обычный">
      <style:text-properties fo:color="#000000" fo:language="en" fo:country="US"/>
    </style:style>
    <style:style style:name="P37" style:family="paragraph" style:parent-style-name="Обычный">
      <style:paragraph-properties fo:text-align="center" style:justify-single-word="false"/>
      <style:text-properties fo:color="#000000" style:font-name="Calibri1" fo:font-size="14pt" fo:background-color="#ffffff" style:font-size-asian="14pt" style:font-name-complex="Calibri1" style:font-size-complex="14pt"/>
    </style:style>
    <style:style style:name="P3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39" style:family="paragraph" style:parent-style-name="Обычный">
      <style:text-properties fo:color="#000000" style:font-name="Calibri1" style:font-name-complex="Calibri1"/>
    </style:style>
    <style:style style:name="P4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4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42" style:family="paragraph" style:parent-style-name="Обычный">
      <style:text-properties fo:language="en" fo:country="US"/>
    </style:style>
    <style:style style:name="P4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4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5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46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47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8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4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0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1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style:font-name-complex="Calibri1"/>
    </style:style>
    <style:style style:name="P5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53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54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55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56" style:family="paragraph" style:parent-style-name="Обычный">
      <style:text-properties style:font-name="Calibri1" style:font-name-complex="Calibri1"/>
    </style:style>
    <style:style style:name="P57" style:family="paragraph" style:parent-style-name="Обычный">
      <style:paragraph-properties style:line-height-at-least="0.517cm"/>
      <style:text-properties style:font-name="Calibri1" style:font-name-complex="Calibri1"/>
    </style:style>
    <style:style style:name="P58" style:family="paragraph" style:parent-style-name="Обычный">
      <style:paragraph-properties style:line-height-at-least="0.517cm"/>
      <style:text-properties style:font-name="Calibri1" fo:language="en" fo:country="US" style:font-name-complex="Calibri1"/>
    </style:style>
    <style:style style:name="P59" style:family="paragraph" style:parent-style-name="Обычный">
      <style:text-properties style:font-name="Calibri1" fo:font-size="14pt" style:font-size-asian="14pt" style:font-name-complex="Calibri1" style:font-size-complex="14pt"/>
    </style:style>
    <style:style style:name="P60" style:family="paragraph" style:parent-style-name="Обычный">
      <style:paragraph-properties fo:text-align="center" style:justify-single-word="false"/>
      <style:text-properties style:font-name="Calibri1" fo:font-size="14pt" style:font-size-asian="14pt" style:font-name-complex="Calibri1" style:font-size-complex="14pt"/>
    </style:style>
    <style:style style:name="P61" style:family="paragraph" style:parent-style-name="Обычный">
      <style:paragraph-properties style:line-height-at-least="0.517cm"/>
    </style:style>
    <style:style style:name="P6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63" style:family="paragraph" style:parent-style-name="Обычный">
      <style:text-properties fo:color="#444444" style:font-name="Calibri1" fo:font-weight="bold" fo:background-color="#ffffff" style:font-weight-asian="bold" style:font-name-complex="Calibri1"/>
    </style:style>
    <style:style style:name="P64" style:family="paragraph" style:parent-style-name="Обычный">
      <style:paragraph-properties fo:text-align="center" style:justify-single-word="false"/>
      <style:text-properties fo:color="#444444" style:font-name="Calibri1" fo:font-weight="bold" fo:background-color="#ffffff" style:font-weight-asian="bold" style:font-name-complex="Calibri1"/>
    </style:style>
    <style:style style:name="P65" style:family="paragraph" style:parent-style-name="Обычный">
      <style:text-properties fo:color="#444444" style:font-name="Calibri1" fo:language="en" fo:country="US" fo:background-color="#ffffff" style:font-name-complex="Calibri1"/>
    </style:style>
    <style:style style:name="P66" style:family="paragraph" style:parent-style-name="Обычный">
      <style:text-properties fo:color="#444444" style:font-name="Calibri1" fo:background-color="#ffffff" style:font-name-complex="Calibri1"/>
    </style:style>
    <style:style style:name="P67" style:family="paragraph" style:parent-style-name="Обычный">
      <style:text-properties fo:color="#444444" style:font-name="Calibri1" style:font-name-complex="Calibri1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7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8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8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9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9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9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9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9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9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9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10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10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10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10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10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10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106" style:family="paragraph" style:parent-style-name="Стандартный_20_HTML">
      <style:paragraph-properties style:vertical-align="baseline"/>
    </style:style>
    <style:style style:name="P10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10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10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11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11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11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11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11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1" style:font-size-complex="12pt" style:font-weight-complex="bold"/>
    </style:style>
    <style:style style:name="P11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116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1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language="en" fo:country="US" style:font-size-asian="14pt" style:font-name-complex="Calibri1" style:font-size-complex="14pt"/>
    </style:style>
    <style:style style:name="P118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style:font-size-asian="14pt" style:font-name-complex="Calibri1" style:font-size-complex="14pt"/>
    </style:style>
    <style:style style:name="P119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120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21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22" style:family="paragraph" style:parent-style-name="Обычный">
      <style:paragraph-properties fo:margin-top="0cm" fo:margin-bottom="0.176cm" loext:contextual-spacing="false"/>
    </style:style>
    <style:style style:name="P123" style:family="paragraph" style:parent-style-name="Обычный">
      <style:paragraph-properties fo:margin-top="0cm" fo:margin-bottom="0.176cm" loext:contextual-spacing="false"/>
      <style:text-properties fo:color="#212529" style:font-name="Calibri1" style:font-name-complex="Calibri1"/>
    </style:style>
    <style:style style:name="P124" style:family="paragraph" style:parent-style-name="Обычный_20__28_веб_29_">
      <style:paragraph-properties style:line-height-at-least="0.55cm"/>
    </style:style>
    <style:style style:name="P125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26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2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2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2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3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3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13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133" style:family="paragraph" style:parent-style-name="Обычный">
      <style:paragraph-properties fo:margin-top="0.254cm" fo:margin-bottom="0.423cm" loext:contextual-spacing="false"/>
      <style:text-properties fo:color="#000000" style:font-name="Calibri1" style:font-name-complex="Calibri1"/>
    </style:style>
    <style:style style:name="P134" style:family="paragraph" style:parent-style-name="Preformatted_20_Text">
      <style:paragraph-properties fo:margin-top="0cm" fo:margin-bottom="0.499cm" loext:contextual-spacing="false"/>
    </style:style>
    <style:style style:name="P135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3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37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8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4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4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4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5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1" style:font-size-complex="12pt" style:font-weight-complex="bold"/>
    </style:style>
    <style:style style:name="P15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5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5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5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5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5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6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6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1" style:font-size-complex="12pt" style:font-weight-complex="bold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39" style:family="paragraph" style:parent-style-name="Обычный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41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42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43" style:family="paragraph" style:parent-style-name="Heading_20_1">
      <style:paragraph-properties fo:line-height="115%" fo:text-align="center" style:justify-single-word="false"/>
    </style:style>
    <style:style style:name="P244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5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246" style:family="paragraph" style:parent-style-name="Heading_20_3">
      <style:paragraph-properties fo:line-height="115%"/>
    </style:style>
    <style:style style:name="P247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248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249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250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251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252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253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254" style:family="paragraph" style:parent-style-name="Heading_20_4">
      <style:paragraph-properties fo:margin-top="0cm" fo:margin-bottom="0cm" loext:contextual-spacing="false"/>
      <style:text-properties fo:color="#444444" style:font-name="Calibri1" style:font-name-complex="Calibri1" style:font-size-complex="12pt"/>
    </style:style>
    <style:style style:name="P25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56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58" style:family="paragraph" style:parent-style-name="Standard" style:list-style-name="L8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weight="bold" officeooo:paragraph-rsid="0059cbf6" style:font-weight-asian="bold" style:font-weight-complex="bold"/>
    </style:style>
    <style:style style:name="P2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bold" officeooo:rsid="0063240f" officeooo:paragraph-rsid="0063240f" style:font-weight-asian="bold" style:font-weight-complex="bold"/>
    </style:style>
    <style:style style:name="P2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weight="bold" officeooo:rsid="0063240f" officeooo:paragraph-rsid="0063240f" style:font-weight-asian="bold" style:font-weight-complex="bold"/>
    </style:style>
    <style:style style:name="P2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59cbf6" style:font-weight-asian="normal" style:font-weight-complex="normal"/>
    </style:style>
    <style:style style:name="P2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bold" officeooo:rsid="0060ef87" officeooo:paragraph-rsid="0060ef87" style:font-size-asian="12pt" style:font-weight-asian="bold" style:font-size-complex="12pt" style:font-weight-complex="bold"/>
    </style:style>
    <style:style style:name="P2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2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2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2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d5ce0" officeooo:paragraph-rsid="005d5ce0" style:font-size-asian="12pt" style:font-weight-asian="normal" style:font-size-complex="12pt" style:font-weight-complex="normal"/>
    </style:style>
    <style:style style:name="P2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bold" officeooo:rsid="005f9a50" officeooo:paragraph-rsid="005f9a50" style:font-size-asian="12pt" style:font-weight-asian="bold" style:font-size-complex="12pt" style:font-weight-complex="bold"/>
    </style:style>
    <style:style style:name="P2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style:font-name="Liberation Serif" fo:font-size="14pt" fo:font-weight="bold" officeooo:rsid="005ea292" officeooo:paragraph-rsid="005ea292" style:font-size-asian="14pt" style:font-weight-asian="bold" style:font-size-complex="14pt" style:font-weight-complex="bold"/>
    </style:style>
    <style:style style:name="P279" style:family="paragraph" style:parent-style-name="Standard" style:list-style-name="L8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28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8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size="12pt" fo:font-weight="bold" officeooo:rsid="0063240f" officeooo:paragraph-rsid="0063240f" style:font-size-asian="10.5pt" style:font-weight-asian="bold" style:font-size-complex="12pt" style:font-weight-complex="bold"/>
    </style:style>
    <style:style style:name="P282" style:family="paragraph" style:parent-style-name="first" style:list-style-name="L4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283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284" style:family="paragraph" style:parent-style-name="Обычный" style:list-style-name="L3">
      <style:paragraph-properties fo:margin-top="0.176cm" fo:margin-bottom="0.176cm" loext:contextual-spacing="false"/>
    </style:style>
    <style:style style:name="P285" style:family="paragraph" style:parent-style-name="Обычный" style:list-style-name="L5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86" style:family="paragraph" style:parent-style-name="Обычный" style:list-style-name="L6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287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288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289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25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6" style:family="text">
      <style:text-properties fo:color="#000000" style:font-name="Menlo" fo:font-size="10pt" fo:language="en" fo:country="US" officeooo:rsid="0041abdb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27" style:family="text">
      <style:text-properties fo:color="#000000" style:font-name="Menlo" fo:font-size="10pt" style:font-size-asian="10pt" style:font-name-complex="Menlo" style:font-size-complex="10pt"/>
    </style:style>
    <style:style style:name="T28" style:family="text">
      <style:text-properties fo:color="#000000" style:font-name="Menlo" fo:language="en" fo:country="US" style:font-name-complex="Menlo"/>
    </style:style>
    <style:style style:name="T29" style:family="text">
      <style:text-properties fo:color="#000000" style:font-name="Menlo" fo:language="en" fo:country="US" fo:background-color="#efefef" loext:char-shading-value="0" style:font-name-complex="Menlo"/>
    </style:style>
    <style:style style:name="T30" style:family="text">
      <style:text-properties fo:color="#000000" style:font-name="Menlo" style:font-name-complex="Menlo"/>
    </style:style>
    <style:style style:name="T31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2" style:family="text">
      <style:text-properties fo:color="#000000" style:font-name="Menlo" fo:font-size="11pt" style:font-size-asian="11pt" style:font-name-complex="Menlo" style:font-size-complex="11pt"/>
    </style:style>
    <style:style style:name="T33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4" style:family="text">
      <style:text-properties fo:color="#000000" style:font-name="Menlo" fo:font-size="9pt" style:font-size-asian="9pt" style:font-name-complex="Menlo" style:font-size-complex="9pt"/>
    </style:style>
    <style:style style:name="T35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6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7" style:family="text">
      <style:text-properties fo:color="#000000" style:font-name="Menlo" fo:font-size="8pt" style:font-size-asian="8pt" style:font-name-complex="Menlo" style:font-size-complex="8pt"/>
    </style:style>
    <style:style style:name="T38" style:family="text">
      <style:text-properties fo:color="#000000" style:font-name="-webkit-standard" fo:font-size="13.5pt" fo:language="en" fo:country="US" style:font-size-asian="13.5pt" style:font-size-complex="13.5pt"/>
    </style:style>
    <style:style style:name="T39" style:family="text">
      <style:text-properties fo:color="#000000" style:font-name="-webkit-standard" fo:font-size="13.5pt" style:font-size-asian="13.5pt" style:font-size-complex="13.5pt"/>
    </style:style>
    <style:style style:name="T40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41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42" style:family="text">
      <style:text-properties fo:color="#000000" style:font-name="Calibri1" fo:font-size="12pt" fo:language="en" fo:country="US" officeooo:rsid="000a9561" style:letter-kerning="false" style:font-name-asian="Courier New" style:font-size-asian="12pt" style:language-asian="ru" style:country-asian="RU" style:font-name-complex="Calibri1" style:font-size-complex="12pt" style:language-complex="ar" style:country-complex="SA"/>
    </style:style>
    <style:style style:name="T43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44" style:family="text">
      <style:text-properties fo:color="#000000" style:font-name="Calibri1" fo:font-size="12pt" style:font-size-asian="12pt" style:font-name-complex="Calibri1" style:font-size-complex="12pt"/>
    </style:style>
    <style:style style:name="T45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46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47" style:family="text">
      <style:text-properties fo:color="#000000" style:font-name="Calibri1" fo:font-size="14pt" fo:language="en" fo:country="US" fo:font-weight="bold" officeooo:rsid="004185ab" style:letter-kerning="false" style:font-name-asian="Courier New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48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49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50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51" style:family="text">
      <style:text-properties fo:color="#000000" style:font-name="Calibri1" fo:font-size="14pt" fo:language="en" fo:country="US" officeooo:rsid="0046684a" style:letter-kerning="false" style:font-name-asian="Courier New" style:font-size-asian="14pt" style:language-asian="ru" style:country-asian="RU" style:font-name-complex="Calibri1" style:font-size-complex="14pt" style:language-complex="ar" style:country-complex="SA"/>
    </style:style>
    <style:style style:name="T52" style:family="text">
      <style:text-properties fo:color="#000000" style:font-name="Calibri1" fo:font-size="14pt" style:font-size-asian="14pt" style:font-name-complex="Calibri1" style:font-size-complex="14pt"/>
    </style:style>
    <style:style style:name="T53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54" style:family="text">
      <style:text-properties fo:color="#000000" style:font-name="Calibri1" style:font-name-complex="Calibri1"/>
    </style:style>
    <style:style style:name="T55" style:family="text">
      <style:text-properties fo:color="#000000" style:font-name="Calibri1" style:font-name-complex="Calibri1" style:font-weight-complex="bold"/>
    </style:style>
    <style:style style:name="T56" style:family="text">
      <style:text-properties fo:color="#000000" style:font-name="Calibri1" fo:font-size="11.5pt" style:font-size-asian="11.5pt" style:font-name-complex="Calibri1" style:font-size-complex="11.5pt"/>
    </style:style>
    <style:style style:name="T57" style:family="text">
      <style:text-properties fo:color="#000000" style:font-name="Calibri1" fo:font-size="11pt" style:font-size-asian="11pt" style:font-name-complex="Calibri1" style:font-size-complex="11pt"/>
    </style:style>
    <style:style style:name="T58" style:family="text">
      <style:text-properties fo:color="#000000" style:font-name="Calibri1" fo:font-size="10pt" style:font-size-asian="10pt" style:font-name-complex="Calibri1" style:font-size-complex="10pt"/>
    </style:style>
    <style:style style:name="T59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60" style:family="text">
      <style:text-properties fo:color="#000000" style:font-name="Calibri1" fo:background-color="#ffffff" loext:char-shading-value="0" style:font-name-complex="Calibri1"/>
    </style:style>
    <style:style style:name="T61" style:family="text">
      <style:text-properties fo:color="#000000" fo:font-size="12pt" fo:language="en" fo:country="US" style:font-size-asian="12pt" style:font-size-complex="12pt"/>
    </style:style>
    <style:style style:name="T6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63" style:family="text">
      <style:text-properties fo:color="#000000" fo:font-size="12pt" style:font-size-asian="12pt" style:font-size-complex="12pt"/>
    </style:style>
    <style:style style:name="T64" style:family="text">
      <style:text-properties fo:color="#000000" fo:language="en" fo:country="US" fo:font-weight="bold" style:font-weight-asian="bold" style:font-weight-complex="bold"/>
    </style:style>
    <style:style style:name="T65" style:family="text">
      <style:text-properties fo:color="#000000" fo:font-style="normal" style:font-style-asian="normal"/>
    </style:style>
    <style:style style:name="T66" style:family="text">
      <style:text-properties fo:color="#000000" fo:font-style="normal" fo:font-weight="normal" style:font-style-asian="normal" style:font-weight-asian="normal"/>
    </style:style>
    <style:style style:name="T6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6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69" style:family="text">
      <style:text-properties fo:color="#000000" officeooo:rsid="000e9ae7"/>
    </style:style>
    <style:style style:name="T7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1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2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73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74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75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76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77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78" style:family="text">
      <style:text-properties fo:color="#000000" style:font-name="JetBrains Mono" fo:font-size="10pt" fo:font-style="normal" style:font-size-asian="10pt" style:font-style-asian="normal"/>
    </style:style>
    <style:style style:name="T79" style:family="text">
      <style:text-properties fo:color="#000000" style:font-name="JetBrains Mono" fo:font-size="10pt" fo:font-style="normal" style:font-size-asian="10pt" style:font-style-asian="normal"/>
    </style:style>
    <style:style style:name="T80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81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82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83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4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85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86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87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88" style:family="text">
      <style:text-properties fo:color="#000080" style:font-name="Menlo" fo:font-weight="bold" style:font-weight-asian="bold" style:font-name-complex="Menlo" style:font-weight-complex="bold"/>
    </style:style>
    <style:style style:name="T89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90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91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92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93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94" style:family="text">
      <style:text-properties fo:color="#000080" style:font-name="JetBrains Mono" fo:font-size="10pt" style:font-size-asian="10pt"/>
    </style:style>
    <style:style style:name="T95" style:family="text">
      <style:text-properties fo:color="#000080" style:font-name="JetBrains Mono" fo:font-size="10pt" fo:font-style="normal" style:font-size-asian="10pt" style:font-style-asian="normal"/>
    </style:style>
    <style:style style:name="T96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97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98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99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100" style:family="text">
      <style:text-properties fo:color="#008080" style:font-name="Menlo" fo:font-weight="bold" style:font-weight-asian="bold" style:font-name-complex="Menlo" style:font-weight-complex="bold"/>
    </style:style>
    <style:style style:name="T101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102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103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104" style:family="text">
      <style:text-properties fo:color="#008080" fo:font-style="normal" fo:font-weight="bold" style:font-style-asian="normal" style:font-weight-asian="bold"/>
    </style:style>
    <style:style style:name="T105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106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107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108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109" style:family="text">
      <style:text-properties fo:color="#008080" fo:font-weight="bold" style:font-weight-asian="bold"/>
    </style:style>
    <style:style style:name="T110" style:family="text">
      <style:text-properties fo:color="#008080" fo:font-weight="bold" style:font-weight-asian="bold" style:font-style-complex="normal"/>
    </style:style>
    <style:style style:name="T111" style:family="text">
      <style:text-properties fo:color="#008080" fo:font-weight="bold" officeooo:rsid="000e9ae7" style:font-weight-asian="bold"/>
    </style:style>
    <style:style style:name="T112" style:family="text">
      <style:text-properties fo:color="#008080" style:font-name="JetBrains Mono" fo:font-size="10pt" fo:font-weight="bold" style:font-size-asian="10pt" style:font-weight-asian="bold"/>
    </style:style>
    <style:style style:name="T113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14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15" style:family="text">
      <style:text-properties fo:color="#008080" style:font-name="JetBrains Mono" fo:font-size="10pt" fo:font-style="normal" style:font-size-asian="10pt" style:font-style-asian="normal"/>
    </style:style>
    <style:style style:name="T116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17" style:family="text">
      <style:text-properties fo:color="#660099" style:font-name="Menlo" fo:language="en" fo:country="US" style:font-name-complex="Menlo"/>
    </style:style>
    <style:style style:name="T118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19" style:family="text">
      <style:text-properties fo:color="#660099" fo:font-style="normal" fo:font-weight="normal" style:font-style-asian="normal" style:font-weight-asian="normal"/>
    </style:style>
    <style:style style:name="T120" style:family="text">
      <style:text-properties fo:color="#660099" officeooo:rsid="000e9ae7"/>
    </style:style>
    <style:style style:name="T121" style:family="text">
      <style:text-properties fo:color="#660099" style:font-name="JetBrains Mono" fo:font-size="10pt" style:font-size-asian="10pt"/>
    </style:style>
    <style:style style:name="T122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123" style:family="text">
      <style:text-properties fo:color="#660099" style:font-name="JetBrains Mono" fo:font-size="10pt" fo:font-style="normal" style:font-size-asian="10pt" style:font-style-asian="normal"/>
    </style:style>
    <style:style style:name="T124" style:family="text">
      <style:text-properties fo:color="#660099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25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26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27" style:family="text">
      <style:text-properties fo:color="#808080" style:font-name="Menlo" fo:language="en" fo:country="US" style:font-name-complex="Menlo"/>
    </style:style>
    <style:style style:name="T128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29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30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31" style:family="text">
      <style:text-properties fo:color="#808080" style:font-name="JetBrains Mono" fo:font-size="10pt" style:font-size-asian="10pt"/>
    </style:style>
    <style:style style:name="T132" style:family="text">
      <style:text-properties fo:color="#808080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33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34" style:family="text">
      <style:text-properties style:font-name="Calibri Light" fo:font-weight="bold" style:font-weight-asian="bold" style:font-name-complex="Calibri Light"/>
    </style:style>
    <style:style style:name="T135" style:family="text">
      <style:text-properties style:font-name="Calibri Light" fo:language="en" fo:country="US" fo:font-weight="bold" style:font-weight-asian="bold" style:font-name-complex="Calibri Light"/>
    </style:style>
    <style:style style:name="T136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37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38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39" style:family="text">
      <style:text-properties fo:color="#0000ff" style:font-name="Menlo" fo:font-size="10pt" style:font-size-asian="10pt" style:font-name-complex="Menlo" style:font-size-complex="10pt"/>
    </style:style>
    <style:style style:name="T140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41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42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43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44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45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46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47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48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49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50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51" style:family="text">
      <style:text-properties fo:color="#94558d" style:font-name="Menlo" fo:font-size="10pt" style:font-size-asian="10pt" style:font-name-complex="Menlo" style:font-size-complex="10pt"/>
    </style:style>
    <style:style style:name="T152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53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54" style:family="text">
      <style:text-properties fo:color="#94558d" fo:font-style="normal" fo:font-weight="normal" style:font-style-asian="normal" style:font-weight-asian="normal"/>
    </style:style>
    <style:style style:name="T155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56" style:family="text">
      <style:text-properties fo:color="#94558d" style:font-name="JetBrains Mono" fo:font-size="10pt" style:font-size-asian="10pt"/>
    </style:style>
    <style:style style:name="T157" style:family="text">
      <style:text-properties fo:color="#94558d" style:font-name="JetBrains Mono" fo:font-size="10pt" fo:font-style="normal" style:font-size-asian="10pt" style:font-style-asian="normal"/>
    </style:style>
    <style:style style:name="T158" style:family="text">
      <style:text-properties fo:color="#94558d" style:font-name="JetBrains Mono" fo:font-size="10pt" fo:font-style="normal" style:font-size-asian="10pt" style:font-style-asian="normal"/>
    </style:style>
    <style:style style:name="T159" style:family="text">
      <style:text-properties fo:color="#111111" style:font-name="Arial" fo:font-size="11.5pt" style:font-size-asian="11.5pt" style:font-name-complex="Arial" style:font-size-complex="11.5pt"/>
    </style:style>
    <style:style style:name="T160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61" style:family="text">
      <style:text-properties fo:color="#234f32" style:font-name="Courier New" fo:font-size="10pt" style:font-size-asian="10pt" style:font-name-complex="Courier New" style:font-size-complex="10pt"/>
    </style:style>
    <style:style style:name="T162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63" style:family="text">
      <style:text-properties fo:color="#234f32" style:font-name="Calibri1" style:font-name-complex="Calibri1"/>
    </style:style>
    <style:style style:name="T164" style:family="text">
      <style:text-properties fo:language="en" fo:country="US"/>
    </style:style>
    <style:style style:name="T165" style:family="text">
      <style:text-properties fo:language="en" fo:country="US" fo:font-weight="bold" style:font-weight-asian="bold"/>
    </style:style>
    <style:style style:name="T166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67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68" style:family="text">
      <style:text-properties fo:color="#139fd7" style:font-name="Arial" fo:font-size="10.5pt" style:font-size-asian="10.5pt" style:font-name-complex="Arial" style:font-size-complex="10.5pt"/>
    </style:style>
    <style:style style:name="T169" style:family="text">
      <style:text-properties fo:color="#bd2130" style:font-name="Calibri1" fo:font-size="10pt" style:font-size-asian="10pt" style:font-name-complex="Calibri1" style:font-size-complex="10pt"/>
    </style:style>
    <style:style style:name="T170" style:family="text">
      <style:text-properties fo:color="#bd2130" style:font-name="Calibri1" style:font-name-complex="Calibri1"/>
    </style:style>
    <style:style style:name="T171" style:family="text">
      <style:text-properties fo:color="#212529" style:font-name="Calibri1" style:font-name-complex="Calibri1"/>
    </style:style>
    <style:style style:name="T172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73" style:family="text">
      <style:text-properties style:font-name="Calibri1" fo:font-size="12pt" fo:language="en" fo:country="US" style:font-size-asian="12pt" style:font-name-complex="Calibri1" style:font-size-complex="12pt"/>
    </style:style>
    <style:style style:name="T174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75" style:family="text">
      <style:text-properties style:font-name="Calibri1" fo:language="en" fo:country="US" style:font-name-complex="Calibri1"/>
    </style:style>
    <style:style style:name="T176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77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78" style:family="text">
      <style:text-properties style:font-name="Calibri1" fo:font-size="14pt" fo:language="en" fo:country="US" style:font-size-asian="14pt" style:font-name-complex="Calibri1" style:font-size-complex="14pt"/>
    </style:style>
    <style:style style:name="T179" style:family="text">
      <style:text-properties style:font-name="Calibri1" style:font-name-complex="Calibri1"/>
    </style:style>
    <style:style style:name="T180" style:family="text">
      <style:text-properties fo:color="#bb8844" fo:font-size="12pt" fo:language="en" fo:country="US" style:font-size-asian="12pt" style:font-size-complex="12pt"/>
    </style:style>
    <style:style style:name="T181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82" style:family="text">
      <style:text-properties fo:color="#2b91af" style:font-name="inherit" fo:language="en" fo:country="US" style:font-name-complex="Consolas"/>
    </style:style>
    <style:style style:name="T183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84" style:family="text">
      <style:text-properties style:font-name="inherit" fo:language="en" fo:country="US" style:font-name-complex="Consolas"/>
    </style:style>
    <style:style style:name="T185" style:family="text">
      <style:text-properties style:font-name="inherit" fo:font-size="10pt" fo:language="en" fo:country="US" style:font-size-asian="10pt" style:font-name-complex="Consolas" style:font-size-complex="10pt"/>
    </style:style>
    <style:style style:name="T186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87" style:family="text">
      <style:text-properties fo:font-weight="normal" style:font-weight-asian="normal" style:font-weight-complex="normal"/>
    </style:style>
    <style:style style:name="T188" style:family="text">
      <style:text-properties fo:color="#333333" style:font-name="Arial" fo:letter-spacing="-0.002cm" fo:background-color="#ffffff" loext:char-shading-value="0" style:font-name-complex="Arial"/>
    </style:style>
    <style:style style:name="T189" style:family="text">
      <style:text-properties fo:color="#333333" style:font-name="Arial" fo:letter-spacing="-0.002cm" style:font-name-complex="Arial"/>
    </style:style>
    <style:style style:name="T190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91" style:family="text">
      <style:text-properties fo:color="#333333" style:font-name="Consolas" fo:letter-spacing="-0.002cm" fo:language="en" fo:country="US" style:font-name-complex="Consolas"/>
    </style:style>
    <style:style style:name="T192" style:family="text">
      <style:text-properties fo:color="#333333" style:font-name="Consolas" fo:letter-spacing="-0.002cm" style:font-name-complex="Consolas"/>
    </style:style>
    <style:style style:name="T193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94" style:family="text">
      <style:text-properties fo:color="#333333" style:font-name="Palatino" fo:letter-spacing="-0.002cm" fo:font-weight="bold" style:font-weight-asian="bold" style:font-weight-complex="bold"/>
    </style:style>
    <style:style style:name="T195" style:family="text">
      <style:text-properties fo:color="#333333" style:font-name="Palatino" fo:letter-spacing="-0.002cm" fo:background-color="#fff3d4" loext:char-shading-value="0"/>
    </style:style>
    <style:style style:name="T196" style:family="text">
      <style:text-properties fo:color="#3d7e9a" style:font-name="Arial" fo:letter-spacing="-0.002cm" style:font-name-complex="Arial"/>
    </style:style>
    <style:style style:name="T197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98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99" style:family="text">
      <style:text-properties fo:color="#dd4a68" style:font-name="Consolas" fo:letter-spacing="-0.002cm" style:font-name-complex="Consolas"/>
    </style:style>
    <style:style style:name="T200" style:family="text">
      <style:text-properties fo:color="#dd4a68" style:font-name="Consolas" fo:letter-spacing="-0.002cm" fo:language="en" fo:country="US" style:font-name-complex="Consolas"/>
    </style:style>
    <style:style style:name="T201" style:family="text">
      <style:text-properties fo:color="#990055" style:font-name="Consolas" fo:letter-spacing="-0.002cm" fo:language="en" fo:country="US" style:font-name-complex="Consolas"/>
    </style:style>
    <style:style style:name="T202" style:family="text">
      <style:text-properties fo:color="#708090" style:font-name="Consolas" fo:letter-spacing="-0.002cm" fo:language="en" fo:country="US" style:font-name-complex="Consolas"/>
    </style:style>
    <style:style style:name="T203" style:family="text">
      <style:text-properties fo:color="#444444" style:font-name="Calibri1" fo:background-color="#ffffff" loext:char-shading-value="0" style:font-name-complex="Calibri1"/>
    </style:style>
    <style:style style:name="T204" style:family="text">
      <style:text-properties fo:color="#444444" style:font-name="Calibri1" fo:font-style="italic" style:font-style-asian="italic" style:font-name-complex="Calibri1" style:font-style-complex="italic"/>
    </style:style>
    <style:style style:name="T205" style:family="text">
      <style:text-properties fo:color="#444444" style:font-name="Calibri1" style:font-name-complex="Calibri1"/>
    </style:style>
    <style:style style:name="T206" style:family="text">
      <style:text-properties fo:color="#444444" style:font-name="Calibri1" fo:font-weight="bold" style:font-weight-asian="bold" style:font-name-complex="Calibri1" style:font-weight-complex="bold"/>
    </style:style>
    <style:style style:name="T207" style:family="text">
      <style:text-properties fo:color="#0033b3"/>
    </style:style>
    <style:style style:name="T208" style:family="text">
      <style:text-properties fo:color="#0033b3" fo:font-style="normal" style:font-style-asian="normal"/>
    </style:style>
    <style:style style:name="T209" style:family="text">
      <style:text-properties fo:color="#0033b3" fo:font-style="normal" fo:font-weight="normal" style:font-style-asian="normal" style:font-weight-asian="normal"/>
    </style:style>
    <style:style style:name="T210" style:family="text">
      <style:text-properties fo:color="#0033b3" fo:font-style="normal" fo:font-weight="normal" style:font-style-asian="normal" style:font-weight-asian="normal" style:font-style-complex="normal"/>
    </style:style>
    <style:style style:name="T211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2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13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4" style:family="text">
      <style:text-properties fo:color="#0033b3" officeooo:rsid="000e9ae7"/>
    </style:style>
    <style:style style:name="T215" style:family="text">
      <style:text-properties fo:color="#0033b3" style:font-name="JetBrains Mono"/>
    </style:style>
    <style:style style:name="T216" style:family="text">
      <style:text-properties fo:color="#0033b3" style:font-name="JetBrains Mono" fo:font-size="10pt" style:font-size-asian="10pt"/>
    </style:style>
    <style:style style:name="T217" style:family="text">
      <style:text-properties fo:color="#0033b3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18" style:family="text">
      <style:text-properties fo:color="#0033b3" style:font-name="JetBrains Mono" fo:font-size="10pt" fo:language="en" fo:country="US" fo:font-style="normal" style:font-size-asian="10pt" style:font-style-asian="normal" style:font-name-complex="Calibri1" style:font-style-complex="normal"/>
    </style:style>
    <style:style style:name="T219" style:family="text">
      <style:text-properties fo:color="#0033b3" style:font-name="JetBrains Mono" fo:font-size="10pt" fo:font-style="normal" style:font-size-asian="10pt" style:font-style-asian="normal"/>
    </style:style>
    <style:style style:name="T220" style:family="text">
      <style:text-properties fo:color="#0033b3" style:font-name="JetBrains Mono" fo:font-size="10pt" fo:font-style="normal" style:font-size-asian="10pt" style:font-style-asian="normal"/>
    </style:style>
    <style:style style:name="T221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22" style:family="text">
      <style:text-properties fo:color="#0033b3" style:font-name="JetBrains Mono" fo:font-size="10pt" fo:font-weight="normal" style:font-size-asian="10pt" style:font-weight-asian="normal"/>
    </style:style>
    <style:style style:name="T223" style:family="text">
      <style:text-properties fo:color="#0033b3" style:font-name="JetBrains Mono1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24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25" style:family="text">
      <style:text-properties fo:color="#080808"/>
    </style:style>
    <style:style style:name="T226" style:family="text">
      <style:text-properties fo:color="#080808" fo:font-style="normal" style:font-style-asian="normal"/>
    </style:style>
    <style:style style:name="T227" style:family="text">
      <style:text-properties fo:color="#080808" fo:font-style="normal" style:font-style-asian="normal"/>
    </style:style>
    <style:style style:name="T228" style:family="text">
      <style:text-properties fo:color="#080808" fo:font-style="normal" officeooo:rsid="0064ae62" style:font-style-asian="normal"/>
    </style:style>
    <style:style style:name="T229" style:family="text">
      <style:text-properties fo:color="#080808" fo:font-style="normal" fo:font-weight="normal" style:font-style-asian="normal" style:font-weight-asian="normal"/>
    </style:style>
    <style:style style:name="T230" style:family="text">
      <style:text-properties fo:color="#080808" fo:font-style="normal" fo:font-weight="bold" style:font-style-asian="normal" style:font-weight-asian="bold" style:font-weight-complex="bold"/>
    </style:style>
    <style:style style:name="T231" style:family="text">
      <style:text-properties fo:color="#080808" fo:font-style="normal" style:font-size-asian="12pt" style:font-style-asian="normal"/>
    </style:style>
    <style:style style:name="T232" style:family="text">
      <style:text-properties fo:color="#080808" fo:font-style="normal" officeooo:rsid="0064ae62" style:font-size-asian="12pt" style:font-style-asian="normal"/>
    </style:style>
    <style:style style:name="T233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34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35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36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37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38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39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40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41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42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43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44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45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46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47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48" style:family="text">
      <style:text-properties fo:color="#080808" style:font-name="JetBrains Mono"/>
    </style:style>
    <style:style style:name="T249" style:family="text">
      <style:text-properties fo:color="#080808" style:font-name="JetBrains Mono" fo:font-size="10pt" style:font-size-asian="10pt"/>
    </style:style>
    <style:style style:name="T250" style:family="text">
      <style:text-properties fo:color="#080808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1" style:family="text">
      <style:text-properties fo:color="#080808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2" style:family="text">
      <style:text-properties fo:color="#080808" style:font-name="JetBrains Mono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53" style:family="text">
      <style:text-properties fo:color="#080808" style:font-name="JetBrains Mono" fo:font-size="10pt" fo:language="en" fo:country="US" fo:font-style="normal" style:font-size-asian="10pt" style:font-style-asian="normal" style:font-name-complex="Calibri1" style:font-style-complex="normal"/>
    </style:style>
    <style:style style:name="T254" style:family="text">
      <style:text-properties fo:color="#080808" style:font-name="JetBrains Mono" fo:font-size="10pt" fo:font-style="normal" style:font-size-asian="10pt" style:font-style-asian="normal"/>
    </style:style>
    <style:style style:name="T255" style:family="text">
      <style:text-properties fo:color="#080808" style:font-name="JetBrains Mono" fo:font-size="10pt" fo:font-style="normal" style:font-size-asian="10pt" style:font-style-asian="normal"/>
    </style:style>
    <style:style style:name="T256" style:family="text">
      <style:text-properties fo:color="#080808" style:font-name="JetBrains Mono" fo:font-size="10pt" fo:font-style="normal" officeooo:rsid="0064ae62" style:font-size-asian="10pt" style:font-style-asian="normal"/>
    </style:style>
    <style:style style:name="T257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58" style:family="text">
      <style:text-properties fo:color="#080808" style:font-name="JetBrains Mono" fo:font-size="10pt" fo:font-weight="normal" style:font-size-asian="10pt" style:font-weight-asian="normal"/>
    </style:style>
    <style:style style:name="T259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60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61" style:family="text">
      <style:text-properties fo:color="#080808" fo:font-size="10pt" fo:font-style="normal" style:font-size-asian="10pt" style:font-style-asian="normal"/>
    </style:style>
    <style:style style:name="T262" style:family="text">
      <style:text-properties fo:color="#080808" fo:font-size="10pt" fo:font-style="normal" officeooo:rsid="0064ae62" style:font-size-asian="10pt" style:font-style-asian="normal"/>
    </style:style>
    <style:style style:name="T263" style:family="text">
      <style:text-properties fo:color="#8c8c8c" fo:font-style="italic" style:font-style-asian="italic"/>
    </style:style>
    <style:style style:name="T264" style:family="text">
      <style:text-properties fo:color="#8c8c8c" fo:font-style="italic" fo:font-weight="normal" style:font-style-asian="italic" style:font-weight-asian="normal"/>
    </style:style>
    <style:style style:name="T265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66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67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68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69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70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1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2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3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4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75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76" style:family="text">
      <style:text-properties fo:color="#8c8c8c" fo:font-style="normal" style:font-style-asian="normal" style:font-style-complex="normal"/>
    </style:style>
    <style:style style:name="T277" style:family="text">
      <style:text-properties fo:color="#8c8c8c" fo:font-style="normal" officeooo:rsid="00110012" style:font-style-asian="normal" style:font-style-complex="normal"/>
    </style:style>
    <style:style style:name="T278" style:family="text">
      <style:text-properties fo:color="#8c8c8c" fo:font-style="normal" officeooo:rsid="0016282a" style:font-style-asian="normal" style:font-style-complex="normal"/>
    </style:style>
    <style:style style:name="T279" style:family="text">
      <style:text-properties fo:color="#8c8c8c" fo:font-style="normal" fo:font-weight="normal" style:font-style-asian="normal" style:font-weight-asian="normal" style:font-style-complex="normal"/>
    </style:style>
    <style:style style:name="T280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81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82" style:family="text">
      <style:text-properties fo:color="#8c8c8c" style:font-style-complex="normal"/>
    </style:style>
    <style:style style:name="T283" style:family="text">
      <style:text-properties fo:color="#8c8c8c" officeooo:rsid="000e9ae7" style:font-style-complex="normal"/>
    </style:style>
    <style:style style:name="T284" style:family="text">
      <style:text-properties fo:color="#8c8c8c" style:font-name="JetBrains Mono" fo:font-style="italic" style:font-style-asian="italic"/>
    </style:style>
    <style:style style:name="T285" style:family="text">
      <style:text-properties fo:color="#8c8c8c" style:font-name="JetBrains Mono" fo:font-size="10pt" fo:font-style="italic" style:font-size-asian="10pt" style:font-style-asian="italic"/>
    </style:style>
    <style:style style:name="T286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287" style:family="text">
      <style:text-properties fo:color="#8c8c8c" style:font-name="JetBrains Mono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88" style:family="text">
      <style:text-properties fo:color="#8c8c8c" style:font-name="JetBrains Mono1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89" style:family="text">
      <style:text-properties style:font-name="Menlo1" fo:font-style="normal" style:font-style-asian="normal" style:font-style-complex="normal"/>
    </style:style>
    <style:style style:name="T290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91" style:family="text">
      <style:text-properties style:font-name="Menlo1" fo:font-size="9pt" style:font-size-asian="9pt" style:font-size-complex="9pt"/>
    </style:style>
    <style:style style:name="T292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93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94" style:family="text">
      <style:text-properties fo:font-style="normal" style:font-style-asian="normal" style:font-style-complex="normal"/>
    </style:style>
    <style:style style:name="T295" style:family="text">
      <style:text-properties fo:color="#1750eb"/>
    </style:style>
    <style:style style:name="T296" style:family="text">
      <style:text-properties fo:color="#1750eb" fo:font-style="normal" fo:font-weight="normal" style:font-style-asian="normal" style:font-weight-asian="normal"/>
    </style:style>
    <style:style style:name="T297" style:family="text">
      <style:text-properties fo:color="#1750eb" style:font-name="JetBrains Mono" fo:font-size="10pt" style:font-size-asian="10pt"/>
    </style:style>
    <style:style style:name="T298" style:family="text">
      <style:text-properties fo:color="#1750eb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99" style:family="text">
      <style:text-properties fo:color="#1750eb" style:font-name="JetBrains Mono" fo:font-size="10pt" fo:font-style="normal" style:font-size-asian="10pt" style:font-style-asian="normal"/>
    </style:style>
    <style:style style:name="T300" style:family="text">
      <style:text-properties fo:font-style="italic" style:font-style-asian="italic"/>
    </style:style>
    <style:style style:name="T301" style:family="text">
      <style:text-properties style:font-style-complex="normal"/>
    </style:style>
    <style:style style:name="T302" style:family="text">
      <style:text-properties officeooo:rsid="000e9ae7"/>
    </style:style>
    <style:style style:name="T303" style:family="text">
      <style:text-properties officeooo:rsid="00347eb2"/>
    </style:style>
    <style:style style:name="T304" style:family="text">
      <style:text-properties fo:color="#174ad4" style:font-name="JetBrains Mono"/>
    </style:style>
    <style:style style:name="T305" style:family="text">
      <style:text-properties fo:color="#174ad4" style:font-name="JetBrains Mono" fo:font-size="10pt" style:font-size-asian="10pt"/>
    </style:style>
    <style:style style:name="T306" style:family="text">
      <style:text-properties fo:color="#067d17" style:font-name="JetBrains Mono"/>
    </style:style>
    <style:style style:name="T307" style:family="text">
      <style:text-properties fo:color="#067d17" style:font-name="JetBrains Mono" fo:font-size="10pt" style:font-size-asian="10pt"/>
    </style:style>
    <style:style style:name="T308" style:family="text">
      <style:text-properties style:font-name="JetBrains Mono" fo:font-size="10pt" style:font-size-asian="10pt"/>
    </style:style>
    <style:style style:name="T309" style:family="text">
      <style:text-properties fo:color="#0037a6" style:font-name="JetBrains Mono" fo:font-size="10pt" style:font-size-asian="10pt"/>
    </style:style>
    <style:style style:name="T310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311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312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31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14" style:family="text">
      <style:text-properties fo:font-variant="normal" fo:text-transform="none" fo:color="#0033b3" style:font-name="JetBrains Mono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15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16" style:family="text">
      <style:text-properties style:font-name="Menlo" fo:font-size="10pt" style:font-size-asian="10pt" style:font-name-complex="Menlo" style:font-size-complex="10pt"/>
    </style:style>
    <style:style style:name="T317" style:family="text">
      <style:text-properties officeooo:rsid="004185ab"/>
    </style:style>
    <style:style style:name="T318" style:family="text">
      <style:text-properties officeooo:rsid="0042dcc0"/>
    </style:style>
    <style:style style:name="T319" style:family="text">
      <style:text-properties style:font-name="Liberation Seri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5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283" text:outline-level="3"/>
      <text:h text:style-name="P283" text:outline-level="3"/>
      <text:h text:style-name="P283" text:outline-level="3"/>
      <text:h text:style-name="P283" text:outline-level="3"><text:soft-page-break/>re_path</text:h>
      <text:p text:style-name="P27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9"><text:span text:style-name="Основной_20_шрифт_20_абзаца"><text:span text:style-name="T12">/blog/urls.py:</text:span></text:span>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3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23">. </text:span></text:span><text:span text:style-name="Основной_20_шрифт_20_абзаца"><text:span text:style-name="T83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96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116">name</text:span></text:span><text:span text:style-name="Основной_20_шрифт_20_абзаца"><text:span text:style-name="T23">=</text:span></text:span><text:span text:style-name="Основной_20_шрифт_20_абзаца"><text:span text:style-name="T96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25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68"><text:span text:style-name="Основной_20_шрифт_20_абзаца"><text:span text:style-name="T86">from </text:span></text:span><text:span text:style-name="Основной_20_шрифт_20_абзаца"><text:span text:style-name="T28">django.http </text:span></text:span><text:span text:style-name="Основной_20_шрифт_20_абзаца"><text:span text:style-name="T86">import </text:span></text:span><text:span text:style-name="Основной_20_шрифт_20_абзаца"><text:span text:style-name="T28">HttpResponse<text:line-break/><text:line-break/><text:line-break/></text:span></text:span><text:span text:style-name="Основной_20_шрифт_20_абзаца"><text:span text:style-name="T86">def </text:span></text:span><text:span text:style-name="Основной_20_шрифт_20_абзаца"><text:span text:style-name="T28">index(</text:span></text:span><text:span text:style-name="Основной_20_шрифт_20_абзаца"><text:span text:style-name="T127">request</text:span></text:span><text:span text:style-name="Основной_20_шрифт_20_абзаца"><text:span text:style-name="T28">, arg):<text:line-break/> <text:s text:c="3"/></text:span></text:span><text:span text:style-name="Основной_20_шрифт_20_абзаца"><text:span text:style-name="T86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9">f"Hello, world. You're at the blog index. </text:span></text:span><text:span text:style-name="Основной_20_шрифт_20_абзаца"><text:span text:style-name="T86">{</text:span></text:span><text:span text:style-name="Основной_20_шрифт_20_абзаца"><text:span text:style-name="T28">arg</text:span></text:span><text:span text:style-name="Основной_20_шрифт_20_абзаца"><text:span text:style-name="T86">}</text:span></text:span><text:span text:style-name="Основной_20_шрифт_20_абзаца"><text:span text:style-name="T99">"</text:span></text:span><text:span text:style-name="Основной_20_шрифт_20_абзаца"><text:span text:style-name="T28">)</text:span></text:span></text:p>
      <text:p text:style-name="P69"/>
      <text:p text:style-name="P68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33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8">Hello, world. You're at the blog index. </text:span></text:span><text:span text:style-name="Основной_20_шрифт_20_абзаца"><text:span text:style-name="T39">5</text:span></text:span></text:p>
      <text:p text:style-name="P71"/>
      <text:p text:style-name="P71"/>
      <text:p text:style-name="P71">Также можем написать вот так:</text:p>
      <text:p text:style-name="P29"><text:span text:style-name="Основной_20_шрифт_20_абзаца"><text:span text:style-name="T12">/blog/urls.py:</text:span></text:span></text:p>
      <text:p text:style-name="P68"><text:span text:style-name="Основной_20_шрифт_20_абзаца"><text:span text:style-name="T28">urlpatterns = [<text:line-break/> <text:s text:c="3"/>re_path(</text:span></text:span><text:span text:style-name="Основной_20_шрифт_20_абзаца"><text:span text:style-name="T99">r'(?P&lt;pk&gt;\d+)/'</text:span></text:span><text:span text:style-name="Основной_20_шрифт_20_абзаца"><text:span text:style-name="T28">, views.index, </text:span></text:span><text:span text:style-name="Основной_20_шрифт_20_абзаца"><text:span text:style-name="T117">name</text:span></text:span><text:span text:style-name="Основной_20_шрифт_20_абзаца"><text:span text:style-name="T28">=</text:span></text:span><text:span text:style-name="Основной_20_шрифт_20_абзаца"><text:span text:style-name="T99">'index'</text:span></text:span><text:span text:style-name="Основной_20_шрифт_20_абзаца"><text:span text:style-name="T28">),</text:span></text:span><text:span text:style-name="Основной_20_шрифт_20_абзаца"><text:span text:style-name="T128"><text:line-break/></text:span></text:span><text:span text:style-name="Основной_20_шрифт_20_абзаца"><text:span text:style-name="T28">]</text:span></text:span></text:p>
      <text:p text:style-name="P72"/>
      <text:p text:style-name="P14">/views.py:</text:p>
      <text:p text:style-name="P68"><text:span text:style-name="Основной_20_шрифт_20_абзаца"><text:span text:style-name="T86">def </text:span></text:span><text:span text:style-name="Основной_20_шрифт_20_абзаца"><text:span text:style-name="T28">index(</text:span></text:span><text:span text:style-name="Основной_20_шрифт_20_абзаца"><text:span text:style-name="T127">request</text:span></text:span><text:span text:style-name="Основной_20_шрифт_20_абзаца"><text:span text:style-name="T28">, pk=</text:span></text:span><text:span text:style-name="Основной_20_шрифт_20_абзаца"><text:span text:style-name="T86">None</text:span></text:span><text:span text:style-name="Основной_20_шрифт_20_абзаца"><text:span text:style-name="T28">):<text:line-break/> <text:s text:c="3"/></text:span></text:span><text:span text:style-name="Основной_20_шрифт_20_абзаца"><text:span text:style-name="T86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9">f"Hello, world. </text:span></text:span><text:span text:style-name="Основной_20_шрифт_20_абзаца"><text:span text:style-name="T100">You're at the blog index. </text:span></text:span><text:span text:style-name="Основной_20_шрифт_20_абзаца"><text:span text:style-name="T88">{</text:span></text:span><text:span text:style-name="Основной_20_шрифт_20_абзаца"><text:span text:style-name="T30">pk</text:span></text:span><text:span text:style-name="Основной_20_шрифт_20_абзаца"><text:span text:style-name="T88">}</text:span></text:span><text:span text:style-name="Основной_20_шрифт_20_абзаца"><text:span text:style-name="T100">"</text:span></text:span><text:span text:style-name="Основной_20_шрифт_20_абзаца"><text:span text:style-name="T30">)</text:span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<text:soft-page-break/>Работа с базой данных</text:p>
      <text:p text:style-name="P97"><text:span text:style-name="Основной_20_шрифт_20_абзаца"><text:span text:style-name="T19"/></text:span></text:p>
      <text:p text:style-name="P76"/>
      <text:p text:style-name="P14">/models.py:</text:p>
      <text:p text:style-name="P29"><text:span text:style-name="Основной_20_шрифт_20_абзаца"><text:span text:style-name="T83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6">255</text:span></text:span><text:span text:style-name="Основной_20_шрифт_20_абзаца"><text:span text:style-name="T23">)</text:span></text:span></text:p>
      <text:p text:style-name="P77"/>
      <text:p text:style-name="P14">/views.py: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3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3">import </text:span></text:span><text:span text:style-name="Основной_20_шрифт_20_абзаца"><text:span text:style-name="T23">render</text:span></text:span></text:p>
      <text:p text:style-name="P33">###</text:p>
      <text:p text:style-name="P29"><text:span text:style-name="Основной_20_шрифт_20_абзаца"><text:span text:style-name="T83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116">amount__gt</text:span></text:span><text:span text:style-name="Основной_20_шрифт_20_абзаца"><text:span text:style-name="T23">=</text:span></text:span><text:span text:style-name="Основной_20_шрифт_20_абзаца"><text:span text:style-name="T136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3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6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6">'data'</text:span></text:span><text:span text:style-name="Основной_20_шрифт_20_абзаца"><text:span text:style-name="T23">: data,<text:line-break/> <text:s text:c="3"/>})</text:span></text:span></text:p>
      <text:p text:style-name="P33"/>
      <text:p text:style-name="P14">/djangodb.html:</text:p>
      <text:p text:style-name="P29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4">link </text:span></text:span><text:span text:style-name="Основной_20_шрифт_20_абзаца"><text:span text:style-name="T137">rel</text:span></text:span><text:span text:style-name="Основной_20_шрифт_20_абзаца"><text:span text:style-name="T143">="stylesheet" </text:span></text:span><text:span text:style-name="Основной_20_шрифт_20_абзаца"><text:span text:style-name="T137">type</text:span></text:span><text:span text:style-name="Основной_20_шрифт_20_абзаца"><text:span text:style-name="T143">="text/css" </text:span></text:span><text:span text:style-name="Основной_20_шрифт_20_абзаца"><text:span text:style-name="T137">href</text:span></text:span><text:span text:style-name="Основной_20_шрифт_20_абзаца"><text:span text:style-name="T143">="{% static 'blog/style.css' %}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4">h1</text:span></text:span><text:span text:style-name="Основной_20_шрифт_20_абзаца"><text:span text:style-name="T25">&gt;</text:span></text:span><text:span text:style-name="Основной_20_шрифт_20_абзаца"><text:span text:style-name="T23">Clothes</text:span></text:span><text:span text:style-name="Основной_20_шрифт_20_абзаца"><text:span text:style-name="T25">&lt;/</text:span></text:span><text:span text:style-name="Основной_20_шрифт_20_абзаца"><text:span text:style-name="T84">h1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4">h3</text:span></text:span><text:span text:style-name="Основной_20_шрифт_20_абзаца"><text:span text:style-name="T25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4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/text:span></text:span></text:p>
      <text:p text:style-name="P77"/>
      <text:p text:style-name="P68"><text:span text:style-name="Основной_20_шрифт_20_абзаца"><text:span text:style-name="T28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68"/>
      <text:p text:style-name="P68"/>
      <text:p text:style-name="P97"><text:span text:style-name="Основной_20_шрифт_20_абзаца"><text:span text:style-name="T21">Модели</text:span></text:span></text:p>
      <text:p text:style-name="P80"/>
      <text:p text:style-name="P14">/models.py: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3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6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3">def </text:span></text:span><text:span text:style-name="Основной_20_шрифт_20_абзаца"><text:span text:style-name="T148">__str__</text:span></text:span><text:span text:style-name="Основной_20_шрифт_20_абзаца"><text:span text:style-name="T23">(</text:span></text:span><text:span text:style-name="Основной_20_шрифт_20_абзаца"><text:span text:style-name="T15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3">return </text:span></text:span><text:span text:style-name="Основной_20_шрифт_20_абзаца"><text:span text:style-name="T150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6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83">def </text:span></text:span><text:span text:style-name="Основной_20_шрифт_20_абзаца"><text:span text:style-name="T148">__str__</text:span></text:span><text:span text:style-name="Основной_20_шрифт_20_абзаца"><text:span text:style-name="T23">(</text:span></text:span><text:span text:style-name="Основной_20_шрифт_20_абзаца"><text:span text:style-name="T15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3">return </text:span></text:span><text:span text:style-name="Основной_20_шрифт_20_абзаца"><text:span text:style-name="T150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6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116">default</text:span></text:span><text:span text:style-name="Основной_20_шрифт_20_абзаца"><text:span text:style-name="T23">=</text:span></text:span><text:span text:style-name="Основной_20_шрифт_20_абзаца"><text:span text:style-name="T136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116">null</text:span></text:span><text:span text:style-name="Основной_20_шрифт_20_абзаца"><text:span text:style-name="T23">=</text:span></text:span><text:span text:style-name="Основной_20_шрифт_20_абзаца"><text:span text:style-name="T83">True</text:span></text:span><text:span text:style-name="Основной_20_шрифт_20_абзаца"><text:span text:style-name="T23">, </text:span></text:span><text:span text:style-name="Основной_20_шрифт_20_абзаца"><text:span text:style-name="T116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83">def </text:span></text:span><text:span text:style-name="Основной_20_шрифт_20_абзаца"><text:span text:style-name="T148">__str__</text:span></text:span><text:span text:style-name="Основной_20_шрифт_20_абзаца"><text:span text:style-name="T23">(</text:span></text:span><text:span text:style-name="Основной_20_шрифт_20_абзаца"><text:span text:style-name="T15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3">return </text:span></text:span><text:span text:style-name="Основной_20_шрифт_20_абзаца"><text:span text:style-name="T150">self</text:span></text:span><text:span text:style-name="Основной_20_шрифт_20_абзаца"><text:span text:style-name="T23">.description</text:span></text:span></text:p>
      <text:p text:style-name="P79"/>
      <text:p text:style-name="P68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79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python manage.py shell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3">import </text:span></text:span><text:span text:style-name="Основной_20_шрифт_20_абзаца"><text:span text:style-name="T23">models</text:span></text:span>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3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116">description</text:span></text:span><text:span text:style-name="Основной_20_шрифт_20_абзаца"><text:span text:style-name="T23">=</text:span></text:span><text:span text:style-name="Основной_20_шрифт_20_абзаца"><text:span text:style-name="T96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25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116">description</text:span></text:span><text:span text:style-name="Основной_20_шрифт_20_абзаца"><text:span text:style-name="T23">=</text:span></text:span><text:span text:style-name="Основной_20_шрифт_20_абзаца"><text:span text:style-name="T96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25">#&lt;QuerySet [&lt;Classification: business&gt;, &lt;Classification: works&gt;]&gt;</text:span></text:span></text:p>
      <text:p text:style-name="P29"><text:span text:style-name="Основной_20_шрифт_20_абзаца"><text:span text:style-name="T125">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3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25">#QuerySet [&lt;Classification: business&gt;, &lt;Classification: works&gt;, &lt;Classification: sports&gt;]&gt;<text:line-break/></text:span></text:span><text:span text:style-name="Основной_20_шрифт_20_абзаца"><text:span text:style-name="T116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116">name</text:span></text:span><text:span text:style-name="Основной_20_шрифт_20_абзаца"><text:span text:style-name="T23">=</text:span></text:span><text:span text:style-name="Основной_20_шрифт_20_абзаца"><text:span text:style-name="T96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25">#&lt;QuerySet [&lt;SalesOrder: t-shirt&gt;, &lt;SalesOrder: sweater&gt;]&gt;</text:span></text:span></text:p>
      <text:p text:style-name="P40"/>
      <text:p text:style-name="P29"><text:span text:style-name="Основной_20_шрифт_20_абзаца"><text:span text:style-name="T125">#</text:span></text:span><text:span text:style-name="Основной_20_шрифт_20_абзаца"><text:span text:style-name="T126">Создание</text:span></text:span><text:span text:style-name="Основной_20_шрифт_20_абзаца"><text:span text:style-name="T125"> </text:span></text:span><text:span text:style-name="Основной_20_шрифт_20_абзаца"><text:span text:style-name="T126">экземпляра</text:span></text:span>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3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116">amount</text:span></text:span><text:span text:style-name="Основной_20_шрифт_20_абзаца"><text:span text:style-name="T23">=</text:span></text:span><text:span text:style-name="Основной_20_шрифт_20_абзаца"><text:span text:style-name="T136">5</text:span></text:span><text:span text:style-name="Основной_20_шрифт_20_абзаца"><text:span text:style-name="T23">, </text:span></text:span><text:span text:style-name="Основной_20_шрифт_20_абзаца"><text:span text:style-name="T116">description</text:span></text:span><text:span text:style-name="Основной_20_шрифт_20_абзаца"><text:span text:style-name="T23">=</text:span></text:span><text:span text:style-name="Основной_20_шрифт_20_абзаца"><text:span text:style-name="T96">'trousers'</text:span></text:span><text:span text:style-name="Основной_20_шрифт_20_абзаца"><text:span text:style-name="T23">, </text:span></text:span><text:span text:style-name="Основной_20_шрифт_20_абзаца"><text:span text:style-name="T116">price</text:span></text:span><text:span text:style-name="Основной_20_шрифт_20_абзаца"><text:span text:style-name="T23">=</text:span></text:span><text:span text:style-name="Основной_20_шрифт_20_абзаца"><text:span text:style-name="T136">17</text:span></text:span><text:span text:style-name="Основной_20_шрифт_20_абзаца"><text:span text:style-name="T23">)</text:span></text:span></text:p>
      <text:p text:style-name="P29"><text:span text:style-name="Основной_20_шрифт_20_абзаца"><text:span text:style-name="T125">#</text:span></text:span><text:span text:style-name="Основной_20_шрифт_20_абзаца"><text:span text:style-name="T126">Создание</text:span></text:span><text:span text:style-name="Основной_20_шрифт_20_абзаца"><text:span text:style-name="T125"> </text:span></text:span><text:span text:style-name="Основной_20_шрифт_20_абзаца"><text:span text:style-name="T126">за</text:span></text:span><text:span text:style-name="Основной_20_шрифт_20_абзаца"><text:span text:style-name="T125"> </text:span></text:span><text:span text:style-name="Основной_20_шрифт_20_абзаца"><text:span text:style-name="T126">одни</text:span></text:span><text:span text:style-name="Основной_20_шрифт_20_абзаца"><text:span text:style-name="T125"> </text:span></text:span><text:span text:style-name="Основной_20_шрифт_20_абзаца"><text:span text:style-name="T126">вызов</text:span></text:span></text:p>
      <text:p text:style-name="P29"><text:span text:style-name="Основной_20_шрифт_20_абзаца"><text:span text:style-name="T23">shorts = SalesOrder.objects.create(</text:span></text:span><text:span text:style-name="Основной_20_шрифт_20_абзаца"><text:span text:style-name="T116">amount</text:span></text:span><text:span text:style-name="Основной_20_шрифт_20_абзаца"><text:span text:style-name="T23">=</text:span></text:span><text:span text:style-name="Основной_20_шрифт_20_абзаца"><text:span text:style-name="T136">4</text:span></text:span><text:span text:style-name="Основной_20_шрифт_20_абзаца"><text:span text:style-name="T23">, </text:span></text:span><text:span text:style-name="Основной_20_шрифт_20_абзаца"><text:span text:style-name="T116">description</text:span></text:span><text:span text:style-name="Основной_20_шрифт_20_абзаца"><text:span text:style-name="T23">=</text:span></text:span><text:span text:style-name="Основной_20_шрифт_20_абзаца"><text:span text:style-name="T96">'shorts'</text:span></text:span><text:span text:style-name="Основной_20_шрифт_20_абзаца"><text:span text:style-name="T23">, </text:span></text:span><text:span text:style-name="Основной_20_шрифт_20_абзаца"><text:span text:style-name="T116">price</text:span></text:span><text:span text:style-name="Основной_20_шрифт_20_абзаца"><text:span text:style-name="T23">=</text:span></text:span><text:span text:style-name="Основной_20_шрифт_20_абзаца"><text:span text:style-name="T136">11</text:span></text:span><text:span text:style-name="Основной_20_шрифт_20_абзаца"><text:span text:style-name="T23">)</text:span></text:span></text:p>
      <text:p text:style-name="P33"/>
      <text:p text:style-name="P29"><text:span text:style-name="Основной_20_шрифт_20_абзаца"><text:span text:style-name="T125">#</text:span></text:span><text:span text:style-name="Основной_20_шрифт_20_абзаца"><text:span text:style-name="T126">Создание</text:span></text:span><text:span text:style-name="Основной_20_шрифт_20_абзаца"><text:span text:style-name="T125"> </text:span></text:span><text:span text:style-name="Основной_20_шрифт_20_абзаца"><text:span text:style-name="T126">объектов</text:span></text:span><text:span text:style-name="Основной_20_шрифт_20_абзаца"><text:span text:style-name="T125"> </text:span></text:span><text:span text:style-name="Основной_20_шрифт_20_абзаца"><text:span text:style-name="T126">со</text:span></text:span><text:span text:style-name="Основной_20_шрифт_20_абзаца"><text:span text:style-name="T125"> </text:span></text:span><text:span text:style-name="Основной_20_шрифт_20_абзаца"><text:span text:style-name="T126">связями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6">name</text:span></text:span><text:span text:style-name="Основной_20_шрифт_20_абзаца"><text:span text:style-name="T23">=</text:span></text:span><text:span text:style-name="Основной_20_шрифт_20_абзаца"><text:span text:style-name="T96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116">amount</text:span></text:span><text:span text:style-name="Основной_20_шрифт_20_абзаца"><text:span text:style-name="T23">=</text:span></text:span><text:span text:style-name="Основной_20_шрифт_20_абзаца"><text:span text:style-name="T136">10</text:span></text:span><text:span text:style-name="Основной_20_шрифт_20_абзаца"><text:span text:style-name="T23">, </text:span></text:span><text:span text:style-name="Основной_20_шрифт_20_абзаца"><text:span text:style-name="T116">description</text:span></text:span><text:span text:style-name="Основной_20_шрифт_20_абзаца"><text:span text:style-name="T23">=</text:span></text:span><text:span text:style-name="Основной_20_шрифт_20_абзаца"><text:span text:style-name="T96">'socks'</text:span></text:span><text:span text:style-name="Основной_20_шрифт_20_абзаца"><text:span text:style-name="T23">, </text:span></text:span><text:span text:style-name="Основной_20_шрифт_20_абзаца"><text:span text:style-name="T116">price</text:span></text:span><text:span text:style-name="Основной_20_шрифт_20_абзаца"><text:span text:style-name="T23">=</text:span></text:span><text:span text:style-name="Основной_20_шрифт_20_абзаца"><text:span text:style-name="T136">2</text:span></text:span><text:span text:style-name="Основной_20_шрифт_20_абзаца"><text:span text:style-name="T23">, </text:span></text:span><text:span text:style-name="Основной_20_шрифт_20_абзаца"><text:span text:style-name="T116">firm</text:span></text:span><text:span text:style-name="Основной_20_шрифт_20_абзаца"><text:span text:style-name="T23">=firm)<text:line-break/>socks.save()</text:span></text:span></text:p>
      <text:p text:style-name="P33"/>
      <text:p text:style-name="P29"><text:span text:style-name="Основной_20_шрифт_20_абзаца"><text:span text:style-name="T125">#</text:span></text:span><text:span text:style-name="Основной_20_шрифт_20_абзаца"><text:span text:style-name="T126">Получение</text:span></text:span><text:span text:style-name="Основной_20_шрифт_20_абзаца"><text:span text:style-name="T125"> </text:span></text:span><text:span text:style-name="Основной_20_шрифт_20_абзаца"><text:span text:style-name="T126">всех</text:span></text:span><text:span text:style-name="Основной_20_шрифт_20_абзаца"><text:span text:style-name="T125"> </text:span></text:span><text:span text:style-name="Основной_20_шрифт_20_абзаца"><text:span text:style-name="T126">объектов</text:span></text:span></text:p>
      <text:p text:style-name="P29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25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9"><text:span text:style-name="Основной_20_шрифт_20_абзаца"><text:span text:style-name="T125">#</text:span></text:span><text:span text:style-name="Основной_20_шрифт_20_абзаца"><text:span text:style-name="T126">Получение</text:span></text:span><text:span text:style-name="Основной_20_шрифт_20_абзаца"><text:span text:style-name="T125"> </text:span></text:span><text:span text:style-name="Основной_20_шрифт_20_абзаца"><text:span text:style-name="T126">объектов</text:span></text:span><text:span text:style-name="Основной_20_шрифт_20_абзаца"><text:span text:style-name="T125"> </text:span></text:span><text:span text:style-name="Основной_20_шрифт_20_абзаца"><text:span text:style-name="T126">по</text:span></text:span><text:span text:style-name="Основной_20_шрифт_20_абзаца"><text:span text:style-name="T125"> </text:span></text:span><text:span text:style-name="Основной_20_шрифт_20_абзаца"><text:span text:style-name="T126">слайсингу</text:span></text:span><text:span text:style-name="Основной_20_шрифт_20_абзаца"><text:span text:style-name="T125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36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25">#&lt;QuerySet [&lt;SalesOrder: skirt&gt;, &lt;SalesOrder: shoes&gt;, &lt;SalesOrder: t-shirt&gt;]&gt;<text:line-break/></text:span></text:span></text:p>
      <text:p text:style-name="P29"><text:span text:style-name="Основной_20_шрифт_20_абзаца"><text:span text:style-name="T125">#</text:span></text:span><text:span text:style-name="Основной_20_шрифт_20_абзаца"><text:span text:style-name="T126">Получение</text:span></text:span><text:span text:style-name="Основной_20_шрифт_20_абзаца"><text:span text:style-name="T125"> </text:span></text:span><text:span text:style-name="Основной_20_шрифт_20_абзаца"><text:span text:style-name="T126">объектов</text:span></text:span><text:span text:style-name="Основной_20_шрифт_20_абзаца"><text:span text:style-name="T125"> </text:span></text:span><text:span text:style-name="Основной_20_шрифт_20_абзаца"><text:span text:style-name="T126">по</text:span></text:span><text:span text:style-name="Основной_20_шрифт_20_абзаца"><text:span text:style-name="T125"> </text:span></text:span><text:span text:style-name="Основной_20_шрифт_20_абзаца"><text:span text:style-name="T126">фирме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6">id</text:span></text:span><text:span text:style-name="Основной_20_шрифт_20_абзаца"><text:span text:style-name="T23">=</text:span></text:span><text:span text:style-name="Основной_20_шрифт_20_абзаца"><text:span text:style-name="T136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6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25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116">firm_id</text:span></text:span><text:span text:style-name="Основной_20_шрифт_20_абзаца"><text:span text:style-name="T23">=</text:span></text:span><text:span text:style-name="Основной_20_шрифт_20_абзаца"><text:span text:style-name="T136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6">firm_id</text:span></text:span><text:span text:style-name="Основной_20_шрифт_20_абзаца"><text:span text:style-name="T23">=</text:span></text:span><text:span text:style-name="Основной_20_шрифт_20_абзаца"><text:span text:style-name="T136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6">firm_id</text:span></text:span><text:span text:style-name="Основной_20_шрифт_20_абзаца"><text:span text:style-name="T23">=</text:span></text:span><text:span text:style-name="Основной_20_шрифт_20_абзаца"><text:span text:style-name="T136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&lt;QuerySet [&lt;SalesOrder: t-shirt&gt;, &lt;SalesOrder: socks&gt;]&gt;</text:span></text:span></text:p>
      <text:p text:style-name="P33"/>
      <text:p text:style-name="P3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<text:soft-page-break/><text:span text:style-name="Основной_20_шрифт_20_абзаца"><text:span text:style-name="T6">Постраничное отображение списков объектов</text:span></text:span></text:p>
      <text:p text:style-name="P47"/>
      <text:p text:style-name="Standard"><text:span text:style-name="Основной_20_шрифт_20_абзаца"><text:span text:style-name="T134">/</text:span></text:span><text:span text:style-name="Основной_20_шрифт_20_абзаца"><text:span text:style-name="T135">views</text:span></text:span><text:span text:style-name="Основной_20_шрифт_20_абзаца"><text:span text:style-name="T134">.</text:span></text:span><text:span text:style-name="Основной_20_шрифт_20_абзаца"><text:span text:style-name="T135">py</text:span></text:span><text:span text:style-name="Основной_20_шрифт_20_абзаца"><text:span text:style-name="T134">:</text:span></text:span></text:p>
      <text:p text:style-name="P29"><text:span text:style-name="Основной_20_шрифт_20_абзаца"><text:span text:style-name="T83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36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96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83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96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6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9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4">h3</text:span></text:span><text:span text:style-name="Основной_20_шрифт_20_абзаца"><text:span text:style-name="T25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4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4">div </text:span></text:span><text:span text:style-name="Основной_20_шрифт_20_абзаца"><text:span text:style-name="T137">class</text:span></text:span><text:span text:style-name="Основной_20_шрифт_20_абзаца"><text:span text:style-name="T143">="pagination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4">span </text:span></text:span><text:span text:style-name="Основной_20_шрифт_20_абзаца"><text:span text:style-name="T137">class</text:span></text:span><text:span text:style-name="Основной_20_шрифт_20_абзаца"><text:span text:style-name="T143">="step-links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4">a </text:span></text:span><text:span text:style-name="Основной_20_шрифт_20_абзаца"><text:span text:style-name="T137">href</text:span></text:span><text:span text:style-name="Основной_20_шрифт_20_абзаца"><text:span text:style-name="T143">="?page=1"</text:span></text:span><text:span text:style-name="Основной_20_шрифт_20_абзаца"><text:span text:style-name="T25">&gt;</text:span></text:span><text:span text:style-name="Основной_20_шрифт_20_абзаца"><text:span text:style-name="T138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5">&lt;/</text:span></text:span><text:span text:style-name="Основной_20_шрифт_20_абзаца"><text:span text:style-name="T84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4">a </text:span></text:span><text:span text:style-name="Основной_20_шрифт_20_абзаца"><text:span text:style-name="T137">href</text:span></text:span><text:span text:style-name="Основной_20_шрифт_20_абзаца"><text:span text:style-name="T143">="?page={{ clothes.previous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previous</text:span></text:span><text:span text:style-name="Основной_20_шрифт_20_абзаца"><text:span text:style-name="T25">&lt;/</text:span></text:span><text:span text:style-name="Основной_20_шрифт_20_абзаца"><text:span text:style-name="T84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5">&lt;</text:span></text:span><text:span text:style-name="Основной_20_шрифт_20_абзаца"><text:span text:style-name="T84">span </text:span></text:span><text:span text:style-name="Основной_20_шрифт_20_абзаца"><text:span text:style-name="T137">class</text:span></text:span><text:span text:style-name="Основной_20_шрифт_20_абзаца"><text:span text:style-name="T143">="current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5">&lt;/</text:span></text:span><text:span text:style-name="Основной_20_шрифт_20_абзаца"><text:span text:style-name="T84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4">a </text:span></text:span><text:span text:style-name="Основной_20_шрифт_20_абзаца"><text:span text:style-name="T137">href</text:span></text:span><text:span text:style-name="Основной_20_шрифт_20_абзаца"><text:span text:style-name="T143">="?page={{ clothes.next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next</text:span></text:span><text:span text:style-name="Основной_20_шрифт_20_абзаца"><text:span text:style-name="T25">&lt;/</text:span></text:span><text:span text:style-name="Основной_20_шрифт_20_абзаца"><text:span text:style-name="T84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4">a </text:span></text:span><text:span text:style-name="Основной_20_шрифт_20_абзаца"><text:span text:style-name="T137">href</text:span></text:span><text:span text:style-name="Основной_20_шрифт_20_абзаца"><text:span text:style-name="T143">="?page={{ clothes.paginator.num_pages }}"</text:span></text:span><text:span text:style-name="Основной_20_шрифт_20_абзаца"><text:span text:style-name="T25">&gt;</text:span></text:span><text:span text:style-name="Основной_20_шрифт_20_абзаца"><text:span text:style-name="T23">last </text:span></text:span><text:span text:style-name="Основной_20_шрифт_20_абзаца"><text:span text:style-name="T138">&amp;raquo;</text:span></text:span><text:span text:style-name="Основной_20_шрифт_20_абзаца"><text:span text:style-name="T25">&lt;/</text:span></text:span><text:span text:style-name="Основной_20_шрифт_20_абзаца"><text:span text:style-name="T84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5">&lt;/</text:span></text:span><text:span text:style-name="Основной_20_шрифт_20_абзаца"><text:span text:style-name="T84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5">&lt;/</text:span></text:span><text:span text:style-name="Основной_20_шрифт_20_абзаца"><text:span text:style-name="T84">div</text:span></text:span><text:span text:style-name="Основной_20_шрифт_20_абзаца"><text:span text:style-name="T25">&gt;</text:span></text:span></text:p>
      <text:p text:style-name="P14"/>
      <text:p text:style-name="P45"/>
      <text:p text:style-name="P75">Модели</text:p>
      <text:p text:style-name="P75"/>
      <text:p text:style-name="P74">Дата при сохранении экземпляра модели</text:p>
      <text:p text:style-name="P29"><text:span text:style-name="Основной_20_шрифт_20_абзаца"><text:span text:style-name="T23">data_pub = models.DateTimeField(</text:span></text:span><text:span text:style-name="Основной_20_шрифт_20_абзаца"><text:span text:style-name="T116">auto_now_add</text:span></text:span><text:span text:style-name="Основной_20_шрифт_20_абзаца"><text:span text:style-name="T23">=</text:span></text:span><text:span text:style-name="Основной_20_шрифт_20_абзаца"><text:span text:style-name="T83">True</text:span></text:span><text:span text:style-name="Основной_20_шрифт_20_абзаца"><text:span text:style-name="T23">)</text:span></text:span></text:p>
      <text:p text:style-name="P33"/>
      <text:p text:style-name="P68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8"><text:line-break/>data_pub = models.DateTimeField(</text:span></text:span><text:span text:style-name="Основной_20_шрифт_20_абзаца"><text:span text:style-name="T117">auto_now</text:span></text:span><text:span text:style-name="Основной_20_шрифт_20_абзаца"><text:span text:style-name="T28">=</text:span></text:span><text:span text:style-name="Основной_20_шрифт_20_абзаца"><text:span text:style-name="T86">True</text:span></text:span><text:span text:style-name="Основной_20_шрифт_20_абзаца"><text:span text:style-name="T28">)</text:span></text:span></text:p>
      <text:p text:style-name="P73"/>
      <text:p text:style-name="P68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9"><text:span text:style-name="Основной_20_шрифт_20_абзаца"><text:span text:style-name="T23">clothes = SalesOrder.objects.get(</text:span></text:span><text:span text:style-name="Основной_20_шрифт_20_абзаца"><text:span text:style-name="T116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96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&lt;SalesOrder: sweater&gt;</text:span></text:span></text:p>
      <text:p text:style-name="P33"/>
      <text:p text:style-name="P29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9"><text:span text:style-name="Основной_20_шрифт_20_абзаца"><text:span text:style-name="T23">clothes = SalesOrder.objects.filter(</text:span></text:span><text:span text:style-name="Основной_20_шрифт_20_абзаца"><text:span text:style-name="T116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96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&lt;QuerySet [&lt;SalesOrder: skirt&gt;, &lt;SalesOrder: t-shirt&gt;, &lt;SalesOrder: shorts&gt;]&gt;</text:span></text:span></text:p>
      <text:p text:style-name="P73"/>
      <text:p text:style-name="P79"/>
      <text:p text:style-name="P79"/>
      <text:p text:style-name="P79"/>
      <text:p text:style-name="P79"/>
      <text:p text:style-name="P97"><text:soft-page-break/><text:span text:style-name="Основной_20_шрифт_20_абзаца"><text:span text:style-name="T19">Формы</text:span></text:span></text:p>
      <text:p text:style-name="P78"/>
      <text:p text:style-name="P14">/forms.html: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django </text:span></text:span><text:span text:style-name="Основной_20_шрифт_20_абзаца"><text:span text:style-name="T83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6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6">50</text:span></text:span><text:span text:style-name="Основной_20_шрифт_20_абзаца"><text:span text:style-name="T23">)</text:span></text:span></text:p>
      <text:p text:style-name="P81"/>
      <text:p text:style-name="P81"/>
      <text:p text:style-name="P81">% python manage.py shell</text:p>
      <text:p text:style-name="P68"><text:span text:style-name="Основной_20_шрифт_20_абзаца"><text:span text:style-name="T86">from </text:span></text:span><text:span text:style-name="Основной_20_шрифт_20_абзаца"><text:span text:style-name="T28">blog.forms </text:span></text:span><text:span text:style-name="Основной_20_шрифт_20_абзаца"><text:span text:style-name="T86">import </text:span></text:span><text:span text:style-name="Основной_20_шрифт_20_абзаца"><text:span text:style-name="T28">TagForm</text:span></text:span></text:p>
      <text:p text:style-name="P81"/>
      <text:p text:style-name="P29"><text:span text:style-name="Основной_20_шрифт_20_абзаца"><text:span text:style-name="T23">tf = TagForm()<text:line-break/></text:span></text:span><text:span text:style-name="Основной_20_шрифт_20_абзаца"><text:span text:style-name="T125">#&lt;TagForm bound=False, valid=Unknown, fields=(title;slug)&gt;</text:span></text:span></text:p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6">'title'</text:span></text:span><text:span text:style-name="Основной_20_шрифт_20_абзаца"><text:span text:style-name="T23">: </text:span></text:span><text:span text:style-name="Основной_20_шрифт_20_абзаца"><text:span text:style-name="T96">''</text:span></text:span><text:span text:style-name="Основной_20_шрифт_20_абзаца"><text:span text:style-name="T23">, </text:span></text:span><text:span text:style-name="Основной_20_шрифт_20_абзаца"><text:span text:style-name="T96">'slug'</text:span></text:span><text:span text:style-name="Основной_20_шрифт_20_абзаца"><text:span text:style-name="T23">: </text:span></text:span><text:span text:style-name="Основной_20_шрифт_20_абзаца"><text:span text:style-name="T96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25">#&lt;TagForm bound=True, valid=Unknown, fields=(title;slug)&gt;</text:span></text:span></text:p>
      <text:p text:style-name="P29"><text:span text:style-name="Основной_20_шрифт_20_абзаца"><text:span text:style-name="T27">tf.errors<text:line-break/></text:span></text:span><text:span text:style-name="Основной_20_шрифт_20_абзаца"><text:span text:style-name="T126">#{'title': ['Обязательное поле.'], 'slug': ['Обязательное поле.']}</text:span></text:span></text:p>
      <text:p text:style-name="P34"/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6">'title'</text:span></text:span><text:span text:style-name="Основной_20_шрифт_20_абзаца"><text:span text:style-name="T23">: </text:span></text:span><text:span text:style-name="Основной_20_шрифт_20_абзаца"><text:span text:style-name="T96">'some title'</text:span></text:span><text:span text:style-name="Основной_20_шрифт_20_абзаца"><text:span text:style-name="T23">, </text:span></text:span><text:span text:style-name="Основной_20_шрифт_20_абзаца"><text:span text:style-name="T96">'slug'</text:span></text:span><text:span text:style-name="Основной_20_шрифт_20_абзаца"><text:span text:style-name="T23">: </text:span></text:span><text:span text:style-name="Основной_20_шрифт_20_абзаца"><text:span text:style-name="T96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25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25">#{'title': 'some title', 'slug': 'some-title'}</text:span></text:span></text:p>
      <text:p text:style-name="P40"/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3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116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6">'title'</text:span></text:span><text:span text:style-name="Основной_20_шрифт_20_абзаца"><text:span text:style-name="T23">], </text:span></text:span><text:span text:style-name="Основной_20_шрифт_20_абзаца"><text:span text:style-name="T116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6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25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25">#&lt;Tag: some title&gt;<text:line-break/></text:span></text:span><text:span text:style-name="Основной_20_шрифт_20_абзаца"><text:span text:style-name="T23">tag.save()</text:span></text:span></text:p>
      <text:p text:style-name="P33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/>
      <text:p text:style-name="P87"><text:soft-page-break/>Предупреждения</text:p>
      <text:p text:style-name="P88"/>
      <text:list xml:id="list1753762286" text:style-name="L1">
        <text:list-item>
          <text:p text:style-name="P287">&lt;console&gt;:1: UnorderedObjectListWarning: Pagination may yield inconsistent results with an unordered object_list: &lt;class 'blog.models.Post'&gt; QuerySet.</text:p>
        </text:list-item>
      </text:list>
      <text:p text:style-name="P117"/>
      <text:p text:style-name="P118">Решение:</text:p>
      <text:p text:style-name="P118">Добавить в модели порядок сортировки</text:p>
      <text:p text:style-name="P118"/>
      <text:p text:style-name="P29"><text:span text:style-name="Основной_20_шрифт_20_абзаца"><text:span text:style-name="T83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6">150</text:span></text:span><text:span text:style-name="Основной_20_шрифт_20_абзаца"><text:span text:style-name="T23">, </text:span></text:span><text:span text:style-name="Основной_20_шрифт_20_абзаца"><text:span text:style-name="T116">db_index</text:span></text:span><text:span text:style-name="Основной_20_шрифт_20_абзаца"><text:span text:style-name="T23">=</text:span></text:span><text:span text:style-name="Основной_20_шрифт_20_абзаца"><text:span text:style-name="T83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116">auto_now_add</text:span></text:span><text:span text:style-name="Основной_20_шрифт_20_абзаца"><text:span text:style-name="T23">=</text:span></text:span><text:span text:style-name="Основной_20_шрифт_20_абзаца"><text:span text:style-name="T83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3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5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3">return </text:span></text:span><text:span text:style-name="Основной_20_шрифт_20_абзаца"><text:span text:style-name="T23">reverse(</text:span></text:span><text:span text:style-name="Основной_20_шрифт_20_абзаца"><text:span text:style-name="T96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116">kwargs</text:span></text:span><text:span text:style-name="Основной_20_шрифт_20_абзаца"><text:span text:style-name="T23">={</text:span></text:span><text:span text:style-name="Основной_20_шрифт_20_абзаца"><text:span text:style-name="T96">'slug'</text:span></text:span><text:span text:style-name="Основной_20_шрифт_20_абзаца"><text:span text:style-name="T23">: </text:span></text:span><text:span text:style-name="Основной_20_шрифт_20_абзаца"><text:span text:style-name="T150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83">def </text:span></text:span><text:span text:style-name="Основной_20_шрифт_20_абзаца"><text:span text:style-name="T148">__str__</text:span></text:span><text:span text:style-name="Основной_20_шрифт_20_абзаца"><text:span text:style-name="T23">(</text:span></text:span><text:span text:style-name="Основной_20_шрифт_20_абзаца"><text:span text:style-name="T15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3">return </text:span></text:span><text:span text:style-name="Основной_20_шрифт_20_абзаца"><text:span text:style-name="T150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83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96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7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7">по</text:span></text:span><text:span text:style-name="Основной_20_шрифт_20_абзаца"><text:span text:style-name="T23"> </text:span></text:span><text:span text:style-name="Основной_20_шрифт_20_абзаца"><text:span text:style-name="T27">дате</text:span></text:span><text:span text:style-name="Основной_20_шрифт_20_абзаца"><text:span text:style-name="T23"> </text:span></text:span><text:span text:style-name="Основной_20_шрифт_20_абзаца"><text:span text:style-name="T27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7">последние</text:span></text:span></text:p>
      <text:p text:style-name="P29"><text:span text:style-name="Основной_20_шрифт_20_абзаца"><text:span text:style-name="T23"><text:s text:c="34"/></text:span></text:span><text:span text:style-name="Основной_20_шрифт_20_абзаца"><text:span text:style-name="T27"># публикации в начале списка</text:span></text:span></text:p>
      <text:p text:style-name="P118"/>
      <text:p text:style-name="P118"/>
      <text:p text:style-name="P119">Отображение символов новой строки при выводе текста из базы данных</text:p>
      <text:p text:style-name="P118"/>
      <text:p text:style-name="P120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59">вы можете обернуть ваш текст </text:span></text:span><text:span text:style-name="Основной_20_шрифт_20_абзаца"><text:span text:style-name="T160">&lt;pre&gt;</text:span></text:span><text:span text:style-name="Основной_20_шрифт_20_абзаца"><text:span text:style-name="T159"> тег, чтобы HTML понял, что он предварительно отформатирован:</text:span></text:span></text:p>
      <text:p text:style-name="P121">&lt;pre&gt;{{value}}&lt;/pre&gt;</text:p>
      <text:p text:style-name="Обычный"><text:span text:style-name="Основной_20_шрифт_20_абзаца"><text:span text:style-name="T159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60">linebreaks</text:span></text:span><text:span text:style-name="Основной_20_шрифт_20_абзаца"><text:span text:style-name="T159"> превращает одиночные новые строки в </text:span></text:span><text:span text:style-name="Основной_20_шрифт_20_абзаца"><text:span text:style-name="T160">&lt;br&gt;</text:span></text:span><text:span text:style-name="Основной_20_шрифт_20_абзаца"><text:span text:style-name="T159"> теги и двойные переводы строк в </text:span></text:span><text:span text:style-name="Основной_20_шрифт_20_абзаца"><text:span text:style-name="T160">&lt;p&gt;</text:span></text:span><text:span text:style-name="Основной_20_шрифт_20_абзаца"><text:span text:style-name="T159"> теги. </text:span></text:span><text:span text:style-name="Основной_20_шрифт_20_абзаца"><text:span text:style-name="T160">linebreaksbr</text:span></text:span><text:span text:style-name="Основной_20_шрифт_20_абзаца"><text:span text:style-name="T159"> просто превращает новые строки в </text:span></text:span><text:span text:style-name="Основной_20_шрифт_20_абзаца"><text:span text:style-name="T160">&lt;br&gt;</text:span></text:span><text:span text:style-name="Основной_20_шрифт_20_абзаца"><text:span text:style-name="T159"> теги:</text:span></text:span></text:p>
      <text:p text:style-name="P121">{{value|linebreaks}}</text:p>
      <text:p text:style-name="P121">{{value|linebreaksbr}}</text:p>
      <text:p text:style-name="P120">вы можете поэкспериментировать с ними, чтобы увидеть, что вам больше нравится.</text:p>
      <text:p text:style-name="P120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89"/>
      <text:h text:style-name="P252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61">safe</text:span></text:span></text:a>:</text:p>
      <text:p text:style-name="Обычный"/>
      <text:p text:style-name="P33">This will not be escaped: {{ data|safe }}</text:p>
      <text:p text:style-name="P81"/>
      <text:h text:style-name="P252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61">autoescape</text:span></text:span></text:a>, например:</text:p>
      <text:p text:style-name="Обычный"/>
      <text:p text:style-name="P33">{% autoescape off %}<text:line-break/> <text:s text:c="3"/>Hello {{ name }}<text:line-break/>{% endautoescape %}</text:p>
      <text:p text:style-name="P42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61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61">on</text:span></text:span><text:span text:style-name="apple-converted-space"> </text:span>или<text:span text:style-name="apple-converted-space"> </text:span><text:span text:style-name="pre"><text:span text:style-name="T161">off</text:span></text:span>. В некоторых случаях, вы захотите включить экранирование в шаблоне, в котором оно было отключено</text:p>
      <text:p text:style-name="P89"/>
      <text:p text:style-name="P89"/>
      <text:p text:style-name="P87">Сохранение нескольких изображений через форму</text:p>
      <text:p text:style-name="P87"/>
      <text:p text:style-name="P68"><text:span text:style-name="Основной_20_шрифт_20_абзаца"><text:span text:style-name="T40">urls</text:span></text:span><text:span text:style-name="Основной_20_шрифт_20_абзаца"><text:span text:style-name="T43">.</text:span></text:span><text:span text:style-name="Основной_20_шрифт_20_абзаца"><text:span text:style-name="T40">py</text:span></text:span><text:span text:style-name="Основной_20_шрифт_20_абзаца"><text:span text:style-name="T43">:</text:span></text:span>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3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23">.views </text:span></text:span><text:span text:style-name="Основной_20_шрифт_20_абзаца"><text:span text:style-name="T83">import </text:span></text:span><text:span text:style-name="Основной_20_шрифт_20_абзаца"><text:span text:style-name="T23">image<text:line-break/></text:span></text:span></text:p>
      <text:p text:style-name="P29"><text:span text:style-name="Основной_20_шрифт_20_абзаца"><text:span text:style-name="T96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96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116">name</text:span></text:span><text:span text:style-name="Основной_20_шрифт_20_абзаца"><text:span text:style-name="T23">=</text:span></text:span><text:span text:style-name="Основной_20_шрифт_20_абзаца"><text:span text:style-name="T96">'images'</text:span></text:span><text:span text:style-name="Основной_20_шрифт_20_абзаца"><text:span text:style-name="T23">)<text:line-break/>]</text:span></text:span></text:p>
      <text:p text:style-name="P91"/>
      <text:p text:style-name="P91"/>
      <text:p text:style-name="P91">views.py: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83">import </text:span></text:span><text:span text:style-name="Основной_20_шрифт_20_абзаца"><text:span text:style-name="T23">formset_factory</text:span></text:span>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3">import </text:span></text:span><text:span text:style-name="Основной_20_шрифт_20_абзаца"><text:span text:style-name="T23">render</text:span></text:span></text:p>
      <text:p text:style-name="P33"/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.models </text:span></text:span><text:span text:style-name="Основной_20_шрифт_20_абзаца"><text:span text:style-name="T83">import </text:span></text:span><text:span text:style-name="Основной_20_шрифт_20_абзаца"><text:span text:style-name="T23">Images</text:span></text:span>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.forms </text:span></text:span><text:span text:style-name="Основной_20_шрифт_20_абзаца"><text:span text:style-name="T83">import </text:span></text:span><text:span text:style-name="Основной_20_шрифт_20_абзаца"><text:span text:style-name="T23">ImageForm</text:span></text:span></text:p>
      <text:p text:style-name="P91"/>
      <text:p text:style-name="P91"/>
      <text:p text:style-name="P29"><text:span text:style-name="Основной_20_шрифт_20_абзаца"><text:span text:style-name="T83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116">extra</text:span></text:span><text:span text:style-name="Основной_20_шрифт_20_абзаца"><text:span text:style-name="T23">=</text:span></text:span><text:span text:style-name="Основной_20_шрифт_20_абзаца"><text:span text:style-name="T136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3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96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83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83">for </text:span></text:span><text:span text:style-name="Основной_20_шрифт_20_абзаца"><text:span text:style-name="T23">form </text:span></text:span><text:span text:style-name="Основной_20_шрифт_20_абзаца"><text:span text:style-name="T83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96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96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116">post</text:span></text:span><text:span text:style-name="Основной_20_шрифт_20_абзаца"><text:span text:style-name="T23">=post, </text:span></text:span><text:span text:style-name="Основной_20_шрифт_20_абзаца"><text:span text:style-name="T116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83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116">extra</text:span></text:span><text:span text:style-name="Основной_20_шрифт_20_абзаца"><text:span text:style-name="T23">=</text:span></text:span><text:span text:style-name="Основной_20_шрифт_20_абзаца"><text:span text:style-name="T136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3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6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96">'formset'</text:span></text:span><text:span text:style-name="Основной_20_шрифт_20_абзаца"><text:span text:style-name="T23">: ImageFormSet})</text:span></text:span></text:p>
      <text:p text:style-name="P92"/>
      <text:p text:style-name="P91"><text:soft-page-break/>models.py: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3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83">import </text:span></text:span><text:span text:style-name="Основной_20_шрифт_20_абзаца"><text:span text:style-name="T23">slugify</text:span></text:span></text:p>
      <text:p text:style-name="P69"/>
      <text:p text:style-name="P69"/>
      <text:p text:style-name="P29"><text:span text:style-name="Основной_20_шрифт_20_абзаца"><text:span text:style-name="T83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6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116">max_length</text:span></text:span><text:span text:style-name="Основной_20_шрифт_20_абзаца"><text:span text:style-name="T23">=</text:span></text:span><text:span text:style-name="Основной_20_шрифт_20_абзаца"><text:span text:style-name="T136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3">def </text:span></text:span><text:span text:style-name="Основной_20_шрифт_20_абзаца"><text:span text:style-name="T148">__str__</text:span></text:span><text:span text:style-name="Основной_20_шрифт_20_абзаца"><text:span text:style-name="T23">(</text:span></text:span><text:span text:style-name="Основной_20_шрифт_20_абзаца"><text:span text:style-name="T15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3">return </text:span></text:span><text:span text:style-name="Основной_20_шрифт_20_абзаца"><text:span text:style-name="T150">self</text:span></text:span><text:span text:style-name="Основной_20_шрифт_20_абзаца"><text:span text:style-name="T23">.title</text:span></text:span></text:p>
      <text:p text:style-name="P33"/>
      <text:p text:style-name="P33"/>
      <text:p text:style-name="P29"><text:span text:style-name="Основной_20_шрифт_20_абзаца"><text:span text:style-name="T83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83">return </text:span></text:span><text:span text:style-name="Основной_20_шрифт_20_абзаца"><text:span text:style-name="T96">"post_images/%s-%s" </text:span></text:span><text:span text:style-name="Основной_20_шрифт_20_абзаца"><text:span text:style-name="T23">% (slug, filename)</text:span></text:span></text:p>
      <text:p text:style-name="P33"/>
      <text:p text:style-name="P33"/>
      <text:p text:style-name="P29"><text:span text:style-name="Основной_20_шрифт_20_абзаца"><text:span text:style-name="T83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116">default</text:span></text:span><text:span text:style-name="Основной_20_шрифт_20_абзаца"><text:span text:style-name="T23">=</text:span></text:span><text:span text:style-name="Основной_20_шрифт_20_абзаца"><text:span text:style-name="T83">None</text:span></text:span><text:span text:style-name="Основной_20_шрифт_20_абзаца"><text:span text:style-name="T23">, </text:span></text:span><text:span text:style-name="Основной_20_шрифт_20_абзаца"><text:span text:style-name="T116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116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116">verbose_name</text:span></text:span><text:span text:style-name="Основной_20_шрифт_20_абзаца"><text:span text:style-name="T23">=</text:span></text:span><text:span text:style-name="Основной_20_шрифт_20_абзаца"><text:span text:style-name="T96">'Image'</text:span></text:span><text:span text:style-name="Основной_20_шрифт_20_абзаца"><text:span text:style-name="T23">)</text:span></text:span></text:p>
      <text:p text:style-name="P33"/>
      <text:p text:style-name="P85"/>
      <text:p text:style-name="P91">forms.py: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django </text:span></text:span><text:span text:style-name="Основной_20_шрифт_20_абзаца"><text:span text:style-name="T83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23">.models </text:span></text:span><text:span text:style-name="Основной_20_шрифт_20_абзаца"><text:span text:style-name="T83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83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96">'post'</text:span></text:span><text:span text:style-name="Основной_20_шрифт_20_абзаца"><text:span text:style-name="T23">, </text:span></text:span><text:span text:style-name="Основной_20_шрифт_20_абзаца"><text:span text:style-name="T96">'image'</text:span></text:span><text:span text:style-name="Основной_20_шрифт_20_абзаца"><text:span text:style-name="T23">]</text:span></text:span></text:p>
      <text:p text:style-name="P85"/>
      <text:p text:style-name="P85"/>
      <text:p text:style-name="P91">images.html:</text:p>
      <text:p text:style-name="P29"><text:span text:style-name="Основной_20_шрифт_20_абзаца"><text:span text:style-name="T25">&lt;</text:span></text:span><text:span text:style-name="Основной_20_шрифт_20_абзаца"><text:span text:style-name="T84">form </text:span></text:span><text:span text:style-name="Основной_20_шрифт_20_абзаца"><text:span text:style-name="T137">id</text:span></text:span><text:span text:style-name="Основной_20_шрифт_20_абзаца"><text:span text:style-name="T143">="post_form" </text:span></text:span><text:span text:style-name="Основной_20_шрифт_20_абзаца"><text:span text:style-name="T137">method</text:span></text:span><text:span text:style-name="Основной_20_шрифт_20_абзаца"><text:span text:style-name="T143">="post" </text:span></text:span><text:span text:style-name="Основной_20_шрифт_20_абзаца"><text:span text:style-name="T137">action</text:span></text:span><text:span text:style-name="Основной_20_шрифт_20_абзаца"><text:span text:style-name="T143">="" </text:span></text:span><text:span text:style-name="Основной_20_шрифт_20_абзаца"><text:span text:style-name="T137">enctype</text:span></text:span><text:span text:style-name="Основной_20_шрифт_20_абзаца"><text:span text:style-name="T143">="multipart/form-data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68"><text:span text:style-name="Основной_20_шрифт_20_абзаца"><text:span text:style-name="T28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9">&lt;</text:span></text:span><text:span text:style-name="Основной_20_шрифт_20_абзаца"><text:span text:style-name="T87">p</text:span></text:span><text:span text:style-name="Основной_20_шрифт_20_абзаца"><text:span text:style-name="T29">&gt;</text:span></text:span><text:span text:style-name="Основной_20_шрифт_20_абзаца"><text:span text:style-name="T28">{{ form }}</text:span></text:span><text:span text:style-name="Основной_20_шрифт_20_абзаца"><text:span text:style-name="T29">&lt;/</text:span></text:span><text:span text:style-name="Основной_20_шрифт_20_абзаца"><text:span text:style-name="T87">p</text:span></text:span><text:span text:style-name="Основной_20_шрифт_20_абзаца"><text:span text:style-name="T29">&gt;</text:span></text:span><text:span text:style-name="Основной_20_шрифт_20_абзаца"><text:span text:style-name="T28"><text:line-break/> <text:s text:c="3"/>{% endfor %}<text:line-break/><text:line-break/> <text:s text:c="3"/></text:span></text:span><text:span text:style-name="Основной_20_шрифт_20_абзаца"><text:span text:style-name="T29">&lt;</text:span></text:span><text:span text:style-name="Основной_20_шрифт_20_абзаца"><text:span text:style-name="T87">input </text:span></text:span><text:span text:style-name="Основной_20_шрифт_20_абзаца"><text:span text:style-name="T140">type</text:span></text:span><text:span text:style-name="Основной_20_шрифт_20_абзаца"><text:span text:style-name="T145">="submit" </text:span></text:span><text:span text:style-name="Основной_20_шрифт_20_абзаца"><text:span text:style-name="T140">name</text:span></text:span><text:span text:style-name="Основной_20_шрифт_20_абзаца"><text:span text:style-name="T145">="submit" </text:span></text:span><text:span text:style-name="Основной_20_шрифт_20_абзаца"><text:span text:style-name="T140">value</text:span></text:span><text:span text:style-name="Основной_20_шрифт_20_абзаца"><text:span text:style-name="T145">="Submit" </text:span></text:span><text:span text:style-name="Основной_20_шрифт_20_абзаца"><text:span text:style-name="T29">/&gt;</text:span></text:span><text:span text:style-name="Основной_20_шрифт_20_абзаца"><text:span text:style-name="T28"><text:line-break/></text:span></text:span><text:span text:style-name="Основной_20_шрифт_20_абзаца"><text:span text:style-name="T29">&lt;/</text:span></text:span><text:span text:style-name="Основной_20_шрифт_20_абзаца"><text:span text:style-name="T87">form</text:span></text:span><text:span text:style-name="Основной_20_шрифт_20_абзаца"><text:span text:style-name="T29">&gt;</text:span>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Сброс</text:span></text:span><text:span text:style-name="Основной_20_шрифт_20_абзаца"><text:span text:style-name="T46"> </text:span></text:span><text:span text:style-name="Основной_20_шрифт_20_абзаца"><text:span text:style-name="T45">пароля</text:span></text:span><text:span text:style-name="Основной_20_шрифт_20_абзаца"><text:span text:style-name="T46"> </text:span></text:span><text:span text:style-name="Основной_20_шрифт_20_абзаца"><text:span text:style-name="T45">от</text:span></text:span><text:span text:style-name="Основной_20_шрифт_20_абзаца"><text:span text:style-name="T46"> admin</text:span></text:span></text:p>
      <text:p text:style-name="P83"/>
      <text:p text:style-name="P92">python manage.py shell</text:p>
      <text:p text:style-name="P92">from django.contrib.auth.models import User</text:p>
      <text:p text:style-name="P92">User.objects.all()</text:p>
      <text:p text:style-name="P68"><text:span text:style-name="Основной_20_шрифт_20_абзаца"><text:span text:style-name="T41">#</text:span></text:span><text:span text:style-name="Основной_20_шрифт_20_абзаца"><text:span text:style-name="T164"> </text:span></text:span><text:span text:style-name="Основной_20_шрифт_20_абзаца"><text:span text:style-name="T41">&lt;QuerySet [&lt;User: admin&gt;]&gt;</text:span></text:span></text:p>
      <text:p text:style-name="P92">user = User.objects.get(username='admin')</text:p>
      <text:p text:style-name="P68"><text:span text:style-name="T41">user.set_password('</text:span><text:span text:style-name="T42">1234</text:span><text:span text:style-name="T41">')</text:span></text:p>
      <text:p text:style-name="P92">user.save()</text:p>
      <text:p text:style-name="P92"/>
      <text:p text:style-name="P92"/>
      <text:p text:style-name="P83">Django-summernote</text:p>
      <text:p text:style-name="P83"/>
      <text:p text:style-name="P68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summernote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69">pip install django-summernote</text:p>
      <text:p text:style-name="P69"/>
      <text:p text:style-name="P68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68"><text:span text:style-name="Основной_20_шрифт_20_абзаца"><text:span text:style-name="T28">INSTALLED_APPS += (</text:span></text:span><text:span text:style-name="Основной_20_шрифт_20_абзаца"><text:span text:style-name="T99">'django_summernote'</text:span></text:span><text:span text:style-name="Основной_20_шрифт_20_абзаца"><text:span text:style-name="T28">, )</text:span></text:span></text:p>
      <text:p text:style-name="P69"/>
      <text:p text:style-name="P68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django_summernote.urls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3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25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96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96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81"/>
      <text:p text:style-name="P68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29"><text:span text:style-name="Основной_20_шрифт_20_абзаца"><text:span text:style-name="T23">MEDIA_URL = </text:span></text:span><text:span text:style-name="Основной_20_шрифт_20_абзаца"><text:span text:style-name="T96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6">'media/'</text:span></text:span><text:span text:style-name="Основной_20_шрифт_20_абзаца"><text:span text:style-name="T23">)</text:span></text:span></text:p>
      <text:p text:style-name="P81"/>
      <text:p text:style-name="P68"><text:span text:style-name="Основной_20_шрифт_20_абзаца"><text:span text:style-name="T48">5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3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3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3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6">document_root</text:span></text:span><text:span text:style-name="Основной_20_шрифт_20_абзаца"><text:span text:style-name="T23">=settings.MEDIA_ROOT)</text:span></text:span></text:p>
      <text:p text:style-name="P92"/>
      <text:p text:style-name="P68"><text:span text:style-name="Основной_20_шрифт_20_абзаца"><text:span text:style-name="T52">6. Если используем </text:span></text:span><text:span text:style-name="Основной_20_шрифт_20_абзаца"><text:span text:style-name="T48">Django</text:span></text:span><text:span text:style-name="Основной_20_шрифт_20_абзаца"><text:span text:style-name="T52"> 3.</text:span></text:span><text:span text:style-name="Основной_20_шрифт_20_абзаца"><text:span text:style-name="T48">x</text:span></text:span><text:span text:style-name="Основной_20_шрифт_20_абзаца"><text:span text:style-name="T52"> со стандартным </text:span></text:span><text:span text:style-name="Основной_20_шрифт_20_абзаца"><text:span text:style-name="T48">SummernoteWidget</text:span></text:span><text:span text:style-name="Основной_20_шрифт_20_абзаца"><text:span text:style-name="T52">, тогда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станавливаем</text:span></text:span></text:p>
      <text:p text:style-name="P29"><text:span text:style-name="Основной_20_шрифт_20_абзаца"><text:span text:style-name="T27">X_FRAME_OPTIONS = </text:span></text:span><text:span text:style-name="Основной_20_шрифт_20_абзаца"><text:span text:style-name="T98">'SAMEORIGIN'</text:span></text:span></text:p>
      <text:p text:style-name="P93"/>
      <text:p text:style-name="P68"><text:span text:style-name="Основной_20_шрифт_20_абзаца"><text:span text:style-name="T52">7. </text:span></text:span><text:span text:style-name="Основной_20_шрифт_20_абзаца"><text:span text:style-name="T48">django</text:span></text:span><text:span text:style-name="Основной_20_шрифт_20_абзаца"><text:span text:style-name="T52">-</text:span></text:span><text:span text:style-name="Основной_20_шрифт_20_абзаца"><text:span text:style-name="T48">summernote</text:span></text:span><text:span text:style-name="Основной_20_шрифт_20_абзаца"><text:span text:style-name="T52"> по умолчанию поставляется с </text:span></text:span><text:span text:style-name="Основной_20_шрифт_20_абзаца"><text:span text:style-name="T48">Bootstrap</text:span></text:span><text:span text:style-name="Основной_20_шрифт_20_абзаца"><text:span text:style-name="T52">3, если мы хотим использовать другую тему,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казываем это</text:span></text:span></text:p>
      <text:p text:style-name="P29"><text:span text:style-name="Основной_20_шрифт_20_абзаца"><text:span text:style-name="T23">SUMMERNOTE_THEME = </text:span></text:span><text:span text:style-name="Основной_20_шрифт_20_абзаца"><text:span text:style-name="T96">'bs4'</text:span></text:span></text:p>
      <text:p text:style-name="P92"/>
      <text:p text:style-name="P92"/>
      <text:p text:style-name="P92"/>
      <text:p text:style-name="P68"><text:soft-page-break/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forms.py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83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25">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116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25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116">widget</text:span></text:span><text:span text:style-name="Основной_20_шрифт_20_абзаца"><text:span text:style-name="T23">=SummernoteInplaceWidget())</text:span></text:span></text:p>
      <text:p text:style-name="P92"/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83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83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96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96">'bar'</text:span></text:span><text:span text:style-name="Основной_20_шрифт_20_абзаца"><text:span text:style-name="T23">: SummernoteInplaceWidget(),<text:line-break/> <text:s text:c="7"/>}</text:span></text:span></text:p>
      <text:p text:style-name="P92"/>
      <text:p text:style-name="P93">Не забываем использовать безопасный шаблонный тег при отображении в шаблонах</text:p>
      <text:p text:style-name="P34">{{ foobar|safe }}</text:p>
      <text:p text:style-name="P93"/>
      <text:p text:style-name="P93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83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23">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92"/>
      <text:p text:style-name="P89">9. Запускаем миграцию базы данных для подготовки модели вложения:</text:p>
      <text:p text:style-name="P29"><text:span text:style-name="Основной_20_шрифт_20_абзаца"><text:span text:style-name="T23">python manage.py migrate</text:span>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7"><text:span text:style-name="Основной_20_шрифт_20_абзаца"><text:span text:style-name="T45"/></text:span></text:p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Не</text:span></text:span><text:span text:style-name="Основной_20_шрифт_20_абзаца"><text:span text:style-name="T46"> </text:span></text:span><text:span text:style-name="Основной_20_шрифт_20_абзаца"><text:span text:style-name="T45">отображается</text:span></text:span><text:span text:style-name="Основной_20_шрифт_20_абзаца"><text:span text:style-name="T46"> summernote </text:span></text:span><text:span text:style-name="Основной_20_шрифт_20_абзаца"><text:span text:style-name="T45">в</text:span></text:span><text:span text:style-name="Основной_20_шрифт_20_абзаца"><text:span text:style-name="T46"> pythonanywhere</text:span></text:span></text:p>
      <text:p text:style-name="P83"/>
      <text:p text:style-name="P68"><text:span text:style-name="Основной_20_шрифт_20_абзаца"><text:span text:style-name="T52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54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68">singlelogic.pythonanywhere.com.error.log</text:span></text:span></text:a></text:p>
      <text:p text:style-name="P68"><text:span text:style-name="Основной_20_шрифт_20_абзаца"><text:span text:style-name="T52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93"/>
      <text:p text:style-name="P68"><text:span text:style-name="Основной_20_шрифт_20_абзаца"><text:span text:style-name="T44">Видим, что не найдены статические файлы:</text:span></text:span><text:span text:style-name="Основной_20_шрифт_20_абзаца"><text:span text:style-name="T52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89"/>
      <text:p text:style-name="P93"/>
      <text:p text:style-name="P68"><text:soft-page-break/><text:span text:style-name="Основной_20_шрифт_20_абзаца"><text:span text:style-name="T44">Копируем каталог со статическими файлами </text:span></text:span><text:span text:style-name="Основной_20_шрифт_20_абзаца"><text:span text:style-name="T41">summernote</text:span></text:span><text:span text:style-name="Основной_20_шрифт_20_абзаца"><text:span text:style-name="T44"> в каталог /</text:span></text:span><text:span text:style-name="Основной_20_шрифт_20_абзаца"><text:span text:style-name="T41">static</text:span></text:span><text:span text:style-name="Основной_20_шрифт_20_абзаца"><text:span text:style-name="T44">:</text:span></text:span></text:p>
      <text:p text:style-name="P36">cp -r /home/singlelogic/sysadmin/venv/lib64/python3.8/site-packages/django_summernote/static/summernote/ /home/singlelogic/sysadmin/static/</text:p>
      <text:p text:style-name="P36"/>
      <text:p text:style-name="P32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81"/>
      <text:p text:style-name="P81"/>
      <text:p text:style-name="P81"/>
      <text:p text:style-name="P98"><text:span text:style-name="T46">Django-</text:span><text:span text:style-name="T47">ckeditor</text:span></text:p>
      <text:p text:style-name="P84"/>
      <text:p text:style-name="P116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</text:span></text:span><text:span text:style-name="Основной_20_шрифт_20_абзаца"><text:span text:style-name="T51">ckeditor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70">pip install django-<text:span text:style-name="T317">ckeditor</text:span></text:p>
      <text:p text:style-name="P95"/>
      <text:p text:style-name="P116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18"><text:span text:style-name="Основной_20_шрифт_20_абзаца"><text:span text:style-name="T259">INSTALLED_APPS = [</text:span></text:span><text:line-break/><text:span text:style-name="T257"> <text:s text:c="3"/>….</text:span><text:line-break/><text:span text:style-name="T257"> <text:s text:c="3"/></text:span><text:span text:style-name="T113">'ckeditor'</text:span><text:span text:style-name="T257">,</text:span><text:line-break/><text:span text:style-name="T257"> <text:s text:c="3"/></text:span><text:span text:style-name="T113">'ckeditor_uploader'</text:span><text:span text:style-name="T257">,</text:span><text:line-break/><text:span text:style-name="T257">]</text:span></text:p>
      <text:p text:style-name="P24"/>
      <text:p text:style-name="P116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ckeditor_uploader.urls’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6"><text:span text:style-name="Основной_20_шрифт_20_абзаца"><text:span text:style-name="T224">from </text:span></text:span><text:span text:style-name="T257">django.urls </text:span><text:span text:style-name="T221">import </text:span><text:span text:style-name="T257">path, include</text:span><text:span text:style-name="Основной_20_шрифт_20_абзаца"><text:span text:style-name="T23"><text:line-break/></text:span></text:span><text:span text:style-name="Основной_20_шрифт_20_абзаца"><text:span text:style-name="T125">...<text:line-break/></text:span></text:span><text:span text:style-name="Основной_20_шрифт_20_абзаца"><text:span text:style-name="T23">urlpatterns = [<text:line-break/> <text:s text:c="3"/>...<text:line-break/> <text:s text:c="3"/></text:span></text:span><text:span text:style-name="Основной_20_шрифт_20_абзаца"><text:span text:style-name="T260">path(</text:span></text:span><text:span text:style-name="T113">'ckeditor/'</text:span><text:span text:style-name="T257">, include(</text:span><text:span text:style-name="T113">'ckeditor_uploader.urls'</text:span><text:span text:style-name="T257">)),</text:span><text:span text:style-name="Основной_20_шрифт_20_абзаца"><text:span text:style-name="T23"><text:line-break/> <text:s text:c="3"/>...<text:line-break/>]</text:span></text:span></text:p>
      <text:p text:style-name="P82"/>
      <text:p text:style-name="P116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30"><text:span text:style-name="Основной_20_шрифт_20_абзаца"><text:span text:style-name="T23">MEDIA_URL = </text:span></text:span><text:span text:style-name="Основной_20_шрифт_20_абзаца"><text:span text:style-name="T96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6">'media/'</text:span></text:span><text:span text:style-name="Основной_20_шрифт_20_абзаца"><text:span text:style-name="T23">)</text:span></text:span></text:p>
      <text:p text:style-name="P30"><text:span text:style-name="Основной_20_шрифт_20_абзаца"><text:span text:style-name="T82"/></text:span></text:p>
      <text:p text:style-name="P31"><text:span text:style-name="Основной_20_шрифт_20_абзаца"><text:span text:style-name="T50">5.</text:span></text:span><text:span text:style-name="Основной_20_шрифт_20_абзаца"><text:span text:style-name="T24"> </text:span></text:span><text:span text:style-name="Основной_20_шрифт_20_абзаца"><text:span text:style-name="T81">Добавляем </text:span></text:span><text:span text:style-name="Основной_20_шрифт_20_абзаца"><text:span text:style-name="T50">в settings.py</text:span></text:span></text:p>
      <text:p text:style-name="P25"><text:span text:style-name="Основной_20_шрифт_20_абзаца"><text:span text:style-name="T288">###### <text:s/>CKEDITOR CONFIGURATION ######</text:span></text:span><text:line-break/><text:span text:style-name="T257">CKEDITOR_JQUERY_URL = </text:span><text:soft-page-break/><text:span text:style-name="T113">'https://ajax.googleapis.com/ajax/libs/jquery/2.2.4/jquery.min.js'</text:span><text:line-break/><text:line-break/><text:span text:style-name="T257">CKEDITOR_UPLOAD_PATH = </text:span><text:span text:style-name="T113">'uploads/'</text:span><text:line-break/><text:span text:style-name="T257">CKEDITOR_IMAGE_BACKEND = </text:span><text:span text:style-name="T113">"pillow"</text:span><text:line-break/><text:line-break/><text:span text:style-name="T257">CKEDITOR_CONFIGS = {</text:span><text:line-break/><text:span text:style-name="T257"> <text:s text:c="3"/></text:span><text:span text:style-name="T113">'default'</text:span><text:span text:style-name="T257">: {</text:span><text:line-break/><text:span text:style-name="T257"> <text:s text:c="7"/></text:span><text:span text:style-name="T113">'toolbar'</text:span><text:span text:style-name="T257">: </text:span><text:span text:style-name="T221">None</text:span><text:span text:style-name="T257">,</text:span><text:line-break/><text:span text:style-name="T257"> <text:s text:c="3"/>},</text:span><text:line-break/><text:span text:style-name="T257">}</text:span><text:line-break/><text:span text:style-name="T286">#### END CKEDITOR CONFIGURATION ####</text:span></text:p>
      <text:p text:style-name="P21"/>
      <text:p text:style-name="P116"><text:span text:style-name="Основной_20_шрифт_20_абзаца"><text:span text:style-name="T50">6</text:span></text:span><text:span text:style-name="Основной_20_шрифт_20_абзаца"><text:span text:style-name="T48">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30"><text:span text:style-name="Основной_20_шрифт_20_абзаца"><text:span text:style-name="T83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3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3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3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6">document_root</text:span></text:span><text:span text:style-name="Основной_20_шрифт_20_абзаца"><text:span text:style-name="T23">=settings.MEDIA_ROOT)</text:span></text:span></text:p>
      <text:p text:style-name="P86"/>
      <text:p text:style-name="P116"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0">models</text:span></text:span><text:span text:style-name="Основной_20_шрифт_20_абзаца"><text:span text:style-name="T48">.py</text:span></text:span></text:p>
      <text:p text:style-name="P18"><text:span text:style-name="Основной_20_шрифт_20_абзаца"><text:span text:style-name="T223">from </text:span></text:span><text:span text:style-name="T257">ckeditor_uploader.fields </text:span><text:span text:style-name="T221">import </text:span><text:span text:style-name="T257">RichTextUploadingField</text:span></text:p>
      <text:p text:style-name="P18"><text:span text:style-name="Основной_20_шрифт_20_абзаца"><text:span text:style-name="T48"/></text:span></text:p>
      <text:p text:style-name="P18"><text:span text:style-name="T221">class </text:span><text:span text:style-name="T80">Post</text:span><text:span text:style-name="T257">(models.Model):</text:span><text:line-break/><text:span text:style-name="T257"> <text:s text:c="3"/>...</text:span><text:line-break/><text:span text:style-name="T257"> <text:s text:c="3"/>body = RichTextUploadingField(</text:span><text:span text:style-name="T122">verbose_name</text:span><text:span text:style-name="T257">=</text:span><text:span text:style-name="T113">'Пост'</text:span><text:span text:style-name="T257">)</text:span><text:line-break/><text:span text:style-name="T257"> <text:s text:c="3"/>...</text:span></text:p>
      <text:p text:style-name="P22"/>
      <text:p text:style-name="P20">9. В forms.py</text:p>
      <text:p text:style-name="P19"><text:span text:style-name="T257">{% block content %}</text:span><text:line-break/><text:span text:style-name="T257"> <text:s text:c="3"/>...</text:span><text:line-break/><text:span text:style-name="T257"> <text:s text:c="3"/>{{ form.media }}</text:span><text:line-break/><text:span text:style-name="T257"> <text:s text:c="3"/>….</text:span><text:line-break/><text:span text:style-name="T257">{% endblock %}</text:span></text:p>
      <text:p text:style-name="P23"/>
      <text:p text:style-name="P90"><text:span text:style-name="T318">10</text:span>. Запускаем миграцию базы данных для подготовки модели вложения:</text:p>
      <text:p text:style-name="P31"><text:span text:style-name="Основной_20_шрифт_20_абзаца"><text:span text:style-name="T23">python manage.py </text:span></text:span><text:span text:style-name="Основной_20_шрифт_20_абзаца"><text:span text:style-name="T26">makemigrations</text:span></text:span></text:p>
      <text:p text:style-name="P38"><text:span text:style-name="Основной_20_шрифт_20_абзаца"><text:span text:style-name="T316">python manage.py migrate</text:span></text:span></text:p>
      <text:p text:style-name="P81"/>
      <text:p text:style-name="P81"/>
      <text:p text:style-name="P96">Ссылки:</text:p>
      <text:list xml:id="list3226536490" text:style-name="L2">
        <text:list-item>
          <text:p text:style-name="P289"><text:a xlink:type="simple" xlink:href="https://pypi.org/project/django-ckeditor/" text:style-name="Internet_20_link" text:visited-style-name="Visited_20_Internet_20_Link"><text:span text:style-name="T73">https://pypi.org/project/django-ckeditor/</text:span></text:a></text:p>
        </text:list-item>
        <text:list-item>
          <text:p text:style-name="P289"><text:a xlink:type="simple" xlink:href="https://overiq.com/django-1-10/integrating-ckeditor-in-django/" text:style-name="Internet_20_link" text:visited-style-name="Visited_20_Internet_20_Link"><text:span text:style-name="T73">https://overiq.com/django-1-10/integrating-ckeditor-in-django/</text:span></text:a></text:p>
          <text:p text:style-name="P288"/>
        </text:list-item>
      </text:list>
      <text:p text:style-name="P81"/>
      <text:p text:style-name="P81"/>
      <text:p text:style-name="P81"/>
      <text:p text:style-name="P87">Передача конфиденциальной информации</text:p>
      <text:p text:style-name="P87"/>
      <text:p text:style-name="P34">pip install python-dotenv</text:p>
      <text:p text:style-name="P93"/>
      <text:p text:style-name="P68"><text:soft-page-break/><text:span text:style-name="Основной_20_шрифт_20_абзаца"><text:span text:style-name="T44">Создаем в корне проекта файл .</text:span></text:span><text:span text:style-name="Основной_20_шрифт_20_абзаца"><text:span text:style-name="T41">env</text:span></text:span><text:span text:style-name="Основной_20_шрифт_20_абзаца"><text:span text:style-name="T44"> и записываем в него необходимую информацию</text:span></text:span></text:p>
      <text:p text:style-name="P68"><text:span text:style-name="Основной_20_шрифт_20_абзаца"><text:span text:style-name="T31">SECRET</text:span></text:span><text:span text:style-name="Основной_20_шрифт_20_абзаца"><text:span text:style-name="T32">_</text:span></text:span><text:span text:style-name="Основной_20_шрифт_20_абзаца"><text:span text:style-name="T31">KEY</text:span></text:span><text:span text:style-name="Основной_20_шрифт_20_абзаца"><text:span text:style-name="T32">='</text:span></text:span><text:span text:style-name="Основной_20_шрифт_20_абзаца"><text:span text:style-name="T31">password</text:span></text:span><text:span text:style-name="Основной_20_шрифт_20_абзаца"><text:span text:style-name="T32">'</text:span></text:span></text:p>
      <text:p text:style-name="P93"/>
      <text:p text:style-name="P68"><text:span text:style-name="Основной_20_шрифт_20_абзаца"><text:span text:style-name="T44">В верхней части файла </text:span></text:span><text:span text:style-name="Основной_20_шрифт_20_абзаца"><text:span text:style-name="T41">settings</text:span></text:span><text:span text:style-name="Основной_20_шрифт_20_абзаца"><text:span text:style-name="T44">.</text:span></text:span><text:span text:style-name="Основной_20_шрифт_20_абзаца"><text:span text:style-name="T41">py</text:span></text:span><text:span text:style-name="Основной_20_шрифт_20_абзаца"><text:span text:style-name="T44"> пишем:</text:span></text:span>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dotenv </text:span></text:span><text:span text:style-name="Основной_20_шрифт_20_абзаца"><text:span text:style-name="T83">import </text:span></text:span><text:span text:style-name="Основной_20_шрифт_20_абзаца"><text:span text:style-name="T23">load_dotenv<text:line-break/><text:line-break/>load_dotenv()</text:span></text:span></text:p>
      <text:p text:style-name="P92"/>
      <text:p text:style-name="P93">И добавляем наш скрытый пароль с середине файла</text:p>
      <text:p text:style-name="P29"><text:span text:style-name="Основной_20_шрифт_20_абзаца"><text:span text:style-name="T27">DATABASES = {<text:line-break/> <text:s text:c="3"/></text:span></text:span><text:span text:style-name="Основной_20_шрифт_20_абзаца"><text:span text:style-name="T98">'default'</text:span></text:span><text:span text:style-name="Основной_20_шрифт_20_абзаца"><text:span text:style-name="T27">: {<text:line-break/> <text:s text:c="7"/></text:span></text:span><text:span text:style-name="Основной_20_шрифт_20_абзаца"><text:span text:style-name="T98">'ENGINE'</text:span></text:span><text:span text:style-name="Основной_20_шрифт_20_абзаца"><text:span text:style-name="T27">: </text:span></text:span><text:span text:style-name="Основной_20_шрифт_20_абзаца"><text:span text:style-name="T98">'django.db.backends.postgresql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8">'NAME'</text:span></text:span><text:span text:style-name="Основной_20_шрифт_20_абзаца"><text:span text:style-name="T27">: </text:span></text:span><text:span text:style-name="Основной_20_шрифт_20_абзаца"><text:span text:style-name="T98">'sysadmin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8">'USER'</text:span></text:span><text:span text:style-name="Основной_20_шрифт_20_абзаца"><text:span text:style-name="T27">: </text:span></text:span><text:span text:style-name="Основной_20_шрифт_20_абзаца"><text:span text:style-name="T98">'sysadminuser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8">'PASSWORD'</text:span></text:span><text:span text:style-name="Основной_20_шрифт_20_абзаца"><text:span text:style-name="T27">: os.getenv(</text:span></text:span><text:span text:style-name="Основной_20_шрифт_20_абзаца"><text:span text:style-name="T98">'SECRET_KEY'</text:span></text:span><text:span text:style-name="Основной_20_шрифт_20_абзаца"><text:span text:style-name="T27">),<text:line-break/> <text:s text:c="7"/></text:span></text:span><text:span text:style-name="Основной_20_шрифт_20_абзаца"><text:span text:style-name="T98">'HOST'</text:span></text:span><text:span text:style-name="Основной_20_шрифт_20_абзаца"><text:span text:style-name="T27">: </text:span></text:span><text:span text:style-name="Основной_20_шрифт_20_абзаца"><text:span text:style-name="T98">'localhost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8">'PORT'</text:span></text:span><text:span text:style-name="Основной_20_шрифт_20_абзаца"><text:span text:style-name="T27">: </text:span></text:span><text:span text:style-name="Основной_20_шрифт_20_абзаца"><text:span text:style-name="T98">''</text:span></text:span><text:span text:style-name="Основной_20_шрифт_20_абзаца"><text:span text:style-name="T27">,<text:line-break/> <text:s text:c="3"/>}<text:line-break/>}</text:span></text:span></text:p>
      <text:p text:style-name="P93"/>
      <text:p text:style-name="P93"/>
      <text:p text:style-name="P87"/>
      <text:p text:style-name="P87"/>
      <text:p text:style-name="P87"/>
      <text:p text:style-name="P87">Создание пользователей и групп</text:p>
      <text:p text:style-name="P94"/>
      <text:p text:style-name="P93">python manage.py shell</text:p>
      <text:p text:style-name="P92">from django.contrib.auth.models import User</text:p>
      <text:p text:style-name="P92">user = User.objects.create_user('artem', 'artem@gmail.com', '1234')</text:p>
      <text:p text:style-name="P92">user.first_name = 'Artem'</text:p>
      <text:p text:style-name="P92">user.last_name = 'Tushev'</text:p>
      <text:p text:style-name="P68"><text:span text:style-name="Основной_20_шрифт_20_абзаца"><text:span text:style-name="T41">user</text:span></text:span><text:span text:style-name="Основной_20_шрифт_20_абзаца"><text:span text:style-name="T44">.</text:span></text:span><text:span text:style-name="Основной_20_шрифт_20_абзаца"><text:span text:style-name="T41">save</text:span></text:span><text:span text:style-name="Основной_20_шрифт_20_абзаца"><text:span text:style-name="T44">()</text:span></text:span></text:p>
      <text:p text:style-name="P68"/>
      <text:p text:style-name="P68"/>
      <text:p text:style-name="P68"/>
      <text:p text:style-name="P99">Не создаются таблицы с таким же именем как ранее были удалены</text:p>
      <text:p text:style-name="P99"/>
      <text:p text:style-name="Обычный"><text:span text:style-name="Основной_20_шрифт_20_абзаца"><text:span text:style-name="T56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7">django_migrations)</text:span></text:span><text:span text:style-name="Основной_20_шрифт_20_абзаца"><text:span text:style-name="T56">, и там уже записано, что миграция </text:span></text:span><text:span text:style-name="Основной_20_шрифт_20_абзаца"><text:span text:style-name="T58">0001_initial</text:span></text:span><text:span text:style-name="Основной_20_шрифт_20_абзаца"><text:span text:style-name="T56"> у приложения </text:span></text:span><text:span text:style-name="Основной_20_шрифт_20_абзаца"><text:span text:style-name="T59">account</text:span></text:span><text:span text:style-name="Основной_20_шрифт_20_абзаца"><text:span text:style-name="T56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8">migrate</text:span></text:span><text:span text:style-name="Основной_20_шрифт_20_абзаца"><text:span text:style-name="T56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6">Чтобы удалить информацию обо всех миграциях приложения (в вашем случае </text:span></text:span><text:span text:style-name="Основной_20_шрифт_20_абзаца"><text:span text:style-name="T58">имя приложения</text:span></text:span><text:span text:style-name="Основной_20_шрифт_20_абзаца"><text:span text:style-name="T56"> это </text:span></text:span><text:span text:style-name="Основной_20_шрифт_20_абзаца"><text:span text:style-name="T59">account</text:span></text:span><text:span text:style-name="Основной_20_шрифт_20_абзаца"><text:span text:style-name="T56">):</text:span></text:span></text:p>
      <text:p text:style-name="Обычный"/>
      <text:p text:style-name="P35">DELETE FROM django_migrations</text:p>
      <text:p text:style-name="Обычный"><text:span text:style-name="Основной_20_шрифт_20_абзаца"><text:span text:style-name="T31">WHERE app='account';</text:span></text:span></text:p>
      <text:p text:style-name="P42"/>
      <text:p text:style-name="Обычный">И далее выполняем:</text:p>
      <text:p text:style-name="P48">python manage.py migrate</text:p>
      <text:p text:style-name="P102"><text:soft-page-break/></text:p>
      <text:p text:style-name="P123">Вы можете вернуться, перейдя к предыдущей миграции.</text:p>
      <text:p text:style-name="P123">Например, если ваши последние две миграции:</text:p>
      <text:list xml:id="list1147773758" text:style-name="L3">
        <text:list-item>
          <text:p text:style-name="P284"><text:span text:style-name="Основной_20_шрифт_20_абзаца"><text:span text:style-name="T169">0010_previous_migration</text:span></text:span></text:p>
        </text:list-item>
        <text:list-item>
          <text:p text:style-name="P284"><text:span text:style-name="Основной_20_шрифт_20_абзаца"><text:span text:style-name="T169">0011_migration_to_revert</text:span></text:span></text:p>
        </text:list-item>
      </text:list>
      <text:p text:style-name="P123">Тогда вы бы сделали:</text:p>
      <text:p text:style-name="P49">./manage.py migrate my_app 0010_previous_migration</text:p>
      <text:p text:style-name="P122"><text:span text:style-name="Основной_20_шрифт_20_абзаца"><text:span text:style-name="T171">Затем вы можете удалить миграцию </text:span></text:span><text:span text:style-name="Основной_20_шрифт_20_абзаца"><text:span text:style-name="T170">0011_migration_to_revert</text:span></text:span><text:span text:style-name="Основной_20_шрифт_20_абзаца"><text:span text:style-name="T171">.</text:span></text:span></text:p>
      <text:p text:style-name="P123">Если вы используете Django 1.8+, вы можете показать имена всех миграций с помощью</text:p>
      <text:p text:style-name="P51">./manage.py showmigrations my_app</text:p>
      <text:p text:style-name="P123">Чтобы отменить все миграции для приложения, вы можете запустить:</text:p>
      <text:p text:style-name="P50">./manage.py migrate my_app zero</text:p>
      <text:p text:style-name="P104"/>
      <text:p text:style-name="P52"/>
      <text:p text:style-name="P52"/>
      <text:p text:style-name="P53"/>
      <text:p text:style-name="P53"/>
      <text:p text:style-name="P53"/>
      <text:p text:style-name="P53"/>
      <text:p text:style-name="P53">Port is already in use</text:p>
      <text:p text:style-name="P52"/>
      <text:p text:style-name="P54">ps aux | grep -i manage</text:p>
      <text:p text:style-name="P55"># sudo lsof -i :8000</text:p>
      <text:p text:style-name="P28"><text:span text:style-name="Основной_20_шрифт_20_абзаца"><text:span text:style-name="T32">kill -9 4003</text:span></text:span></text:p>
      <text:p text:style-name="P102"/>
      <text:p text:style-name="P102"/>
      <text:p text:style-name="P99">Формы</text:p>
      <text:p text:style-name="P99"/>
      <text:h text:style-name="P245" text:outline-level="3">help_text</text:h>
      <text:p text:style-name="P124"><text:span text:style-name="Основной_20_шрифт_20_абзаца"><text:span text:style-name="T54">Параметр</text:span></text:span><text:span text:style-name="apple-converted-space"><text:span text:style-name="T54"> </text:span></text:span><text:span text:style-name="b"><text:span text:style-name="T55">help_text</text:span></text:span><text:span text:style-name="apple-converted-space"><text:span text:style-name="T54"> </text:span></text:span><text:span text:style-name="Основной_20_шрифт_20_абзаца"><text:span text:style-name="T54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7"/>
            <text:p text:style-name="P57"/>
            <text:p text:style-name="P57"/>
            <text:p text:style-name="P57"/>
            <text:p text:style-name="P57"/>
          </table:table-cell>
          <table:table-cell table:style-name="Таблица1.A1" office:value-type="string">
            <text:p text:style-name="P61"><text:span text:style-name="Код_20_HTML"><text:span text:style-name="T172">from</text:span></text:span><text:span text:style-name="Основной_20_шрифт_20_абзаца"><text:span text:style-name="T175"> </text:span></text:span><text:span text:style-name="Код_20_HTML"><text:span text:style-name="T172">django import</text:span></text:span><text:span text:style-name="Основной_20_шрифт_20_абзаца"><text:span text:style-name="T175"> </text:span></text:span><text:span text:style-name="Код_20_HTML"><text:span text:style-name="T172">forms</text:span></text:span></text:p>
            <text:p text:style-name="P58"> </text:p>
            <text:p text:style-name="P61"><text:span text:style-name="Код_20_HTML"><text:span text:style-name="T172">class</text:span></text:span><text:span text:style-name="Основной_20_шрифт_20_абзаца"><text:span text:style-name="T175"> </text:span></text:span><text:span text:style-name="Код_20_HTML"><text:span text:style-name="T172">UserForm(forms.Form):</text:span></text:span></text:p>
            <text:p text:style-name="P61"><text:span text:style-name="Код_20_HTML"><text:span text:style-name="T172">    name =</text:span></text:span><text:span text:style-name="Основной_20_шрифт_20_абзаца"><text:span text:style-name="T175"> </text:span></text:span><text:span text:style-name="Код_20_HTML"><text:span text:style-name="T172">forms.CharField(help_text="</text:span></text:span><text:span text:style-name="Код_20_HTML"><text:span text:style-name="T174">Введите</text:span></text:span><text:span text:style-name="Код_20_HTML"><text:span text:style-name="T172"> </text:span></text:span><text:span text:style-name="Код_20_HTML"><text:span text:style-name="T174">свое</text:span></text:span><text:span text:style-name="Код_20_HTML"><text:span text:style-name="T172"> </text:span></text:span><text:span text:style-name="Код_20_HTML"><text:span text:style-name="T174">имя</text:span></text:span><text:span text:style-name="Код_20_HTML"><text:span text:style-name="T172">")</text:span></text:span></text:p>
            <text:p text:style-name="P61"><text:span text:style-name="Код_20_HTML"><text:span text:style-name="T172">    age =</text:span></text:span><text:span text:style-name="Основной_20_шрифт_20_абзаца"><text:span text:style-name="T175"> </text:span></text:span><text:span text:style-name="Код_20_HTML"><text:span text:style-name="T172">forms.IntegerField(help_text="</text:span></text:span><text:span text:style-name="Код_20_HTML"><text:span text:style-name="T174">Введите</text:span></text:span><text:span text:style-name="Код_20_HTML"><text:span text:style-name="T172"> </text:span></text:span><text:span text:style-name="Код_20_HTML"><text:span text:style-name="T174">свой</text:span></text:span><text:span text:style-name="Код_20_HTML"><text:span text:style-name="T172"> </text:span></text:span><text:span text:style-name="Код_20_HTML"><text:span text:style-name="T174">возраст</text:span></text:span><text:span text:style-name="Код_20_HTML"><text:span text:style-name="T172">")</text:span></text:span></text:p>
          </table:table-cell>
        </table:table-row>
      </table:table>
      <text:p text:style-name="P100"/>
      <text:p text:style-name="P100"/>
      <text:p text:style-name="P100"/>
      <text:p text:style-name="P97"><text:span text:style-name="Основной_20_шрифт_20_абзаца"><text:span text:style-name="T176">Статические</text:span></text:span><text:span text:style-name="Основной_20_шрифт_20_абзаца"><text:span text:style-name="T177"> </text:span></text:span><text:span text:style-name="Основной_20_шрифт_20_абзаца"><text:span text:style-name="T176">файлы</text:span></text:span></text:p>
      <text:p text:style-name="P100"/>
      <text:p text:style-name="P29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36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44">'staticfiles'</text:span></text:span><text:span text:style-name="Основной_20_шрифт_20_абзаца"><text:span text:style-name="T23">) <text:line-break/><text:line-break/></text:span></text:span><text:soft-page-break/><text:span text:style-name="Основной_20_шрифт_20_абзаца"><text:span text:style-name="T23"># The URL to use when referring to static files (where they will be served from) <text:line-break/>STATIC_URL = </text:span></text:span><text:span text:style-name="Основной_20_шрифт_20_абзаца"><text:span text:style-name="T144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44">'whitenoise.storage.CompressedManifestStaticFilesStorage'</text:span></text:span></text:p>
      <text:p text:style-name="P100"/>
      <text:p text:style-name="P100"/>
      <text:h text:style-name="P249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58424313" text:style-name="L4">
        <text:list-item>
          <text:p text:style-name="P282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62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62">/static/</text:span></text:span><text:span text:style-name="Основной_20_шрифт_20_абзаца"><text:span text:style-name="T11">).</text:span></text:span></text:p>
        </text:list-item>
        <text:list-item>
          <text:p text:style-name="P282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2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62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25"><text:span text:style-name="n"><text:span text:style-name="T61"># STATIC_ROOT</text:span></text:span><text:span text:style-name="Основной_20_шрифт_20_абзаца"><text:span text:style-name="T61"> </text:span></text:span><text:span text:style-name="o"><text:span text:style-name="T62">=</text:span></text:span><text:span text:style-name="Основной_20_шрифт_20_абзаца"><text:span text:style-name="T61"> </text:span></text:span><text:span text:style-name="s"><text:span text:style-name="T180">"/home/jacob/projects/mysite.com/sitestatic"</text:span></text:span></text:p>
      <text:p text:style-name="P125"><text:span text:style-name="Основной_20_шрифт_20_абзаца"><text:span text:style-name="T28">STATIC_ROOT = os.path.join(BASE_DIR, </text:span></text:span><text:span text:style-name="Основной_20_шрифт_20_абзаца"><text:span text:style-name="T146">'staticfiles')</text:span></text:span></text:p>
      <text:list xml:id="list154139242856730" text:continue-numbering="true" text:style-name="L4">
        <text:list-item>
          <text:p text:style-name="P282"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62">collectstatic</text:span></text:span></text:a><text:span text:style-name="Основной_20_шрифт_20_абзаца"><text:span text:style-name="T11">:</text:span></text:span></text:p>
        </text:list-item>
      </text:list>
      <text:p text:style-name="P126"><text:span text:style-name="Основной_20_шрифт_20_абзаца"><text:span text:style-name="T63">./manage.py collectstatic</text:span></text:span></text:p>
      <text:p text:style-name="P127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2">STATIC_ROOT</text:span></text:span></text:a><text:span text:style-name="Основной_20_шрифт_20_абзаца"><text:span text:style-name="T11">.</text:span></text:span></text:p>
      <text:list xml:id="list154140364234613" text:continue-numbering="true" text:style-name="L4">
        <text:list-item>
          <text:p text:style-name="P282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2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62">STATIC_URL</text:span></text:span></text:a><text:span text:style-name="Основной_20_шрифт_20_абзаца"><text:span text:style-name="T11">.</text:span></text:span></text:p>
        </text:list-item>
      </text:list>
      <text:p text:style-name="P127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81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28"/>
      <text:p text:style-name="P41"/>
      <text:p text:style-name="P29"><text:span text:style-name="Основной_20_шрифт_20_абзаца"><text:span text:style-name="T125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96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5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96">'/static/'</text:span></text:span></text:p>
      <text:p text:style-name="P129"/>
      <text:p text:style-name="P129"/>
      <text:p text:style-name="P130"><text:soft-page-break/>MySQL</text:p>
      <text:p text:style-name="P29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96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96">'ENGINE'</text:span></text:span><text:span text:style-name="Основной_20_шрифт_20_абзаца"><text:span text:style-name="T23">: </text:span></text:span><text:span text:style-name="Основной_20_шрифт_20_абзаца"><text:span text:style-name="T96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6">'NAME'</text:span></text:span><text:span text:style-name="Основной_20_шрифт_20_абзаца"><text:span text:style-name="T23">: </text:span></text:span><text:span text:style-name="Основной_20_шрифт_20_абзаца"><text:span text:style-name="T96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6">'USER'</text:span></text:span><text:span text:style-name="Основной_20_шрифт_20_абзаца"><text:span text:style-name="T23">: </text:span></text:span><text:span text:style-name="Основной_20_шрифт_20_абзаца"><text:span text:style-name="T96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6">'PASSWORD'</text:span></text:span><text:span text:style-name="Основной_20_шрифт_20_абзаца"><text:span text:style-name="T23">: </text:span></text:span><text:span text:style-name="Основной_20_шрифт_20_абзаца"><text:span text:style-name="T96">'</text:span></text:span><text:span text:style-name="Основной_20_шрифт_20_абзаца"><text:span text:style-name="T97">1234</text:span></text:span><text:span text:style-name="Основной_20_шрифт_20_абзаца"><text:span text:style-name="T96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6">'HOST'</text:span></text:span><text:span text:style-name="Основной_20_шрифт_20_абзаца"><text:span text:style-name="T23">: </text:span></text:span><text:span text:style-name="Основной_20_шрифт_20_абзаца"><text:span text:style-name="T96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96">'PORT'</text:span></text:span><text:span text:style-name="Основной_20_шрифт_20_абзаца"><text:span text:style-name="T23">: </text:span></text:span><text:span text:style-name="Основной_20_шрифт_20_абзаца"><text:span text:style-name="T96">''</text:span></text:span><text:span text:style-name="Основной_20_шрифт_20_абзаца"><text:span text:style-name="T23">,<text:line-break/> <text:s text:c="3"/>}<text:line-break/>}</text:span></text:span></text:p>
      <text:p text:style-name="P33"/>
      <text:p text:style-name="P131">При возникновении ошибки подключения базы данных:</text:p>
      <text:p text:style-name="P106"><text:span text:style-name="Основной_20_шрифт_20_абзаца"><text:span text:style-name="T182">File</text:span></text:span><text:span text:style-name="Основной_20_шрифт_20_абзаца"><text:span text:style-name="T184"> "C:\Users\user\env\lib\site-packages\django\db\backends\mysql\base.py", line 30, in &lt;module&gt;</text:span></text:span></text:p>
      <text:p text:style-name="P62"><text:s text:c="4"/>'Did you install mysqlclient or MySQL-python?' % e</text:p>
      <text:p text:style-name="P28"><text:span text:style-name="Основной_20_шрифт_20_абзаца"><text:span text:style-name="T185">django.core.exceptions.</text:span></text:span><text:span text:style-name="Основной_20_шрифт_20_абзаца"><text:span text:style-name="T183">ImproperlyConfigured</text:span></text:span><text:span text:style-name="Основной_20_шрифт_20_абзаца"><text:span text:style-name="T185">: </text:span></text:span><text:span text:style-name="Основной_20_шрифт_20_абзаца"><text:span text:style-name="T183">Error</text:span></text:span><text:span text:style-name="Основной_20_шрифт_20_абзаца"><text:span text:style-name="T185"> loading </text:span></text:span><text:span text:style-name="Основной_20_шрифт_20_абзаца"><text:span text:style-name="T183">MySQLdb</text:span></text:span><text:span text:style-name="Основной_20_шрифт_20_абзаца"><text:span text:style-name="T185"> module: </text:span></text:span><text:span text:style-name="Основной_20_шрифт_20_абзаца"><text:span text:style-name="T183">No</text:span></text:span><text:span text:style-name="Основной_20_шрифт_20_абзаца"><text:span text:style-name="T185"> module named 'MySQLdb'.</text:span></text:span></text:p>
      <text:p text:style-name="P28"><text:span text:style-name="Основной_20_шрифт_20_абзаца"><text:span text:style-name="T183">Did</text:span></text:span><text:span text:style-name="Основной_20_шрифт_20_абзаца"><text:span text:style-name="T185"> you install mysqlclient or </text:span></text:span><text:span text:style-name="Основной_20_шрифт_20_абзаца"><text:span text:style-name="T183">MySQL</text:span></text:span><text:span text:style-name="Основной_20_шрифт_20_абзаца"><text:span text:style-name="T185">-python?</text:span></text:span></text:p>
      <text:p text:style-name="P132">pip install pymysql</text:p>
      <text:p text:style-name="P132">Then, edit the __init__.py file in your project origin dir(the same as settings.py) <text:s/>add:</text:p>
      <text:p text:style-name="P29"><text:span text:style-name="Основной_20_шрифт_20_абзаца"><text:span text:style-name="T83">import </text:span></text:span><text:span text:style-name="Основной_20_шрифт_20_абзаца"><text:span text:style-name="T23">pymysql <text:s/><text:line-break/>pymysql.install_as_MySQLdb()</text:span></text:span></text:p>
      <text:p text:style-name="P100"/>
      <text:p text:style-name="P37">Обрезание строки до указанной длины</text:p>
      <text:p text:style-name="P60"/>
      <text:h text:style-name="P248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59"/>
      <text:h text:style-name="P248" text:outline-level="3">truncatechars_html</text:h>
      <text:p text:style-name="Обычный"><text:span text:style-name="Заголовок1"><text:span text:style-name="T186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61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59"/>
      <text:h text:style-name="P248" text:outline-level="3">truncatewords</text:h>
      <text:p text:style-name="Обычный">Обрезает строку после указанного количества слов.</text:p>
      <text:p text:style-name="P59"/>
      <text:h text:style-name="P248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61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61">truncatewords</text:span></text:span></text:a>, используйте его только с HTML-текстом.</text:p>
      <text:p text:style-name="P59"><text:soft-page-break/></text:p>
      <text:p text:style-name="P59"/>
      <text:p text:style-name="P105">Валидация</text:p>
      <text:p text:style-name="P103"/>
      <text:p text:style-name="P39">Допустим, одно поле может иметь, а может не иметь значение. В этом случае мы можем отключить атрибут required: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23">django </text:span></text:span><text:span text:style-name="Основной_20_шрифт_20_абзаца"><text:span text:style-name="T83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16">required</text:span></text:span><text:span text:style-name="Основной_20_шрифт_20_абзаца"><text:span text:style-name="T23">=</text:span></text:span><text:span text:style-name="Основной_20_шрифт_20_абзаца"><text:span text:style-name="T83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116">required</text:span></text:span><text:span text:style-name="Основной_20_шрифт_20_абзаца"><text:span text:style-name="T23">=</text:span></text:span><text:span text:style-name="Основной_20_шрифт_20_абзаца"><text:span text:style-name="T83">False</text:span></text:span><text:span text:style-name="Основной_20_шрифт_20_абзаца"><text:span text:style-name="T23">)</text:span></text:span></text:p>
      <text:p text:style-name="P100"/>
      <text:p text:style-name="P100"/>
      <text:p text:style-name="P16"><text:span text:style-name="Основной_20_шрифт_20_абзаца"><text:span text:style-name="T165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43" text:outline-level="1"><text:span text:style-name="Основной_20_шрифт_20_абзаца"><text:span text:style-name="T64">QuerySet API</text:span></text:span></text:h>
      <text:p text:style-name="P46"/>
      <text:h text:style-name="P246" text:outline-level="3">Операторы фильтрации</text:h>
      <text:h text:style-name="P246" text:outline-level="3"><text:span text:style-name="Основной_20_шрифт_20_абзаца"><text:span text:style-name="T187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87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87">: </text:span></text:span><text:span text:style-name="Teletype">filter()</text:span><text:span text:style-name="Основной_20_шрифт_20_абзаца"><text:span text:style-name="T187">, </text:span></text:span><text:span text:style-name="Teletype">exclude()</text:span><text:span text:style-name="Основной_20_шрифт_20_абзаца"><text:span text:style-name="T187"> и </text:span></text:span><text:span text:style-name="Teletype">get()</text:span><text:span text:style-name="Основной_20_шрифт_20_абзаца"><text:span text:style-name="T187">.</text:span></text:span></text:h>
      <text:h text:style-name="P251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64">:</text:span></text:span></text:p>
      <text:p text:style-name="P135">Entry.objects.filter(id__in=[1, 3, 4])</text:p>
      <text:p text:style-name="Text_20_body">Аналог<text:span text:style-name="Основной_20_шрифт_20_абзаца"><text:span text:style-name="T164"> SQL:</text:span></text:span></text:p>
      <text:p text:style-name="P135">SELECT ... WHERE id IN (1, 3, 4);</text:p>
      <text:h text:style-name="P251" text:outline-level="4">gt</text:h>
      <text:p text:style-name="Text_20_body">Больше чем.</text:p>
      <text:p text:style-name="Text_20_body">Например:</text:p>
      <text:p text:style-name="P134">Entry.objects.filter(id__gt=4)</text:p>
      <text:p text:style-name="Text_20_body"><text:soft-page-break/>Аналог<text:span text:style-name="Основной_20_шрифт_20_абзаца"><text:span text:style-name="T164"> SQL:</text:span></text:span></text:p>
      <text:p text:style-name="P135">SELECT ... WHERE id &gt; 4;</text:p>
      <text:h text:style-name="P253" text:outline-level="4">gte</text:h>
      <text:p text:style-name="Text_20_body">Больше чем или равно.</text:p>
      <text:h text:style-name="P253" text:outline-level="4">lt</text:h>
      <text:p text:style-name="Text_20_body">Меньше чем.</text:p>
      <text:h text:style-name="P253" text:outline-level="4">lte</text:h>
      <text:p text:style-name="Text_20_body">Меньше чем или равно.</text:p>
      <text:p text:style-name="P134"/>
      <text:h text:style-name="P246" text:outline-level="3"><text:span text:style-name="Основной_20_шрифт_20_абзаца"><text:span text:style-name="T187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87">https://www.djbook.ru/rel1.8/ref/models/querysets.html</text:span></text:span></text:a></text:h>
      <text:h text:style-name="P247" text:outline-level="3"/>
      <text:p text:style-name="P15"/>
      <text:p text:style-name="P15"/>
      <text:p text:style-name="P15"/>
      <text:p text:style-name="P7"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88">Django использует юнит-тестовый модуль -</text:span></text:span><text:span text:style-name="apple-converted-space"><text:span text:style-name="T188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96">встроенный "обнаружитель" тестов</text:span></text:span></text:a><text:span text:style-name="Основной_20_шрифт_20_абзаца"><text:span text:style-name="T188">, который находит тесты в текущей рабочей директории, в любом файле с шаблонным именем</text:span></text:span><text:span text:style-name="Строгий"><text:span text:style-name="T189">test*.py</text:span></text:span><text:span text:style-name="Основной_20_шрифт_20_абзаца"><text:span text:style-name="T188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36">catalog/</text:p>
      <text:p text:style-name="P136"><text:s text:c="2"/>/tests/</text:p>
      <text:p text:style-name="P136"><text:s text:c="4"/>__init__.py</text:p>
      <text:p text:style-name="P136"><text:s text:c="4"/>test_models.py</text:p>
      <text:p text:style-name="P136"><text:s text:c="4"/>test_forms.py</text:p>
      <text:p text:style-name="P137"><text:span text:style-name="Основной_20_шрифт_20_абзаца"><text:span text:style-name="T191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83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25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97">@classmethod<text:line-break/> <text:s text:c="3"/></text:span></text:span><text:span text:style-name="Основной_20_шрифт_20_абзаца"><text:span text:style-name="T83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50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5">print</text:span></text:span><text:span text:style-name="Основной_20_шрифт_20_абзаца"><text:span text:style-name="T23">(</text:span></text:span><text:span text:style-name="Основной_20_шрифт_20_абзаца"><text:span text:style-name="T96">"setUpTestData: Run once to set up non-modified data for all class methods."</text:span></text:span><text:span text:style-name="Основной_20_шрифт_20_абзаца"><text:span text:style-name="T23">)<text:line-break/></text:span></text:span><text:soft-page-break/><text:span text:style-name="Основной_20_шрифт_20_абзаца"><text:span text:style-name="T23"> <text:s text:c="7"/></text:span></text:span><text:span text:style-name="Основной_20_шрифт_20_абзаца"><text:span text:style-name="T83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5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5">print</text:span></text:span><text:span text:style-name="Основной_20_шрифт_20_абзаца"><text:span text:style-name="T23">(</text:span></text:span><text:span text:style-name="Основной_20_шрифт_20_абзаца"><text:span text:style-name="T96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83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5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5">print</text:span></text:span><text:span text:style-name="Основной_20_шрифт_20_абзаца"><text:span text:style-name="T23">(</text:span></text:span><text:span text:style-name="Основной_20_шрифт_20_абзаца"><text:span text:style-name="T96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50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83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3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5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5">print</text:span></text:span><text:span text:style-name="Основной_20_шрифт_20_абзаца"><text:span text:style-name="T23">(</text:span></text:span><text:span text:style-name="Основной_20_шрифт_20_абзаца"><text:span text:style-name="T96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50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83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3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5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5">print</text:span></text:span><text:span text:style-name="Основной_20_шрифт_20_абзаца"><text:span text:style-name="T23">(</text:span></text:span><text:span text:style-name="Основной_20_шрифт_20_абзаца"><text:span text:style-name="T96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51">self</text:span></text:span><text:span text:style-name="Основной_20_шрифт_20_абзаца"><text:span text:style-name="T27">.assertEqual(</text:span></text:span><text:span text:style-name="Основной_20_шрифт_20_абзаца"><text:span text:style-name="T139">1 </text:span></text:span><text:span text:style-name="Основной_20_шрифт_20_абзаца"><text:span text:style-name="T27">+ </text:span></text:span><text:span text:style-name="Основной_20_шрифт_20_абзаца"><text:span text:style-name="T139">1</text:span></text:span><text:span text:style-name="Основной_20_шрифт_20_абзаца"><text:span text:style-name="T27">, </text:span></text:span><text:span text:style-name="Основной_20_шрифт_20_абзаца"><text:span text:style-name="T139">2</text:span></text:span><text:span text:style-name="Основной_20_шрифт_20_абзаца"><text:span text:style-name="T27">)</text:span></text:span></text:p>
      <text:p text:style-name="P3"/>
      <text:p text:style-name="P3"/>
      <text:p text:style-name="P3"/>
      <text:list xml:id="list1776943172" text:style-name="L5">
        <text:list-item>
          <text:p text:style-name="P285"><text:span text:style-name="Основной_20_шрифт_20_абзаца"><text:span text:style-name="T193">setUpTestData() </text:span></text:span><text:span text:style-name="Основной_20_шрифт_20_абзаца"><text:span text:style-name="T189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285"><text:span text:style-name="Основной_20_шрифт_20_абзаца"><text:span text:style-name="T193">SetUp() </text:span></text:span><text:span text:style-name="Основной_20_шрифт_20_абзаца"><text:span text:style-name="T189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94">Примечание</text:span></text:span><text:span text:style-name="Основной_20_шрифт_20_абзаца"><text:span text:style-name="T195">. Классы тестирования также содержат метод </text:span></text:span><text:span text:style-name="Основной_20_шрифт_20_абзаца"><text:span text:style-name="T193">tearDown()</text:span></text:span><text:span text:style-name="Основной_20_шрифт_20_абзаца"><text:span text:style-name="T195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93">TestCase</text:span></text:span><text:span text:style-name="Основной_20_шрифт_20_абзаца"><text:span text:style-name="T195"> автоматически разрывает соединения с ними.</text:span></text:span></text:p>
      <text:p text:style-name="P5"/>
      <text:p text:style-name="P5"/>
      <text:p text:style-name="P138">Простейшим способом запуска всех тестов является применение следующей команды:</text:p>
      <text:p text:style-name="P137"><text:span text:style-name="Основной_20_шрифт_20_абзаца"><text:span text:style-name="T192">python3 manage.py </text:span></text:span><text:span text:style-name="Основной_20_шрифт_20_абзаца"><text:span text:style-name="T199">test</text:span></text:span></text:p>
      <text:p text:style-name="P5"/>
      <text:p text:style-name="P101"/>
      <text:p text:style-name="Обычный"><text:span text:style-name="Основной_20_шрифт_20_абзаца"><text:span text:style-name="T189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90">verbosity</text:span></text:span><text:span text:style-name="Основной_20_шрифт_20_абзаца"><text:span text:style-name="T189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37"><text:span text:style-name="Основной_20_шрифт_20_абзаца"><text:span text:style-name="T191">python3 manage.py </text:span></text:span><text:span text:style-name="Основной_20_шрифт_20_абзаца"><text:span text:style-name="T200">test</text:span></text:span><text:span text:style-name="Основной_20_шрифт_20_абзаца"><text:span text:style-name="T191"> --verbosity </text:span></text:span><text:span text:style-name="Основной_20_шрифт_20_абзаца"><text:span text:style-name="T201">2</text:span></text:span></text:p>
      <text:p text:style-name="P100"/>
      <text:p text:style-name="P100"/>
      <text:p text:style-name="Обычный"><text:span text:style-name="Основной_20_шрифт_20_абзаца"><text:span text:style-name="T189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93">TestCase</text:span></text:span><text:span text:style-name="Основной_20_шрифт_20_абзаца"><text:span text:style-name="T189">, или методу:</text:span></text:span></text:p>
      <text:p text:style-name="P137"><text:soft-page-break/><text:span text:style-name="Основной_20_шрифт_20_абзаца"><text:span text:style-name="T191">python3 manage.py </text:span></text:span><text:span text:style-name="Основной_20_шрифт_20_абзаца"><text:span text:style-name="T200">test</text:span></text:span><text:span text:style-name="Основной_20_шрифт_20_абзаца"><text:span text:style-name="T191"> catalog.tests <text:s text:c="2"/></text:span></text:span><text:span text:style-name="Основной_20_шрифт_20_абзаца"><text:span text:style-name="T202"># Run the specified module</text:span></text:span></text:p>
      <text:p text:style-name="P137"><text:span text:style-name="Основной_20_шрифт_20_абзаца"><text:span text:style-name="T191">python3 manage.py </text:span></text:span><text:span text:style-name="Основной_20_шрифт_20_абзаца"><text:span text:style-name="T200">test</text:span></text:span><text:span text:style-name="Основной_20_шрифт_20_абзаца"><text:span text:style-name="T191"> catalog.tests.test_models <text:s/></text:span></text:span><text:span text:style-name="Основной_20_шрифт_20_абзаца"><text:span text:style-name="T202"># Run the specified module</text:span></text:span></text:p>
      <text:p text:style-name="P137"><text:span text:style-name="Основной_20_шрифт_20_абзаца"><text:span text:style-name="T191">python3 manage.py </text:span></text:span><text:span text:style-name="Основной_20_шрифт_20_абзаца"><text:span text:style-name="T200">test</text:span></text:span><text:span text:style-name="Основной_20_шрифт_20_абзаца"><text:span text:style-name="T191"> catalog.tests.test_models.YourTestClass </text:span></text:span><text:span text:style-name="Основной_20_шрифт_20_абзаца"><text:span text:style-name="T202"># Run the specified class</text:span></text:span></text:p>
      <text:p text:style-name="P137"><text:span text:style-name="Основной_20_шрифт_20_абзаца"><text:span text:style-name="T191">python3 manage.py </text:span></text:span><text:span text:style-name="Основной_20_шрифт_20_абзаца"><text:span text:style-name="T200">test</text:span></text:span><text:span text:style-name="Основной_20_шрифт_20_абзаца"><text:span text:style-name="T191"> catalog.tests.test_models.YourTestClass.test_one_plus_one_equals_two <text:s/></text:span></text:span><text:span text:style-name="Основной_20_шрифт_20_абзаца"><text:span text:style-name="T202"># Run the specified method</text:span></text:span></text:p>
      <text:p text:style-name="P100"/>
      <text:p text:style-name="P100"/>
      <text:p text:style-name="P100"/>
      <text:p text:style-name="P100"/>
      <text:p text:style-name="P100"/>
      <text:p text:style-name="P68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78">https://developer.mozilla.org/ru/docs/Learn/Server-side/Django/Testing</text:span></text:span></text:a></text:p>
      <text:p text:style-name="P100"/>
      <text:p text:style-name="P100">https://www.djbook.ru/rel1.8/topics/testing/tools.html</text:p>
      <text:p text:style-name="P107"/>
      <text:p text:style-name="P107">https://docs.djangoproject.com/en/3.1/topics/testing/overview/</text:p>
      <text:h text:style-name="P250" text:outline-level="3">Загрузка фикстур</text:h>
      <text:h text:style-name="P250" text:outline-level="3"/>
      <text:p text:style-name="Обычный"><text:span text:style-name="Основной_20_шрифт_20_абзаца"><text:span text:style-name="T54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54"> </text:span></text:span><text:span text:style-name="pre"><text:span text:style-name="T58">TransactionTestCase</text:span></text:span><text:span text:style-name="apple-converted-space"><text:span text:style-name="T58"> </text:span></text:span><text:span text:style-name="Основной_20_шрифт_20_абзаца"><text:span text:style-name="T54">предоставляет возможность загружать</text:span></text:span><text:span text:style-name="apple-converted-space"><text:span text:style-name="T54"> </text:span></text:span><text:span text:style-name="Строгий"><text:span text:style-name="T54">фикстуры</text:span></text:span><text:span text:style-name="Основной_20_шрифт_20_абзаца"><text:span text:style-name="T54">.</text:span></text:span></text:p>
      <text:p text:style-name="P39"/>
      <text:p text:style-name="P39">Фикстуры - набор данных, которые Django умеет импортировать в базу данных.</text:p>
      <text:p text:style-name="P39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54">Самый простой способ создать фикстуры, использовать команду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8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 Необходимые данные должны быть в вашей базе данных. Подробности смотрите в описании команды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</text:span></text:span></text:p>
      <text:p text:style-name="P39"/>
      <text:p text:style-name="Обычный"><text:span text:style-name="Основной_20_шрифт_20_абзаца"><text:span text:style-name="T60">После создания фикстур, добавьте их в каталог </text:span></text:span><text:span text:style-name="Основной_20_шрифт_20_абзаца"><text:span text:style-name="T163">fixtures</text:span></text:span><text:span text:style-name="Основной_20_шрифт_20_абзаца"><text:span text:style-name="T60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63">INSTALLED_APPS</text:span></text:span></text:a><text:span text:style-name="Основной_20_шрифт_20_абзаца"><text:span text:style-name="T60">. Теперь вы можете использовать их в тестах, указав в атрибуте </text:span></text:span><text:span text:style-name="Основной_20_шрифт_20_абзаца"><text:span text:style-name="T163">fixtures</text:span></text:span><text:span text:style-name="Основной_20_шрифт_20_абзаца"><text:span text:style-name="T60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63">django.test.TestCase</text:span></text:span></text:a><text:span text:style-name="Основной_20_шрифт_20_абзаца"><text:span text:style-name="T60">:</text:span></text:span></text:p>
      <text:p text:style-name="P39"/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3">django.test </text:span></text:span><text:span text:style-name="Основной_20_шрифт_20_абзаца"><text:span text:style-name="T89">import </text:span></text:span><text:span text:style-name="Основной_20_шрифт_20_абзаца"><text:span text:style-name="T33">TestCase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3">myapp.models </text:span></text:span><text:span text:style-name="Основной_20_шрифт_20_абзаца"><text:span text:style-name="T89">import </text:span></text:span><text:span text:style-name="Основной_20_шрифт_20_абзаца"><text:span text:style-name="T33">Animal<text:line-break/>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3">AnimalTestCase(TestCase):<text:line-break/> <text:s text:c="3"/>fixtures = [</text:span></text:span><text:span text:style-name="Основной_20_шрифт_20_абзаца"><text:span text:style-name="T101">'mammals.json'</text:span></text:span><text:span text:style-name="Основной_20_шрифт_20_абзаца"><text:span text:style-name="T33">, </text:span></text:span><text:span text:style-name="Основной_20_шрифт_20_абзаца"><text:span text:style-name="T101">'birds'</text:span></text:span><text:span text:style-name="Основной_20_шрифт_20_абзаца"><text:span text:style-name="T33">]<text:line-break/><text:line-break/> <text:s text:c="3"/></text:span></text:span><text:span text:style-name="Основной_20_шрифт_20_абзаца"><text:span text:style-name="T89">def </text:span></text:span><text:span text:style-name="Основной_20_шрифт_20_абзаца"><text:span text:style-name="T33">setUp(</text:span></text:span><text:span text:style-name="Основной_20_шрифт_20_абзаца"><text:span text:style-name="T152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29"># Test definitions as before.<text:line-break/> <text:s text:c="7"/></text:span></text:span><text:span text:style-name="Основной_20_шрифт_20_абзаца"><text:span text:style-name="T33">call_setup_methods()<text:line-break/><text:line-break/></text:span></text:span><text:soft-page-break/><text:span text:style-name="Основной_20_шрифт_20_абзаца"><text:span text:style-name="T33"> <text:s text:c="3"/></text:span></text:span><text:span text:style-name="Основной_20_шрифт_20_абзаца"><text:span text:style-name="T89">def </text:span></text:span><text:span text:style-name="Основной_20_шрифт_20_абзаца"><text:span text:style-name="T33">testFluffyAnimals(</text:span></text:span><text:span text:style-name="Основной_20_шрифт_20_абзаца"><text:span text:style-name="T152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29"># A test that uses the fixtures.<text:line-break/> <text:s text:c="7"/></text:span></text:span><text:span text:style-name="Основной_20_шрифт_20_абзаца"><text:span text:style-name="T34">call_some_test_code()</text:span></text:span></text:p>
      <text:p text:style-name="P39"/>
      <text:p text:style-name="P63"/>
      <text:p text:style-name="P133">Что произойдет:</text:p>
      <text:list xml:id="list1194066844" text:style-name="L6">
        <text:list-item>
          <text:p text:style-name="P286"><text:span text:style-name="Основной_20_шрифт_20_абзаца"><text:span text:style-name="T54">Перед выполнение теста и перед методом </text:span></text:span><text:span text:style-name="Основной_20_шрифт_20_абзаца"><text:span text:style-name="T163">setUp()</text:span></text:span><text:span text:style-name="Основной_20_шрифт_20_абзаца"><text:span text:style-name="T54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63">migrate</text:span></text:span></text:a><text:span text:style-name="Основной_20_шрифт_20_абзаца"><text:span text:style-name="T54">.</text:span></text:span></text:p>
        </text:list-item>
        <text:list-item>
          <text:p text:style-name="P286"><text:span text:style-name="Основной_20_шрифт_20_абзаца"><text:span text:style-name="T54">Затем загружаются фикстуры. В примере выше Django загрузит JSON фикстуру с названием </text:span></text:span><text:span text:style-name="Основной_20_шрифт_20_абзаца"><text:span text:style-name="T163">mammals</text:span></text:span><text:span text:style-name="Основной_20_шрифт_20_абзаца"><text:span text:style-name="T54">, затем фикстуру </text:span></text:span><text:span text:style-name="Основной_20_шрифт_20_абзаца"><text:span text:style-name="T163">birds</text:span></text:span><text:span text:style-name="Основной_20_шрифт_20_абзаца"><text:span text:style-name="T54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63">loaddata</text:span></text:span></text:a><text:span text:style-name="Основной_20_шрифт_20_абзаца"><text:span text:style-name="T54">.</text:span></text:span></text:p>
        </text:list-item>
      </text:list>
      <text:p text:style-name="P56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79">По умолчанию фикстуры загружаются в базу данных </text:span></text:span><text:span text:style-name="Основной_20_шрифт_20_абзаца"><text:span text:style-name="T163">default</text:span></text:span><text:span text:style-name="Основной_20_шрифт_20_абзаца"><text:span text:style-name="T179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63">multi_db=True</text:span></text:span></text:a><text:span text:style-name="Основной_20_шрифт_20_абзаца"><text:span text:style-name="T179">, фикстуры будут загружены в несколько баз данных.</text:span></text:span></text:p>
      <text:p text:style-name="P63"/>
      <text:p text:style-name="P63"/>
      <text:p text:style-name="P65">python manage.py diffsettings | grep fixtures</text:p>
      <text:p text:style-name="P64">Выгрузка данных из базы данных и загрузка в базу данных</text:p>
      <text:p text:style-name="P66"/>
      <text:p text:style-name="P66"/>
      <text:p text:style-name="Обычный"><text:span text:style-name="Основной_20_шрифт_20_абзаца"><text:span text:style-name="T203">В django есть возможность сделать так, чтобы данные автоматически вставлялись в базу данных при</text:span></text:span><text:span text:style-name="apple-converted-space"><text:span text:style-name="T203"> </text:span></text:span><text:span text:style-name="Основной_20_шрифт_20_абзаца"><text:span text:style-name="T204">syncdb</text:span></text:span><text:span text:style-name="apple-converted-space"><text:span text:style-name="T203"> </text:span></text:span><text:span text:style-name="Основной_20_шрифт_20_абзаца"><text:span text:style-name="T203">проекта.</text:span></text:span><text:span text:style-name="Основной_20_шрифт_20_абзаца"><text:span text:style-name="T205"><text:line-break/></text:span></text:span><text:span text:style-name="Основной_20_шрифт_20_абзаца"><text:span text:style-name="T203">Для этого существуют</text:span></text:span><text:span text:style-name="apple-converted-space"><text:span text:style-name="T203"> </text:span></text:span><text:span text:style-name="Основной_20_шрифт_20_абзаца"><text:span text:style-name="T206">fixtures</text:span></text:span><text:span text:style-name="apple-converted-space"><text:span text:style-name="T203"> </text:span></text:span><text:span text:style-name="Основной_20_шрифт_20_абзаца"><text:span text:style-name="T203">- представления данных ваших приложений в форматах .json/.xml/.yaml</text:span></text:span><text:span text:style-name="Основной_20_шрифт_20_абзаца"><text:span text:style-name="T205"><text:line-break/><text:line-break/></text:span></text:span></text:p>
      <text:h text:style-name="P254" text:outline-level="4">Дамп базы данных в файл фикстур</text:h>
      <text:p text:style-name="P6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6">1</text:p>
          </table:table-cell>
          <table:table-cell table:style-name="Таблица2.A1" office:value-type="string">
            <text:p text:style-name="Обычный"><text:span text:style-name="Код_20_HTML"><text:span text:style-name="T173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205"><text:line-break/></text:span></text:span><text:span text:style-name="Основной_20_шрифт_20_абзаца"><text:span text:style-name="T203">По умолчанию фикстуры нужно хранить в папке</text:span></text:span><text:span text:style-name="apple-converted-space"><text:span text:style-name="T203"> </text:span></text:span><text:span text:style-name="Основной_20_шрифт_20_абзаца"><text:span text:style-name="T204">fixtures</text:span></text:span><text:span text:style-name="Основной_20_шрифт_20_абзаца"><text:span text:style-name="T203">, которую нужно создать внутри каждого приложения.</text:span></text:span><text:span text:style-name="Основной_20_шрифт_20_абзаца"><text:span text:style-name="T205"><text:line-break/></text:span></text:span><text:span text:style-name="Основной_20_шрифт_20_абзаца"><text:span text:style-name="T203">Если фикстуры сохраняются в файл с названием</text:span></text:span><text:span text:style-name="apple-converted-space"><text:span text:style-name="T203"> </text:span></text:span><text:span text:style-name="Основной_20_шрифт_20_абзаца"><text:span text:style-name="T204">initial_data</text:span></text:span><text:span text:style-name="Основной_20_шрифт_20_абзаца"><text:span text:style-name="T203">, то при каждом</text:span></text:span><text:span text:style-name="apple-converted-space"><text:span text:style-name="T203"> </text:span></text:span><text:span text:style-name="Основной_20_шрифт_20_абзаца"><text:span text:style-name="T204">syncdb</text:span></text:span><text:span text:style-name="apple-converted-space"><text:span text:style-name="T203"> </text:span></text:span><text:span text:style-name="Основной_20_шрифт_20_абзаца"><text:span text:style-name="T203">фикстуры будут загружаться в базу данных вашего проекта.</text:span></text:span><text:span text:style-name="Основной_20_шрифт_20_абзаца"><text:span text:style-name="T205"><text:line-break/><text:line-break/></text:span></text:span></text:p>
      <text:h text:style-name="P254" text:outline-level="4">Загрузка фикстуры из файла</text:h>
      <text:p text:style-name="P6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6">1</text:p>
          </table:table-cell>
          <table:table-cell table:style-name="Таблица3.A1" office:value-type="string">
            <text:p text:style-name="Обычный"><text:span text:style-name="Код_20_HTML"><text:span text:style-name="T173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205"><text:line-break/></text:span></text:span><text:span text:style-name="Основной_20_шрифт_20_абзаца"><text:span text:style-name="T203">Здесь мы вручную загружаем в базу данных приложения</text:span></text:span><text:span text:style-name="apple-converted-space"><text:span text:style-name="T203"> </text:span></text:span><text:span text:style-name="Основной_20_шрифт_20_абзаца"><text:span text:style-name="T204">myapp</text:span></text:span><text:span text:style-name="apple-converted-space"><text:span text:style-name="T203"> </text:span></text:span><text:span text:style-name="Основной_20_шрифт_20_абзаца"><text:span text:style-name="T203">данные, сохраненные в файле</text:span></text:span><text:span text:style-name="apple-converted-space"><text:span text:style-name="T203"> </text:span></text:span><text:span text:style-name="Основной_20_шрифт_20_абзаца"><text:span text:style-name="T204">myfix.json</text:span></text:span></text:p>
      <text:p text:style-name="P102"/>
      <text:p text:style-name="P102"/>
      <text:p text:style-name="P102"><text:soft-page-break/></text:p>
      <text:p text:style-name="P102"/>
      <text:p text:style-name="P29"><text:span text:style-name="Основной_20_шрифт_20_абзаца"><text:span text:style-name="T83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83">with </text:span></text:span><text:span text:style-name="Основной_20_шрифт_20_абзаца"><text:span text:style-name="T85">open</text:span></text:span><text:span text:style-name="Основной_20_шрифт_20_абзаца"><text:span text:style-name="T23">(</text:span></text:span><text:span text:style-name="Основной_20_шрифт_20_абзаца"><text:span text:style-name="T96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96">'r'</text:span></text:span><text:span text:style-name="Основной_20_шрифт_20_абзаца"><text:span text:style-name="T23">, </text:span></text:span><text:span text:style-name="Основной_20_шрифт_20_абзаца"><text:span text:style-name="T116">encoding</text:span></text:span><text:span text:style-name="Основной_20_шрифт_20_абзаца"><text:span text:style-name="T23">=</text:span></text:span><text:span text:style-name="Основной_20_шрифт_20_абзаца"><text:span text:style-name="T96">'utf-8'</text:span></text:span><text:span text:style-name="Основной_20_шрифт_20_абзаца"><text:span text:style-name="T23">) </text:span></text:span><text:span text:style-name="Основной_20_шрифт_20_абзаца"><text:span text:style-name="T83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85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116">indent</text:span></text:span><text:span text:style-name="Основной_20_шрифт_20_абзаца"><text:span text:style-name="T23">=</text:span></text:span><text:span text:style-name="Основной_20_шрифт_20_абзаца"><text:span text:style-name="T136">4</text:span></text:span><text:span text:style-name="Основной_20_шрифт_20_абзаца"><text:span text:style-name="T23">))</text:span>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Отправка писем</text:p>
      <text:p text:style-name="P97"><text:span text:style-name="Основной_20_шрифт_20_абзаца"><text:span text:style-name="T173"/></text:span></text:p>
      <text:p text:style-name="P109"/>
      <text:p text:style-name="P104">/send_email/send_email/settings.py:</text:p>
      <text:p text:style-name="P29"><text:span text:style-name="Основной_20_шрифт_20_абзаца"><text:span text:style-name="T130"># smtp<text:line-break/></text:span></text:span><text:span text:style-name="Основной_20_шрифт_20_абзаца"><text:span text:style-name="T35">EMAIL_USE_TLS = </text:span></text:span><text:span text:style-name="Основной_20_шрифт_20_абзаца"><text:span text:style-name="T90">True<text:line-break/></text:span></text:span><text:span text:style-name="Основной_20_шрифт_20_абзаца"><text:span text:style-name="T35">EMAIL_HOST = </text:span></text:span><text:span text:style-name="Основной_20_шрифт_20_абзаца"><text:span text:style-name="T102">'smtp.gmail.com'<text:line-break/></text:span></text:span><text:span text:style-name="Основной_20_шрифт_20_абзаца"><text:span text:style-name="T35">EMAIL_HOST_USER = </text:span></text:span><text:span text:style-name="Основной_20_шрифт_20_абзаца"><text:span text:style-name="T102">'django.mail@gmail.com'<text:line-break/></text:span></text:span><text:span text:style-name="Основной_20_шрифт_20_абзаца"><text:span text:style-name="T35">EMAIL_HOST_PASSWORD = </text:span></text:span><text:span text:style-name="Основной_20_шрифт_20_абзаца"><text:span text:style-name="T102">'1234'<text:line-break/></text:span></text:span><text:span text:style-name="Основной_20_шрифт_20_абзаца"><text:span text:style-name="T35">EMAIL_PORT = </text:span></text:span><text:span text:style-name="Основной_20_шрифт_20_абзаца"><text:span text:style-name="T141">587</text:span></text:span></text:p>
      <text:p text:style-name="P100"/>
      <text:p text:style-name="P104"/>
      <text:p text:style-name="P104">/send_email/main/admin.py:</text:p>
      <text:p text:style-name="P29"><text:span text:style-name="Основной_20_шрифт_20_абзаца"><text:span text:style-name="T90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90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90">from </text:span></text:span><text:span text:style-name="Основной_20_шрифт_20_абзаца"><text:span text:style-name="T35">.models </text:span></text:span><text:span text:style-name="Основной_20_шрифт_20_абзаца"><text:span text:style-name="T90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198">@admin.register</text:span></text:span><text:span text:style-name="Основной_20_шрифт_20_абзаца"><text:span text:style-name="T35">(Contact)<text:line-break/></text:span></text:span><text:span text:style-name="Основной_20_шрифт_20_абзаца"><text:span text:style-name="T90">class </text:span></text:span><text:span text:style-name="Основной_20_шрифт_20_абзаца"><text:span text:style-name="T35">ContactAdmin(admin.ModelAdmin):<text:line-break/> <text:s text:c="3"/>list_display = (</text:span></text:span><text:span text:style-name="Основной_20_шрифт_20_абзаца"><text:span text:style-name="T102">"name"</text:span></text:span><text:span text:style-name="Основной_20_шрифт_20_абзаца"><text:span text:style-name="T35">, </text:span></text:span><text:span text:style-name="Основной_20_шрифт_20_абзаца"><text:span text:style-name="T102">"email"</text:span></text:span><text:span text:style-name="Основной_20_шрифт_20_абзаца"><text:span text:style-name="T35">)</text:span></text:span></text:p>
      <text:p text:style-name="P104"/>
      <text:p text:style-name="P104">/send_email/main/forms.py:</text:p>
      <text:p text:style-name="P29"><text:span text:style-name="Основной_20_шрифт_20_абзаца"><text:span text:style-name="T90">from </text:span></text:span><text:span text:style-name="Основной_20_шрифт_20_абзаца"><text:span text:style-name="T35">django </text:span></text:span><text:span text:style-name="Основной_20_шрифт_20_абзаца"><text:span text:style-name="T90">import </text:span></text:span><text:span text:style-name="Основной_20_шрифт_20_абзаца"><text:span text:style-name="T35">forms<text:line-break/></text:span></text:span><text:span text:style-name="Основной_20_шрифт_20_абзаца"><text:span text:style-name="T90">from </text:span></text:span><text:span text:style-name="Основной_20_шрифт_20_абзаца"><text:span text:style-name="T35">.models </text:span></text:span><text:span text:style-name="Основной_20_шрифт_20_абзаца"><text:span text:style-name="T90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90">class </text:span></text:span><text:span text:style-name="Основной_20_шрифт_20_абзаца"><text:span text:style-name="T35">ContactForm(forms.ModelForm):<text:line-break/> <text:s text:c="3"/></text:span></text:span><text:span text:style-name="Основной_20_шрифт_20_абзаца"><text:span text:style-name="T130">"""Email subscription form."""<text:line-break/> <text:s text:c="3"/></text:span></text:span><text:span text:style-name="Основной_20_шрифт_20_абзаца"><text:span text:style-name="T90">class </text:span></text:span><text:span text:style-name="Основной_20_шрифт_20_абзаца"><text:span text:style-name="T35">Meta:<text:line-break/> <text:s text:c="7"/>model = Contact<text:line-break/> <text:s text:c="7"/>fields = </text:span></text:span><text:span text:style-name="Основной_20_шрифт_20_абзаца"><text:span text:style-name="T102">'__all__'</text:span></text:span></text:p>
      <text:p text:style-name="P104"/>
      <text:p text:style-name="P104">/send_email/main/models.py:</text:p>
      <text:p text:style-name="P29"><text:span text:style-name="Основной_20_шрифт_20_абзаца"><text:span text:style-name="T90">from </text:span></text:span><text:span text:style-name="Основной_20_шрифт_20_абзаца"><text:span text:style-name="T35">django.db </text:span></text:span><text:span text:style-name="Основной_20_шрифт_20_абзаца"><text:span text:style-name="T90">import </text:span></text:span><text:span text:style-name="Основной_20_шрифт_20_абзаца"><text:span text:style-name="T35">models<text:line-break/><text:line-break/></text:span></text:span><text:span text:style-name="Основной_20_шрифт_20_абзаца"><text:span text:style-name="T90">class </text:span></text:span><text:span text:style-name="Основной_20_шрифт_20_абзаца"><text:span text:style-name="T35">Contact(models.Model):<text:line-break/> <text:s text:c="3"/></text:span></text:span><text:span text:style-name="Основной_20_шрифт_20_абзаца"><text:span text:style-name="T130">"""Subscribe via email."""<text:line-break/> <text:s text:c="3"/></text:span></text:span><text:span text:style-name="Основной_20_шрифт_20_абзаца"><text:span text:style-name="T35">name = models.CharField(</text:span></text:span><text:span text:style-name="Основной_20_шрифт_20_абзаца"><text:span text:style-name="T118">max_length</text:span></text:span><text:span text:style-name="Основной_20_шрифт_20_абзаца"><text:span text:style-name="T35">=</text:span></text:span><text:span text:style-name="Основной_20_шрифт_20_абзаца"><text:span text:style-name="T141">30</text:span></text:span><text:span text:style-name="Основной_20_шрифт_20_абзаца"><text:span text:style-name="T35">)<text:line-break/> <text:s text:c="3"/>email = models.EmailField(</text:span></text:span><text:span text:style-name="Основной_20_шрифт_20_абзаца"><text:span text:style-name="T118">max_length</text:span></text:span><text:span text:style-name="Основной_20_шрифт_20_абзаца"><text:span text:style-name="T35">=</text:span></text:span><text:span text:style-name="Основной_20_шрифт_20_абзаца"><text:span text:style-name="T141">50</text:span></text:span><text:span text:style-name="Основной_20_шрифт_20_абзаца"><text:span text:style-name="T35">)<text:line-break/><text:line-break/> <text:s text:c="3"/></text:span></text:span><text:span text:style-name="Основной_20_шрифт_20_абзаца"><text:span text:style-name="T90">def </text:span></text:span><text:span text:style-name="Основной_20_шрифт_20_абзаца"><text:span text:style-name="T149">__str__</text:span></text:span><text:span text:style-name="Основной_20_шрифт_20_абзаца"><text:span text:style-name="T35">(</text:span></text:span><text:span text:style-name="Основной_20_шрифт_20_абзаца"><text:span text:style-name="T153">self</text:span></text:span><text:span text:style-name="Основной_20_шрифт_20_абзаца"><text:span text:style-name="T35">):<text:line-break/> <text:s text:c="7"/></text:span></text:span><text:span text:style-name="Основной_20_шрифт_20_абзаца"><text:span text:style-name="T90">return </text:span></text:span><text:span text:style-name="Основной_20_шрифт_20_абзаца"><text:span text:style-name="T153">self</text:span></text:span><text:span text:style-name="Основной_20_шрифт_20_абзаца"><text:span text:style-name="T35">.name</text:span></text:span></text:p>
      <text:p text:style-name="P104"/>
      <text:p text:style-name="P104">/send_email/main/service.py</text:p>
      <text:p text:style-name="P29"><text:span text:style-name="Основной_20_шрифт_20_абзаца"><text:span text:style-name="T90">from </text:span></text:span><text:span text:style-name="Основной_20_шрифт_20_абзаца"><text:span text:style-name="T35">django.core.mail </text:span></text:span><text:span text:style-name="Основной_20_шрифт_20_абзаца"><text:span text:style-name="T90">import </text:span></text:span><text:span text:style-name="Основной_20_шрифт_20_абзаца"><text:span text:style-name="T35">send_mail<text:line-break/></text:span></text:span><text:span text:style-name="Основной_20_шрифт_20_абзаца"><text:span text:style-name="T90">from </text:span></text:span><text:span text:style-name="Основной_20_шрифт_20_абзаца"><text:span text:style-name="T35">django.conf </text:span></text:span><text:span text:style-name="Основной_20_шрифт_20_абзаца"><text:span text:style-name="T90">import </text:span></text:span><text:span text:style-name="Основной_20_шрифт_20_абзаца"><text:span text:style-name="T35">settings<text:line-break/><text:line-break/></text:span></text:span><text:span text:style-name="Основной_20_шрифт_20_абзаца"><text:span text:style-name="T90">def </text:span></text:span><text:span text:style-name="Основной_20_шрифт_20_абзаца"><text:span text:style-name="T35">send(user_email):<text:line-break/> <text:s text:c="3"/>send_mail(<text:line-break/> <text:s text:c="7"/></text:span></text:span><text:span text:style-name="Основной_20_шрифт_20_абзаца"><text:span text:style-name="T102">'</text:span></text:span><text:span text:style-name="Основной_20_шрифт_20_абзаца"><text:span text:style-name="T103">Вы</text:span></text:span><text:span text:style-name="Основной_20_шрифт_20_абзаца"><text:span text:style-name="T102"> </text:span></text:span><text:span text:style-name="Основной_20_шрифт_20_абзаца"><text:span text:style-name="T103">подписались</text:span></text:span><text:span text:style-name="Основной_20_шрифт_20_абзаца"><text:span text:style-name="T102"> </text:span></text:span><text:span text:style-name="Основной_20_шрифт_20_абзаца"><text:span text:style-name="T103">на</text:span></text:span><text:span text:style-name="Основной_20_шрифт_20_абзаца"><text:span text:style-name="T102"> </text:span></text:span><text:span text:style-name="Основной_20_шрифт_20_абзаца"><text:span text:style-name="T103">рассылку</text:span></text:span><text:span text:style-name="Основной_20_шрифт_20_абзаца"><text:span text:style-name="T102">'</text:span></text:span><text:span text:style-name="Основной_20_шрифт_20_абзаца"><text:span text:style-name="T35">,<text:line-break/> <text:s text:c="7"/></text:span></text:span><text:span text:style-name="Основной_20_шрифт_20_абзаца"><text:span text:style-name="T102">'</text:span></text:span><text:span text:style-name="Основной_20_шрифт_20_абзаца"><text:span text:style-name="T103">Мы</text:span></text:span><text:span text:style-name="Основной_20_шрифт_20_абзаца"><text:span text:style-name="T102"> </text:span></text:span><text:span text:style-name="Основной_20_шрифт_20_абзаца"><text:span text:style-name="T103">будем</text:span></text:span><text:span text:style-name="Основной_20_шрифт_20_абзаца"><text:span text:style-name="T102"> </text:span></text:span><text:span text:style-name="Основной_20_шрифт_20_абзаца"><text:span text:style-name="T103">присылать</text:span></text:span><text:span text:style-name="Основной_20_шрифт_20_абзаца"><text:span text:style-name="T102"> </text:span></text:span><text:span text:style-name="Основной_20_шрифт_20_абзаца"><text:span text:style-name="T103">Вам</text:span></text:span><text:span text:style-name="Основной_20_шрифт_20_абзаца"><text:span text:style-name="T102"> </text:span></text:span><text:span text:style-name="Основной_20_шрифт_20_абзаца"><text:span text:style-name="T103">много</text:span></text:span><text:span text:style-name="Основной_20_шрифт_20_абзаца"><text:span text:style-name="T102"> </text:span></text:span><text:span text:style-name="Основной_20_шрифт_20_абзаца"><text:span text:style-name="T103">спама</text:span></text:span><text:span text:style-name="Основной_20_шрифт_20_абзаца"><text:span text:style-name="T102">.'</text:span></text:span><text:span text:style-name="Основной_20_шрифт_20_абзаца"><text:span text:style-name="T35">,<text:line-break/> <text:s text:c="7"/>settings.EMAIL_HOST_USER,<text:line-break/> <text:s text:c="7"/>[user_email],<text:line-break/></text:span></text:span><text:soft-page-break/><text:span text:style-name="Основной_20_шрифт_20_абзаца"><text:span text:style-name="T35"> <text:s text:c="7"/></text:span></text:span><text:span text:style-name="Основной_20_шрифт_20_абзаца"><text:span text:style-name="T118">fail_silently</text:span></text:span><text:span text:style-name="Основной_20_шрифт_20_абзаца"><text:span text:style-name="T35">=</text:span></text:span><text:span text:style-name="Основной_20_шрифт_20_абзаца"><text:span text:style-name="T90">False</text:span></text:span><text:span text:style-name="Основной_20_шрифт_20_абзаца"><text:span text:style-name="T35">,<text:line-break/> <text:s text:c="3"/>)</text:span></text:span></text:p>
      <text:p text:style-name="P100"/>
      <text:p text:style-name="P104">/send_email/main/urls.py:</text:p>
      <text:p text:style-name="P29"><text:span text:style-name="Основной_20_шрифт_20_абзаца"><text:span text:style-name="T90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90">import </text:span></text:span><text:span text:style-name="Основной_20_шрифт_20_абзаца"><text:span text:style-name="T35">path<text:line-break/></text:span></text:span><text:span text:style-name="Основной_20_шрифт_20_абзаца"><text:span text:style-name="T90">from </text:span></text:span><text:span text:style-name="Основной_20_шрифт_20_абзаца"><text:span text:style-name="T35">.views </text:span></text:span><text:span text:style-name="Основной_20_шрифт_20_абзаца"><text:span text:style-name="T90">import </text:span></text:span><text:span text:style-name="Основной_20_шрифт_20_абзаца"><text:span text:style-name="T35">ContactView<text:line-break/><text:line-break/>urlpatterns = [<text:line-break/> <text:s text:c="3"/>path(</text:span></text:span><text:span text:style-name="Основной_20_шрифт_20_абзаца"><text:span text:style-name="T102">''</text:span></text:span><text:span text:style-name="Основной_20_шрифт_20_абзаца"><text:span text:style-name="T35">, ContactView.as_view(), </text:span></text:span><text:span text:style-name="Основной_20_шрифт_20_абзаца"><text:span text:style-name="T118">name</text:span></text:span><text:span text:style-name="Основной_20_шрифт_20_абзаца"><text:span text:style-name="T35">=</text:span></text:span><text:span text:style-name="Основной_20_шрифт_20_абзаца"><text:span text:style-name="T102">"contact"</text:span></text:span><text:span text:style-name="Основной_20_шрифт_20_абзаца"><text:span text:style-name="T35">)<text:line-break/>]</text:span></text:span></text:p>
      <text:p text:style-name="P100"/>
      <text:p text:style-name="P68"><text:span text:style-name="Основной_20_шрифт_20_абзаца"><text:span text:style-name="T173">views.py:</text:span></text:span><text:span text:style-name="Основной_20_шрифт_20_абзаца"><text:span text:style-name="T128"><text:line-break/></text:span></text:span><text:span text:style-name="Основной_20_шрифт_20_абзаца"><text:span text:style-name="T90">from </text:span></text:span><text:span text:style-name="Основной_20_шрифт_20_абзаца"><text:span text:style-name="T35">django.views.generic </text:span></text:span><text:span text:style-name="Основной_20_шрифт_20_абзаца"><text:span text:style-name="T90">import </text:span></text:span><text:span text:style-name="Основной_20_шрифт_20_абзаца"><text:span text:style-name="T35">CreateView<text:line-break/></text:span></text:span><text:span text:style-name="Основной_20_шрифт_20_абзаца"><text:span text:style-name="T90">from </text:span></text:span><text:span text:style-name="Основной_20_шрифт_20_абзаца"><text:span text:style-name="T35">.forms </text:span></text:span><text:span text:style-name="Основной_20_шрифт_20_абзаца"><text:span text:style-name="T90">import </text:span></text:span><text:span text:style-name="Основной_20_шрифт_20_абзаца"><text:span text:style-name="T35">ContactForm<text:line-break/></text:span></text:span><text:span text:style-name="Основной_20_шрифт_20_абзаца"><text:span text:style-name="T90">from </text:span></text:span><text:span text:style-name="Основной_20_шрифт_20_абзаца"><text:span text:style-name="T35">.models </text:span></text:span><text:span text:style-name="Основной_20_шрифт_20_абзаца"><text:span text:style-name="T90">import </text:span></text:span><text:span text:style-name="Основной_20_шрифт_20_абзаца"><text:span text:style-name="T35">Contact<text:line-break/></text:span></text:span><text:span text:style-name="Основной_20_шрифт_20_абзаца"><text:span text:style-name="T90">from </text:span></text:span><text:span text:style-name="Основной_20_шрифт_20_абзаца"><text:span text:style-name="T35">.service </text:span></text:span><text:span text:style-name="Основной_20_шрифт_20_абзаца"><text:span text:style-name="T90">import </text:span></text:span><text:span text:style-name="Основной_20_шрифт_20_абзаца"><text:span text:style-name="T35">send<text:line-break/></text:span></text:span><text:span text:style-name="Основной_20_шрифт_20_абзаца"><text:span text:style-name="T130"><text:line-break/></text:span></text:span><text:span text:style-name="Основной_20_шрифт_20_абзаца"><text:span text:style-name="T90">class </text:span></text:span><text:span text:style-name="Основной_20_шрифт_20_абзаца"><text:span text:style-name="T35">ContactView(CreateView):<text:line-break/> <text:s text:c="3"/></text:span></text:span><text:span text:style-name="Основной_20_шрифт_20_абзаца"><text:span text:style-name="T130">"""Displaying the subscription form by email."""<text:line-break/> <text:s text:c="3"/></text:span></text:span><text:span text:style-name="Основной_20_шрифт_20_абзаца"><text:span text:style-name="T35">model = Contact<text:line-break/> <text:s text:c="3"/>form_class = ContactForm<text:line-break/> <text:s text:c="3"/>success_url = </text:span></text:span><text:span text:style-name="Основной_20_шрифт_20_абзаца"><text:span text:style-name="T102">'/main'<text:line-break/> <text:s text:c="3"/></text:span></text:span><text:span text:style-name="Основной_20_шрифт_20_абзаца"><text:span text:style-name="T35">template_name = </text:span></text:span><text:span text:style-name="Основной_20_шрифт_20_абзаца"><text:span text:style-name="T102">'main/contact.html'<text:line-break/><text:line-break/> <text:s text:c="3"/></text:span></text:span><text:span text:style-name="Основной_20_шрифт_20_абзаца"><text:span text:style-name="T90">def </text:span></text:span><text:span text:style-name="Основной_20_шрифт_20_абзаца"><text:span text:style-name="T35">form_valid(</text:span></text:span><text:span text:style-name="Основной_20_шрифт_20_абзаца"><text:span text:style-name="T153">self</text:span></text:span><text:span text:style-name="Основной_20_шрифт_20_абзаца"><text:span text:style-name="T35">, form):<text:line-break/> <text:s text:c="7"/>form.save()<text:line-break/> <text:s text:c="7"/>send(form.instance.email)</text:span></text:span><text:span text:style-name="Основной_20_шрифт_20_абзаца"><text:span text:style-name="T130"><text:line-break/> <text:s text:c="7"/></text:span></text:span><text:span text:style-name="Основной_20_шрифт_20_абзаца"><text:span text:style-name="T90">return </text:span></text:span><text:span text:style-name="Основной_20_шрифт_20_абзаца"><text:span text:style-name="T92">super</text:span></text:span><text:span text:style-name="Основной_20_шрифт_20_абзаца"><text:span text:style-name="T35">().form_valid(form)</text:span></text:span></text:p>
      <text:p text:style-name="P100"/>
      <text:p text:style-name="P100"/>
      <text:p text:style-name="P104"/>
      <text:p text:style-name="P104">/tempaltes/main/contact.html:</text:p>
      <text:p text:style-name="P29"><text:span text:style-name="Основной_20_шрифт_20_абзаца"><text:span text:style-name="T36">&lt;!DOCTYPE </text:span></text:span><text:span text:style-name="Основной_20_шрифт_20_абзаца"><text:span text:style-name="T142">html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1">html </text:span></text:span><text:span text:style-name="Основной_20_шрифт_20_абзаца"><text:span text:style-name="T142">lang</text:span></text:span><text:span text:style-name="Основной_20_шрифт_20_абзаца"><text:span text:style-name="T147">="en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1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1">meta </text:span></text:span><text:span text:style-name="Основной_20_шрифт_20_абзаца"><text:span text:style-name="T142">charset</text:span></text:span><text:span text:style-name="Основной_20_шрифт_20_абзаца"><text:span text:style-name="T147">="UTF-8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1">title</text:span></text:span><text:span text:style-name="Основной_20_шрифт_20_абзаца"><text:span text:style-name="T36">&gt;</text:span></text:span><text:span text:style-name="Основной_20_шрифт_20_абзаца"><text:span text:style-name="T35">Title</text:span></text:span><text:span text:style-name="Основной_20_шрифт_20_абзаца"><text:span text:style-name="T36">&lt;/</text:span></text:span><text:span text:style-name="Основной_20_шрифт_20_абзаца"><text:span text:style-name="T91">title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1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1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1">form </text:span></text:span><text:span text:style-name="Основной_20_шрифт_20_абзаца"><text:span text:style-name="T142">action</text:span></text:span><text:span text:style-name="Основной_20_шрифт_20_абзаца"><text:span text:style-name="T147">="{% url 'contact' %}" </text:span></text:span><text:span text:style-name="Основной_20_шрифт_20_абзаца"><text:span text:style-name="T142">method</text:span></text:span><text:span text:style-name="Основной_20_шрифт_20_абзаца"><text:span text:style-name="T147">="post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7"/>{% csrf_token %}<text:line-break/> <text:s text:c="7"/>{{form.as_p}}<text:line-break/> <text:s text:c="7"/></text:span></text:span><text:span text:style-name="Основной_20_шрифт_20_абзаца"><text:span text:style-name="T36">&lt;</text:span></text:span><text:span text:style-name="Основной_20_шрифт_20_абзаца"><text:span text:style-name="T91">button </text:span></text:span><text:span text:style-name="Основной_20_шрифт_20_абзаца"><text:span text:style-name="T142">type</text:span></text:span><text:span text:style-name="Основной_20_шрифт_20_абзаца"><text:span text:style-name="T147">="submit"</text:span></text:span><text:span text:style-name="Основной_20_шрифт_20_абзаца"><text:span text:style-name="T36">&gt;</text:span></text:span><text:span text:style-name="Основной_20_шрифт_20_абзаца"><text:span text:style-name="T37">Отправить</text:span></text:span><text:span text:style-name="Основной_20_шрифт_20_абзаца"><text:span text:style-name="T36">&lt;/</text:span></text:span><text:span text:style-name="Основной_20_шрифт_20_абзаца"><text:span text:style-name="T91">button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/</text:span></text:span><text:span text:style-name="Основной_20_шрифт_20_абзаца"><text:span text:style-name="T91">form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1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1">html</text:span></text:span><text:span text:style-name="Основной_20_шрифт_20_абзаца"><text:span text:style-name="T36">&gt;</text:span></text:span></text:p>
      <text:p text:style-name="P100"/>
      <text:p text:style-name="P68"><text:span text:style-name="Основной_20_шрифт_20_абзаца"><text:span text:style-name="T173">/send_email/send_email/urls.py:</text:span></text:span></text:p>
      <text:p text:style-name="P29"><text:span text:style-name="Основной_20_шрифт_20_абзаца"><text:span text:style-name="T90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90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90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90">import </text:span></text:span><text:span text:style-name="Основной_20_шрифт_20_абзаца"><text:span text:style-name="T35">path, include<text:line-break/><text:line-break/>urlpatterns = [<text:line-break/> <text:s text:c="3"/>path(</text:span></text:span><text:span text:style-name="Основной_20_шрифт_20_абзаца"><text:span text:style-name="T102">'admin/'</text:span></text:span><text:span text:style-name="Основной_20_шрифт_20_абзаца"><text:span text:style-name="T35">, admin.site.urls),<text:line-break/> <text:s text:c="3"/>path(</text:span></text:span><text:span text:style-name="Основной_20_шрифт_20_абзаца"><text:span text:style-name="T102">'main/'</text:span></text:span><text:span text:style-name="Основной_20_шрифт_20_абзаца"><text:span text:style-name="T35">, include(</text:span></text:span><text:span text:style-name="Основной_20_шрифт_20_абзаца"><text:span text:style-name="T102">'main.urls'</text:span></text:span><text:span text:style-name="Основной_20_шрифт_20_абзаца"><text:span text:style-name="T35">)),<text:line-break/>]</text:span></text:span></text:p>
      <text:p text:style-name="P100"/>
      <text:p text:style-name="P100"/>
      <text:p text:style-name="P100"/>
      <text:p text:style-name="P110">Контроллеры-классы</text:p>
      <text:p text:style-name="P112"/>
      <text:p text:style-name="P112"/>
      <text:p text:style-name="P148">CreateView</text:p>
      <text:p text:style-name="P151">Выводит форму, проверяет введенные данные в нее и создает на их основе новую запись.</text:p>
      <text:p text:style-name="P151"/>
      <text:p text:style-name="P141"><text:span text:style-name="T209">from </text:span><text:span text:style-name="T229">django.views.generic.edit </text:span><text:span text:style-name="T209">import </text:span><text:span text:style-name="T229">CreateView</text:span></text:p>
      <text:p text:style-name="P155"/>
      <text:p text:style-name="P146"><text:soft-page-break/></text:p>
      <text:p text:style-name="P146"><text:span text:style-name="T207">class </text:span><text:span text:style-name="T8">BbCreateView</text:span>(CreateView):<text:line-break/> <text:s text:c="3"/><text:span text:style-name="T282"># Атрибут, задает ссылку на класс модели, на основе которой будет создана форма</text:span><text:line-break/><text:span text:style-name="T263"> <text:s text:c="3"/></text:span>model = Bb<text:line-break/><text:line-break/> <text:s text:c="3"/><text:span text:style-name="T282"># Атрибут, указывает последовательность имен полей модели, который должны</text:span><text:span text:style-name="T301"><text:line-break/></text:span><text:span text:style-name="T282"> <text:s text:c="3"/># присутствовать в форме. Можно указать либо модель и список ее полей</text:span><text:span text:style-name="T301"><text:line-break/></text:span><text:span text:style-name="T282"> <text:s text:c="3"/># в атрибутах model и fields, либо непостедственно класс формы</text:span><text:span text:style-name="T301"><text:line-break/></text:span><text:span text:style-name="T282"> <text:s text:c="3"/># в атрибуте form_class, но никак не одновременно и то, и другое.</text:span><text:span text:style-name="T301"><text:line-break/></text:span><text:span text:style-name="T282"> <text:s text:c="3"/># Если указан атрибут model, то обязательно слудует задать также и</text:span><text:span text:style-name="T301"><text:line-break/></text:span><text:span text:style-name="T282"> <text:s text:c="3"/># атрибут fields.</text:span><text:line-break/><text:span text:style-name="T263"> <text:s text:c="3"/></text:span>fields = [<text:span text:style-name="T109">'title'</text:span>, <text:span text:style-name="T109">'content'</text:span>, <text:span text:style-name="T109">'price'</text:span>, <text:span text:style-name="T109">'kind'</text:span>, <text:span text:style-name="T109">'rubric'</text:span>]<text:line-break/><text:line-break/> <text:s text:c="3"/><text:span text:style-name="T282"># путь к файлу шаблона, создающего страницу с формой;</text:span><text:span text:style-name="T301"><text:line-break/></text:span><text:span text:style-name="T282"> <text:s text:c="3"/># По умолчанию к названии модели добавляется суффикс '_form',</text:span><text:span text:style-name="T301"><text:line-break/></text:span><text:span text:style-name="T282"> <text:s text:c="3"/># В данном случает будет 'bb_form'.</text:span><text:line-break/><text:span text:style-name="T263"> <text:s text:c="3"/></text:span>template_name = <text:span text:style-name="T109">'bboard/bb_create.html'</text:span><text:line-break/><text:line-break/><text:span text:style-name="T109"> <text:s text:c="2"/></text:span><text:span text:style-name="T110"><text:s/></text:span><text:span text:style-name="T282"># Атрибут, хранящий словарь с изначальными данными для занесения в только</text:span><text:span text:style-name="T301"><text:line-break/></text:span><text:span text:style-name="T282"> <text:s text:c="3"/># что созданную форму. Ключи элементов этого словаря должны</text:span><text:span text:style-name="T301"><text:line-break/></text:span><text:span text:style-name="T282"> <text:s text:c="3"/># соответствовать полям формы, а значения элементов зададут значения полей</text:span><text:line-break/><text:span text:style-name="T263"> <text:s text:c="3"/></text:span>initial = {<text:span text:style-name="T109">'price'</text:span>: <text:span text:style-name="T295">0.0</text:span>}<text:line-break/><text:line-break/> <text:s text:c="3"/><text:span text:style-name="T282"># ссылка на класс формы, связанной с моделью;</text:span><text:span text:style-name="T301"><text:line-break/></text:span><text:span text:style-name="T282"> <text:s text:c="3"/># form_class = BbForm</text:span><text:line-break/><text:line-break/><text:span text:style-name="T263"> <text:s text:c="3"/></text:span><text:span text:style-name="T282"># интернет-адрес для перенаправления после успешного сохранения данных;</text:span><text:line-break/><text:span text:style-name="T263"> <text:s text:c="3"/></text:span>success_url = reverse_lazy(<text:span text:style-name="T109">'index'</text:span>)</text:p>
      <text:p text:style-name="P113"/>
      <text:p text:style-name="P113"/>
      <text:p text:style-name="P113"/>
      <text:p text:style-name="P150">ListView</text:p>
      <text:p text:style-name="P143"><text:span text:style-name="T238">К</text:span><text:span text:style-name="T237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76"/>
      <text:p text:style-name="P167"># views.py</text:p>
      <text:p text:style-name="P176"><text:span text:style-name="T207">from </text:span>django.views.generic.list <text:span text:style-name="T207">import </text:span>ListView</text:p>
      <text:p text:style-name="P144"/>
      <text:p text:style-name="P140"><text:span text:style-name="T213">class </text:span><text:span text:style-name="T66">BbByRubricListView</text:span><text:span text:style-name="T229">(ListView):</text:span><text:line-break/><text:span text:style-name="T229"> <text:s text:c="3"/></text:span><text:span text:style-name="T279"># Задает модель</text:span><text:line-break/><text:span text:style-name="T264"> <text:s text:c="3"/></text:span><text:span text:style-name="T229">model = Bb</text:span><text:line-break/><text:line-break/><text:span text:style-name="T229"> <text:s text:c="3"/></text:span><text:span text:style-name="T279"># Указывает либо диспечер записей (Manager), либо исходный набор</text:span><text:span text:style-name="T294"><text:line-break/></text:span><text:span text:style-name="T279"> <text:s text:c="3"/># записей (QuerySet), из которого будут извлекаться записи.</text:span><text:line-break/><text:span text:style-name="T264"> <text:s text:c="3"/></text:span><text:span text:style-name="T229">queryset = Bb.objects.all()</text:span><text:line-break/><text:line-break/><text:span text:style-name="T229"> <text:s text:c="3"/></text:span><text:span text:style-name="T279"># Если не указан путь к шаблону - значит, класс будет искать шаблон</text:span><text:span text:style-name="T294"><text:line-break/></text:span><text:span text:style-name="T279"> <text:s text:c="3"/># со сформированныйм по умолчанию путем.</text:span><text:span text:style-name="T294"><text:line-break/></text:span><text:span text:style-name="T279"> <text:s text:c="3"/># В данном примере будет путь 'bb_list.html'</text:span><text:line-break/><text:span text:style-name="T264"> <text:s text:c="3"/></text:span><text:span text:style-name="T229">template_name = </text:span><text:span text:style-name="T209">None</text:span><text:line-break/><text:line-break/><text:span text:style-name="T209"> <text:s text:c="3"/></text:span><text:span text:style-name="T279"># Атрибут, хранящий строку с суфиксом, который будет добавлен к</text:span><text:span text:style-name="T294"><text:line-break/></text:span><text:span text:style-name="T279"> <text:s text:c="3"/># автоматически сгенерированному пути к шаблону (по умолчанию: '_list').</text:span><text:line-break/><text:span text:style-name="T264"> <text:s text:c="3"/></text:span><text:span text:style-name="T229">template_name_suffix = </text:span><text:span text:style-name="T104">'_list'</text:span><text:line-break/><text:line-break/><text:span text:style-name="T104"> <text:s text:c="3"/></text:span><text:span text:style-name="T279"># template_engine = None</text:span><text:span text:style-name="T294"><text:line-break/></text:span><text:span text:style-name="T279"> <text:s text:c="3"/># response_class = TemplateResponse</text:span><text:span text:style-name="T294"><text:line-break/></text:span><text:span text:style-name="T279"> <text:s text:c="3"/># content_type = None</text:span><text:span text:style-name="T294"><text:line-break/><text:line-break/></text:span><text:span text:style-name="T279"> <text:s text:c="3"/># Атрибут. Значение True разрешает извлечение 'пустой', т.е. не содержащей</text:span><text:span text:style-name="T294"><text:line-break/></text:span><text:span text:style-name="T279"> <text:s text:c="3"/># ни одной записи, части пагинатора (поведение по умолчанию).</text:span><text:span text:style-name="T294"><text:line-break/></text:span><text:span text:style-name="T279"> <text:s text:c="3"/># Значение False, напротив, предписывает при попытке извленчения 'пустой'</text:span><text:span text:style-name="T294"><text:line-break/></text:span><text:span text:style-name="T279"> <text:s text:c="3"/># части возбуждать исключение Http404.</text:span><text:line-break/><text:soft-page-break/><text:span text:style-name="T264"> <text:s text:c="3"/></text:span><text:span text:style-name="T229">allow_empty = </text:span><text:span text:style-name="T209">True</text:span><text:line-break/><text:line-break/><text:span text:style-name="T209"> <text:s text:c="2"/></text:span><text:span text:style-name="T210"><text:s/></text:span><text:span text:style-name="T279"># Атрибут, задающий целочисленное количество записей в одной части паринатора.</text:span><text:span text:style-name="T294"><text:line-break/></text:span><text:span text:style-name="T279"> <text:s text:c="3"/># Если не указан или его значение равно None, набор записей</text:span><text:span text:style-name="T294"><text:line-break/></text:span><text:span text:style-name="T279"> <text:s text:c="3"/># не будет разбиваться на части.</text:span><text:line-break/><text:span text:style-name="T264"> <text:s text:c="3"/></text:span><text:span text:style-name="T229">paginate_by = </text:span><text:span text:style-name="T209">None</text:span><text:line-break/><text:line-break/><text:span text:style-name="T209"> <text:s text:c="3"/></text:span><text:span text:style-name="T279"># Атрибут, задающий целочисленное минимальное число записей, которые могут</text:span><text:span text:style-name="T294"><text:line-break/></text:span><text:span text:style-name="T279"> <text:s text:c="3"/># присутствовать в последней части пагинатора.</text:span><text:span text:style-name="T294"><text:line-break/></text:span><text:span text:style-name="T279"> <text:s text:c="3"/># Если последняя часть пагинатора содержит меньше записей,</text:span><text:span text:style-name="T294"><text:line-break/></text:span><text:span text:style-name="T279"> <text:s text:c="3"/># то оставшиеся запису будут выведены в предыдущей части.</text:span><text:span text:style-name="T294"><text:line-break/></text:span><text:span text:style-name="T279"> <text:s text:c="3"/># Если задать значение 0, то в последней части может присутствовать сколько</text:span><text:span text:style-name="T294"><text:line-break/></text:span><text:span text:style-name="T279"> <text:s text:c="3"/># угодно записей (поведение по умолчани).</text:span><text:line-break/><text:span text:style-name="T264"> <text:s text:c="3"/></text:span><text:span text:style-name="T229">paginate_orphans = </text:span><text:span text:style-name="T296">0</text:span><text:line-break/><text:line-break/><text:span text:style-name="T296"> <text:s text:c="3"/></text:span><text:span text:style-name="T279"># Задает имя переменной контекста шаблона, в которой будет сохранена</text:span><text:span text:style-name="T294"><text:line-break/></text:span><text:span text:style-name="T279"> <text:s text:c="3"/># найденная запись.</text:span></text:p>
      <text:p text:style-name="P140"><text:span text:style-name="T279"><text:s text:c="4"/></text:span><text:span text:style-name="T280"># </text:span><text:span text:style-name="T279">По умолчанию в контексте шаблона будет создана переменная с названием<text:line-break/> <text:s text:c="3"/># класса модели, </text:span><text:span text:style-name="T281">с суфиксом „_list“</text:span><text:span text:style-name="T279">в данном случае будет созданна переменная bb_</text:span><text:span text:style-name="T281">list</text:span><text:span text:style-name="T279">,<text:line-break/> <text:s text:c="3"/># хранящая найденную запись, а также переменную object_</text:span><text:span text:style-name="T281">list</text:span><text:span text:style-name="T279">, чтобы успешно <text:line-break/> <text:s text:c="3"/># работали наследуемые им примеси.</text:span><text:line-break/><text:span text:style-name="T264"> <text:s text:c="3"/></text:span><text:span text:style-name="T229">context_object_name = </text:span><text:span text:style-name="T209">None</text:span><text:line-break/><text:line-break/><text:span text:style-name="T209"> <text:s text:c="3"/></text:span><text:span text:style-name="T279"># Атрибут, указывающий класс используемого пагинатора</text:span><text:span text:style-name="T294"><text:line-break/></text:span><text:span text:style-name="T279"> <text:s text:c="3"/># (по умолчанию: Paginator из модуля django.core.paginator).</text:span><text:span text:style-name="T294"><text:line-break/></text:span><text:span text:style-name="T279"> <text:s text:c="3"/># paginator_class = Paginator</text:span><text:span text:style-name="T294"><text:line-break/><text:line-break/></text:span><text:span text:style-name="T279"> <text:s text:c="3"/># Указыввает имя URL- или GET-параметра, через который будет передаваться</text:span><text:line-break/><text:span text:style-name="T264"> <text:s/></text:span><text:span text:style-name="T279"><text:s text:c="2"/># номер выводимой части пагинатора, в виде строки (по умолчанию: "page").</text:span><text:line-break/><text:span text:style-name="T264"> <text:s text:c="3"/></text:span><text:span text:style-name="T229">page_kwarg = </text:span><text:span text:style-name="T104">'page'</text:span><text:line-break/><text:line-break/><text:span text:style-name="T104"> <text:s text:c="3"/></text:span><text:span text:style-name="T279"># Задает параметры сортировки записей. Значение может быть указано в виде:</text:span><text:span text:style-name="T294"><text:line-break/></text:span><text:span text:style-name="T279"> <text:s text:c="3"/># <text:s text:c="3"/>- строки с именем поля, для сортироваки толдько по этому полю.</text:span><text:span text:style-name="T294"><text:line-break/></text:span><text:span text:style-name="T279"> <text:s text:c="3"/># По умолчанию будет выполняться сортировака по возврастанию значения поля.</text:span><text:span text:style-name="T294"><text:line-break/></text:span><text:span text:style-name="T279"> <text:s text:c="3"/># Чтобы указать сортировку по убыванию, нужно предварить имя поля</text:span><text:span text:style-name="T294"><text:line-break/></text:span><text:span text:style-name="T279"> <text:s text:c="3"/># символом "минус".</text:span><text:span text:style-name="T294"><text:line-break/></text:span><text:span text:style-name="T279"> <text:s text:c="3"/># <text:s text:c="3"/>- последовательности строк с именами полей - для сортировки сразу</text:span><text:span text:style-name="T294"><text:line-break/></text:span><text:span text:style-name="T279"> <text:s text:c="3"/># по нескольким полям.</text:span><text:line-break/><text:span text:style-name="T264"> <text:s text:c="3"/></text:span><text:span text:style-name="T229">ordering = </text:span><text:span text:style-name="T209">None</text:span></text:p>
      <text:p text:style-name="P154"/>
      <text:p text:style-name="P139"><text:span text:style-name="T210"><text:s text:c="4"/></text:span><text:span text:style-name="T279"># Метод, возвращает исходый набор записей (QuerySet), </text:span><text:span text:style-name="T294"><text:line-break/> <text:s text:c="3"/></text:span><text:span text:style-name="T279"># из которого будут извлекаться записи.</text:span><text:line-break/> <text:s text:c="3"/><text:span text:style-name="T209">def </text:span><text:span text:style-name="T66">get_queryset</text:span><text:span text:style-name="T229">(</text:span><text:span text:style-name="T154">self</text:span><text:span text:style-name="T229">):</text:span><text:line-break/><text:span text:style-name="T229"> <text:s text:c="7"/></text:span><text:span text:style-name="T209">return </text:span><text:span text:style-name="T229">Bb.objects.filter(</text:span><text:span text:style-name="T119">rubric</text:span><text:span text:style-name="T229">=</text:span><text:span text:style-name="T154">self</text:span><text:span text:style-name="T229">.kwargs[</text:span><text:span text:style-name="T104">'pk'</text:span><text:span text:style-name="T229">])</text:span></text:p>
      <text:p text:style-name="P177"/>
      <text:p text:style-name="P145"/>
      <text:p text:style-name="P114">DetailView</text:p>
      <text:p text:style-name="P115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111"/>
      <text:p text:style-name="P168"># views.py</text:p>
      <text:p text:style-name="P187"><text:span text:style-name="T208">from </text:span><text:span text:style-name="T226">django.views.generic.detail </text:span><text:span text:style-name="T208">import </text:span><text:span text:style-name="T226">DetailView</text:span></text:p>
      <text:p text:style-name="P142"><text:line-break/><text:span text:style-name="T208">class </text:span><text:span text:style-name="T65">BbDetailView_</text:span><text:span text:style-name="T226">(DetailView):</text:span><text:line-break/><text:span text:style-name="T226"> <text:s text:c="3"/></text:span><text:span text:style-name="T276"># Задает модель (обязателен к заполнению)</text:span><text:line-break/><text:span text:style-name="T263"> <text:s text:c="3"/></text:span><text:span text:style-name="T226">model = Bb</text:span><text:line-break/><text:span text:style-name="T226"> <text:s text:c="3"/></text:span><text:span text:style-name="T276"># Если не указан путь к шаблону - значит, класс будет искать шаблон</text:span><text:span text:style-name="T294"><text:line-break/></text:span><text:span text:style-name="T276"> <text:s text:c="3"/># со сформированныйм по умолчанию путем.</text:span><text:span text:style-name="T294"><text:line-break/></text:span><text:span text:style-name="T276"> <text:s text:c="3"/># В данном примере будет путь 'bb_detail.html'</text:span><text:line-break/><text:span text:style-name="T263"> <text:s text:c="3"/></text:span><text:span text:style-name="T226">template_name = </text:span><text:span text:style-name="T208">None</text:span><text:line-break/><text:span text:style-name="T208"> <text:s text:c="3"/></text:span><text:span text:style-name="T276"># Задает имя поля модели, в котором хранится слаг (по умолчанию: 'slug')</text:span><text:line-break/><text:span text:style-name="T263"> <text:s text:c="3"/></text:span><text:span text:style-name="T226">slug_field = </text:span><text:span text:style-name="T104">'slug'</text:span><text:line-break/><text:span text:style-name="T104"> <text:s text:c="3"/></text:span><text:span text:style-name="T276"># Задает имя URL-параметра, через который контроллер-класс получит</text:span><text:span text:style-name="T294"><text:line-break/></text:span><text:soft-page-break/><text:span text:style-name="T276"> <text:s text:c="3"/># слаг (по умолчанию: 'slug')</text:span><text:line-break/><text:span text:style-name="T263"> <text:s text:c="3"/></text:span><text:span text:style-name="T226">slug_url_kwarg = </text:span><text:span text:style-name="T104">'slug'</text:span><text:line-break/><text:span text:style-name="T104"> <text:s text:c="3"/></text:span><text:span text:style-name="T276"># Задает июя URL-параметра, через который контроллер-класс получит</text:span><text:span text:style-name="T294"><text:line-break/></text:span><text:span text:style-name="T276"> <text:s text:c="3"/># ключ записи (по умолчанию: 'p</text:span><text:span text:style-name="T278">k</text:span><text:span text:style-name="T276">')</text:span><text:line-break/><text:span text:style-name="T263"> <text:s text:c="3"/></text:span><text:span text:style-name="T226">pk_url_kwarg = </text:span><text:span text:style-name="T104">'pk'</text:span><text:line-break/><text:span text:style-name="T104"> <text:s text:c="3"/></text:span><text:span text:style-name="T276"># Задает имя переменной контекста шаблона, в которой будет сохранена</text:span><text:span text:style-name="T294"><text:line-break/></text:span><text:span text:style-name="T276"> <text:s text:c="3"/># найденная запись</text:span><text:span text:style-name="T277">.</text:span></text:p>
      <text:p text:style-name="P156"><text:span text:style-name="T265"><text:s text:c="4"/></text:span><text:bookmark text:name="__DdeLink__14501_3613248511"/><text:span text:style-name="T269"># </text:span><text:span text:style-name="T268">По умолчанию в контексте шаблона будет создана переменная с названием</text:span><text:span text:style-name="T289"><text:line-break/> <text:s text:c="3"/></text:span><text:span text:style-name="T268"># класса модели, в данном случае будет созданна переменная bb,</text:span><text:span text:style-name="T289"><text:line-break/> <text:s text:c="3"/></text:span><text:span text:style-name="T268"># хранящая найденную запись, а также переменную object, чтобы успешно </text:span><text:span text:style-name="T289"><text:line-break/> <text:s text:c="3"/></text:span><text:span text:style-name="T268"># работали наследуемые им примеси.</text:span><text:span text:style-name="T290"><text:line-break/></text:span><text:span text:style-name="T267"> <text:s text:c="3"/></text:span><text:span text:style-name="T233">context_object_name = </text:span><text:span text:style-name="T211">None</text:span><text:span text:style-name="T290"><text:line-break/><text:line-break/></text:span><text:span text:style-name="T211"> <text:s text:c="3"/></text:span><text:span text:style-name="T266"># Переопределеный метод, если требуется что-то добавить в контекст шаблона.</text:span><text:span text:style-name="T290"><text:line-break/></text:span><text:span text:style-name="T267"> <text:s text:c="3"/></text:span><text:span text:style-name="T211">def </text:span><text:span text:style-name="T67">get_context_data</text:span><text:span text:style-name="T233">(</text:span><text:span text:style-name="T155">self</text:span><text:span text:style-name="T233">, **kwargs):</text:span><text:span text:style-name="T290"><text:line-break/></text:span><text:span text:style-name="T233"> <text:s text:c="7"/>context = </text:span><text:span text:style-name="T93">super</text:span><text:span text:style-name="T233">().get_context_data(**kwargs)</text:span><text:span text:style-name="T290"><text:line-break/></text:span><text:span text:style-name="T233"> <text:s text:c="7"/>context[</text:span><text:span text:style-name="T105">'rubrics'</text:span><text:span text:style-name="T233">] = Rubric.objects.all()</text:span><text:span text:style-name="T290"><text:line-break/></text:span><text:span text:style-name="T233"> <text:s text:c="7"/></text:span><text:span text:style-name="T211">return </text:span><text:span text:style-name="T233">context</text:span><text:span text:style-name="T290"><text:line-break/><text:line-break/></text:span></text:p>
      <text:p text:style-name="P178"><text:span text:style-name="T283"># urls.py</text:span><text:span text:style-name="T302"><text:line-break/></text:span><text:span text:style-name="T214">from </text:span><text:span text:style-name="T302">django.urls </text:span><text:span text:style-name="T214">import </text:span><text:span text:style-name="T302">path<text:line-break/></text:span><text:span text:style-name="T214">from </text:span><text:span text:style-name="T302">.views </text:span><text:span text:style-name="T214">import </text:span><text:span text:style-name="T302">BbDetailView<text:line-break/><text:line-break/>urlpatterns = [<text:line-break/> <text:s text:c="3"/>path(</text:span><text:span text:style-name="T111">'detail/&lt;int:pk&gt;/'</text:span><text:span text:style-name="T302">, BbDetailView.as_view(), </text:span><text:span text:style-name="T120">name</text:span><text:span text:style-name="T302">=</text:span><text:span text:style-name="T111">'detail_url'</text:span><text:span text:style-name="T302">),<text:line-break/>]<text:line-break/><text:line-break/></text:span><text:span text:style-name="T283"># bb_detail.html</text:span><text:span text:style-name="T302"><text:line-break/>&lt;p&gt;Рубрика: </text:span><text:span text:style-name="T69">{{ bb.rubric.name }}&lt;</text:span><text:span text:style-name="T302">/p&gt;<text:line-break/>&lt;h2&gt;{{ bb.title }}&lt;/h2&gt;<text:line-break/>&lt;p&gt;{{ bb.content }}&lt;/p&gt;<text:line-break/>&lt;p&gt;Цена: </text:span><text:span text:style-name="T69">{{ bb.price }}&lt;</text:span><text:span text:style-name="T302">/p&gt;</text:span></text:p>
      <text:p text:style-name="P178"/>
      <text:p text:style-name="P178"/>
      <text:p text:style-name="P149">UpdateView</text:p>
      <text:p text:style-name="P181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52"/>
      <text:p text:style-name="P169"># views.py</text:p>
      <text:p text:style-name="P179"><text:span text:style-name="T207">from </text:span>django.views.generic.edit <text:span text:style-name="T207">import</text:span> UpdateView</text:p>
      <text:p text:style-name="P147"/>
      <text:p text:style-name="P189"><text:span text:style-name="T212">class </text:span><text:span text:style-name="T68">BbUpdateView</text:span><text:span text:style-name="T234">(UpdateView):<text:line-break/> <text:s text:c="3"/></text:span><text:span text:style-name="T270"># Задает модель</text:span><text:span text:style-name="T234"><text:line-break/></text:span><text:span text:style-name="T274"> <text:s text:c="3"/></text:span><text:span text:style-name="T234">model = Bb<text:line-break/><text:line-break/> <text:s text:c="3"/></text:span><text:span text:style-name="T270"># Атрибут, указывает последовательность имен полей модели, который должны</text:span><text:span text:style-name="T235"><text:line-break/></text:span><text:span text:style-name="T270"> <text:s text:c="3"/># присутствовать в форме. Можно указать либо модель и список ее полей</text:span><text:span text:style-name="T235"><text:line-break/></text:span><text:span text:style-name="T270"> <text:s text:c="3"/># в атрибутах model и fields, либо непостедственно класс формы</text:span><text:span text:style-name="T235"><text:line-break/></text:span><text:span text:style-name="T270"> <text:s text:c="3"/># в атрибуте form_class, но никак не одновременно и то, и другое.</text:span><text:span text:style-name="T235"><text:line-break/></text:span><text:span text:style-name="T270"> <text:s text:c="3"/># Если указан атрибут model, то обязательно слудует задать также и</text:span><text:span text:style-name="T235"><text:line-break/></text:span><text:span text:style-name="T270"> <text:s text:c="3"/># атрибут fields.</text:span><text:span text:style-name="T234"><text:line-break/></text:span><text:span text:style-name="T274"> <text:s text:c="3"/></text:span><text:span text:style-name="T234">fields = (</text:span><text:span text:style-name="T106">'title'</text:span><text:span text:style-name="T234">, </text:span><text:span text:style-name="T106">'content'</text:span><text:span text:style-name="T234">, </text:span><text:span text:style-name="T106">'price'</text:span><text:span text:style-name="T234">, </text:span><text:span text:style-name="T106">'kind'</text:span><text:span text:style-name="T234">, </text:span><text:span text:style-name="T106">'rubric'</text:span><text:span text:style-name="T234">)<text:line-break/><text:line-break/> <text:s text:c="3"/></text:span><text:span text:style-name="T270"># </text:span><text:span text:style-name="T271">П</text:span><text:span text:style-name="T270">уть к файлу шаблона, создающего страницу с формой;</text:span><text:span text:style-name="T235"><text:line-break/></text:span><text:span text:style-name="T270"> <text:s text:c="3"/># По умолчанию к названии модели добавляется суффикс '_form',</text:span><text:span text:style-name="T235"><text:line-break/></text:span><text:span text:style-name="T270"> <text:s text:c="3"/># В данном случает будет 'bb_form'.</text:span><text:span text:style-name="T234"><text:line-break/></text:span><text:span text:style-name="T274"> <text:s text:c="3"/></text:span><text:span text:style-name="T234">template_name = </text:span><text:span text:style-name="T106">'bboard/bb_update.html'</text:span><text:span text:style-name="T234"><text:line-break/> <text:s text:c="3"/><text:line-break/></text:span><text:span text:style-name="T107"> <text:s text:c="2"/></text:span><text:span text:style-name="T275"># интернет-адрес для перенаправления после успешного сохранения данных;</text:span><text:span text:style-name="T291"><text:line-break/> <text:s text:c="3"/></text:span><text:span text:style-name="T236">success_url = </text:span><text:span text:style-name="T108">'/'</text:span><text:span text:style-name="T291"><text:line-break/><text:line-break/> </text:span><text:span text:style-name="T292"><text:s text:c="3"/></text:span><text:span text:style-name="T275"># Задает имя поля модели, в котором хранится слаг (по умолчанию: 'slug')</text:span><text:span text:style-name="T291"><text:line-break/> <text:s text:c="3"/></text:span><text:span text:style-name="T236">slug_field = </text:span><text:span text:style-name="T108">'slug'</text:span><text:span text:style-name="T291"><text:line-break/></text:span><text:soft-page-break/><text:span text:style-name="T291"><text:line-break/></text:span><text:span text:style-name="T292"> <text:s text:c="3"/></text:span><text:span text:style-name="T275"># Задает имя URL-параметра, через который контроллер-класс получит</text:span><text:span text:style-name="T293"><text:line-break/> <text:s text:c="3"/></text:span><text:span text:style-name="T275"># слаг (по умолчанию: 'slug')</text:span><text:span text:style-name="T291"><text:line-break/> <text:s text:c="3"/></text:span><text:span text:style-name="T236">slug_url_kwarg = </text:span><text:span text:style-name="T108">'slug'</text:span><text:span text:style-name="T291"><text:line-break/><text:line-break/></text:span><text:span text:style-name="T292"> <text:s text:c="3"/></text:span><text:span text:style-name="T275"># Задает июя URL-параметра, через который контроллер-класс получит</text:span><text:span text:style-name="T293"><text:line-break/> <text:s text:c="2"/></text:span><text:span text:style-name="T275"># ключ записи (по умолчанию: 'pl')</text:span><text:span text:style-name="T291"><text:line-break/> <text:s text:c="3"/></text:span><text:span text:style-name="T236">pk_url_kwarg = </text:span><text:span text:style-name="T108">'pk'</text:span></text:p>
      <text:p text:style-name="P174"/>
      <text:p text:style-name="P174"/>
      <text:p text:style-name="P157">DeleteView</text:p>
      <text:p text:style-name="P190"><text:span text:style-name="T242">Ищет запись по полученным из URL-парметра ключу или слагу, выводит страницу </text:span><text:span text:style-name="T243">подтверждения, включающую в себя форму с кнопкой удаления, и удаляет запись.</text:span></text:p>
      <text:p text:style-name="P151"/>
      <text:p text:style-name="P170"># views.py</text:p>
      <text:p text:style-name="P170"><text:span text:style-name="T207">from </text:span><text:span text:style-name="T225">django.views.generic.edit </text:span><text:span text:style-name="T207">import </text:span><text:span text:style-name="T225">DeleteView</text:span></text:p>
      <text:p text:style-name="P164"/>
      <text:p text:style-name="P170"><text:span text:style-name="T207">class </text:span><text:span text:style-name="T8">BbDeleteView</text:span><text:span text:style-name="T225">(DeleteView):</text:span><text:line-break/><text:span text:style-name="T225"> <text:s text:c="3"/></text:span># Задает модель<text:line-break/><text:span text:style-name="T300"> <text:s text:c="3"/></text:span><text:span text:style-name="T225">model = Bb</text:span><text:line-break/><text:line-break/><text:span text:style-name="T225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300"> <text:s text:c="3"/></text:span><text:span text:style-name="T225">template_name = </text:span><text:span text:style-name="T109">'bboard/bb_delete.html'</text:span><text:line-break/><text:line-break/><text:span text:style-name="T109"> <text:s text:c="3"/></text:span># интернет-адрес для перенаправления после удаления;<text:line-break/><text:span text:style-name="T300"> <text:s text:c="3"/></text:span><text:span text:style-name="T225">success_url = reverse_lazy(</text:span><text:span text:style-name="T109">'bb_list_url'</text:span><text:span text:style-name="T225">)</text:span><text:line-break/><text:line-break/><text:span text:style-name="T225"> <text:s text:c="3"/></text:span># Задает имя поля модели, в котором хранится слаг (по умолчанию: 'slug')<text:line-break/><text:span text:style-name="T300"> <text:s text:c="3"/></text:span><text:span text:style-name="T225">slug_field = </text:span><text:span text:style-name="T109">'slug'</text:span><text:line-break/><text:line-break/><text:span text:style-name="T109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300"> <text:s text:c="3"/></text:span><text:span text:style-name="T225">slug_url_kwarg = </text:span><text:span text:style-name="T109">'slug'</text:span><text:line-break/><text:line-break/><text:span text:style-name="T109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300"> <text:s text:c="3"/></text:span><text:span text:style-name="T225">pk_url_kwarg = </text:span><text:span text:style-name="T109">'pk'</text:span></text:p>
      <text:p text:style-name="P173"/>
      <text:p text:style-name="P173"/>
      <text:p text:style-name="P184">MonthArchiveView</text:p>
      <text:p text:style-name="P182">Выводит хронологический список записей, относящихся к указанному месяцу указанного года.</text:p>
      <text:p text:style-name="P151"/>
      <text:p text:style-name="P171"># views.py</text:p>
      <text:p text:style-name="P171"><text:span text:style-name="T207">from </text:span><text:span text:style-name="T225">django.views.generic.dates </text:span><text:span text:style-name="T207">import </text:span><text:span text:style-name="T225">MonthArchiveView</text:span></text:p>
      <text:p text:style-name="P171"/>
      <text:p text:style-name="P171"><text:span text:style-name="T207">class </text:span><text:span text:style-name="T8">BbMonthArchiveView</text:span><text:span text:style-name="T225">(MonthArchiveView):</text:span><text:line-break/><text:span text:style-name="T225"> <text:s text:c="3"/></text:span># Задает модель<text:line-break/><text:span text:style-name="T300"> <text:s text:c="3"/></text:span><text:span text:style-name="T225">model = Bb</text:span><text:line-break/><text:line-break/><text:span text:style-name="T225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300"> <text:s text:c="3"/></text:span><text:span text:style-name="T225">date_field = </text:span><text:span text:style-name="T109">'published'</text:span><text:line-break/><text:line-break/><text:span text:style-name="T109"> <text:s text:c="3"/></text:span># Путь к файлу шаблона, создающего страницу с формой;<text:line-break/><text:soft-pag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300"> <text:s text:c="3"/></text:span><text:span text:style-name="T225">template_name = </text:span><text:span text:style-name="T109">'bboard/bb_list.html'</text:span><text:line-break/><text:line-break/><text:span text:style-name="T109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300"> <text:s text:c="3"/></text:span><text:span text:style-name="T225">month_format = </text:span><text:span text:style-name="T109">'%B' </text:span># '%B' - Полное название месяца</text:p>
      <text:p text:style-name="P180"/>
      <text:p text:style-name="P191"><text:span text:style-name="T272"># </text:span><text:span text:style-name="T273">urls</text:span><text:span text:style-name="T272">.py</text:span></text:p>
      <text:p text:style-name="P172">***</text:p>
      <text:p text:style-name="P188"><text:span text:style-name="T239">path(</text:span><text:span text:style-name="T104">'year/&lt;int:year&gt;/&lt;str:month&gt;/'</text:span><text:span text:style-name="T229">, BbMonthArchiveView.as_view(), <text:s text:c="3"/></text:span><text:span text:style-name="T119">name</text:span><text:span text:style-name="T229">=</text:span><text:span text:style-name="T104">'bb_year_url'</text:span><text:span text:style-name="T229">),</text:span></text:p>
      <text:p text:style-name="P172">***</text:p>
      <text:p text:style-name="P159"/>
      <text:p text:style-name="P193"><text:span text:style-name="T167">П</text:span><text:span text:style-name="T166">ример интернет адреса:</text:span></text:p>
      <text:p text:style-name="P235"><text:a xlink:type="simple" xlink:href="http://127.0.0.1:8000/bboard/year/2021/january/" text:style-name="Internet_20_link" text:visited-style-name="Visited_20_Internet_20_Link"><text:span text:style-name="T166">http://127.0.0.1:8000/bboard/year/2021/january/</text:span></text:a></text:p>
      <text:p text:style-name="P194"/>
      <text:p text:style-name="P194"/>
      <text:p text:style-name="P194"/>
      <text:p text:style-name="P194"/>
      <text:p text:style-name="P194"><text:span text:style-name="T303">&gt;&gt; </text:span>python manage.py test dct</text:p>
      <text:p text:style-name="P194">Creating test database for alias 'default'...</text:p>
      <text:p text:style-name="P194">Got an error creating the test database: permission denied to create database</text:p>
      <text:p text:style-name="P160"/>
      <text:p text:style-name="P195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95">ALTER USER djangouser CREATEDB;</text:p>
      <text:p text:style-name="P195"/>
      <text:p text:style-name="P195"/>
      <text:p text:style-name="P220">Добавление favicon.ico</text:p>
      <text:p text:style-name="P230"/>
      <text:p text:style-name="P231">Добавляем в базовый шаблон или шаблон заголовка, который включен везде.</text:p>
      <text:p text:style-name="P196"><text:span text:style-name="T249">&lt;</text:span><text:span text:style-name="T216">link </text:span><text:span text:style-name="T305">rel</text:span><text:span text:style-name="T307">="shortcut icon" </text:span><text:span text:style-name="T305">type</text:span><text:span text:style-name="T307">="image/png" </text:span><text:span text:style-name="T305">href</text:span><text:span text:style-name="T307">="{% static 'favicon.ico' %}"</text:span><text:span text:style-name="T249">/&gt;</text:span></text:p>
      <text:p text:style-name="P162">***</text:p>
      <text:p text:style-name="P234"><text:span text:style-name="T248">&lt;</text:span><text:span text:style-name="T215">html </text:span><text:span text:style-name="T304">lang</text:span><text:span text:style-name="T306">="en"</text:span><text:span text:style-name="T248">&gt;</text:span><text:line-break/><text:span text:style-name="T248"> <text:s text:c="3"/>&lt;</text:span><text:span text:style-name="T215">head</text:span><text:span text:style-name="T248">&gt;</text:span><text:line-break/><text:span text:style-name="T248"> <text:s text:c="7"/>&lt;</text:span><text:span text:style-name="T215">meta </text:span><text:span text:style-name="T304">charset</text:span><text:span text:style-name="T306">="UTF-8"</text:span><text:span text:style-name="T248">&gt;</text:span><text:line-break/><text:span text:style-name="T248"> <text:s text:c="7"/></text:span><text:span text:style-name="T284">&lt;!--Чтобы обеспечить надлежащий рендеринг и масштабирование касанием для всех устройств--&gt;</text:span><text:line-break/><text:span text:style-name="T284"> <text:s text:c="7"/></text:span><text:span text:style-name="T248">&lt;</text:span><text:span text:style-name="T215">meta </text:span><text:span text:style-name="T304">name</text:span><text:span text:style-name="T306">="viewport" </text:span><text:span text:style-name="T304">content</text:span><text:span text:style-name="T306">="width=device-width, initial-scale=1"</text:span><text:span text:style-name="T248">&gt;</text:span><text:line-break/><text:span text:style-name="T248"> <text:s text:c="7"/>&lt;</text:span><text:span text:style-name="T215">link </text:span><text:span text:style-name="T304">rel</text:span><text:span text:style-name="T306">="stylesheet" </text:span><text:span text:style-name="T304">href</text:span><text:span text:style-name="T306">="{% static 'css/bootstrap.min.css' %}"</text:span><text:span text:style-name="T248">&gt;</text:span><text:line-break/><text:span text:style-name="T248"> <text:s text:c="7"/>&lt;</text:span><text:span text:style-name="T215">link </text:span><text:span text:style-name="T304">rel</text:span><text:span text:style-name="T306">="stylesheet" </text:span><text:span text:style-name="T304">href</text:span><text:span text:style-name="T306">="{% static 'css/footer.css' %}"</text:span><text:span text:style-name="T248">&gt;</text:span><text:line-break/><text:span text:style-name="T248"> <text:s text:c="7"/>&lt;</text:span><text:span text:style-name="T215">link </text:span><text:span text:style-name="T304">rel</text:span><text:span text:style-name="T306">="stylesheet" </text:span><text:span text:style-name="T304">href</text:span><text:span text:style-name="T306">="{% static 'css/styles.css' %}"</text:span><text:span text:style-name="T248">&gt;</text:span><text:line-break/><text:span text:style-name="T248"> <text:s text:c="7"/>&lt;</text:span><text:span text:style-name="T215">link </text:span><text:span text:style-name="T304">rel</text:span><text:span text:style-name="T306">="shortcut icon" </text:span><text:span text:style-name="T304">type</text:span><text:span text:style-name="T306">="image/png" </text:span><text:span text:style-name="T304">href</text:span><text:span text:style-name="T306">="{% static 'favicon.ico' %}"</text:span><text:span text:style-name="T248">/&gt;</text:span><text:line-break/><text:span text:style-name="T248"> <text:s text:c="7"/>&lt;</text:span><text:span text:style-name="T215">title</text:span><text:span text:style-name="T248">&gt;</text:span><text:line-break/><text:span text:style-name="T248"> <text:s text:c="11"/>{% block title %}</text:span><text:line-break/><text:span text:style-name="T248"> <text:s text:c="11"/>{% endblock %}</text:span><text:line-break/><text:span text:style-name="T248"> <text:s text:c="7"/>&lt;/</text:span><text:span text:style-name="T215">title</text:span><text:span text:style-name="T248">&gt;</text:span><text:line-break/><text:span text:style-name="T248"> <text:s text:c="3"/>&lt;/</text:span><text:span text:style-name="T215">head</text:span><text:span text:style-name="T248">&gt;</text:span></text:p>
      <text:p text:style-name="P233">***</text:p>
      <text:p text:style-name="P197">Ссылки:</text:p>
      <text:list xml:id="list2831435477" text:style-name="L7">
        <text:list-item>
          <text:p text:style-name="P256"><text:soft-page-break/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256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97"/>
      <text:p text:style-name="P197"/>
      <text:p text:style-name="P216">Удаление напрямую из базы данных</text:p>
      <text:p text:style-name="P216"/>
      <text:p text:style-name="P161"><text:span text:style-name="T216">from </text:span><text:span text:style-name="T249">textwrap </text:span><text:span text:style-name="T216">import </text:span><text:span text:style-name="T249">dedent</text:span><text:line-break/><text:line-break/><text:span text:style-name="T216">from </text:span><text:span text:style-name="T249">django.db </text:span><text:span text:style-name="T216">import </text:span><text:span text:style-name="T249">connection</text:span></text:p>
      <text:p text:style-name="P161"><text:span text:style-name="T216">from </text:span><text:span text:style-name="T249">django.http </text:span><text:span text:style-name="T216">import </text:span><text:span text:style-name="T249">HttpResponseRedirect</text:span></text:p>
      <text:p text:style-name="P165"><text:span text:style-name="T217">from </text:span><text:span text:style-name="T250">django.shortcuts </text:span><text:span text:style-name="T217">import </text:span><text:span text:style-name="T250">render</text:span><text:span text:style-name="T70"><text:line-break/></text:span><text:span text:style-name="T217">from </text:span><text:span text:style-name="T250">django.urls </text:span><text:span text:style-name="T217">import </text:span><text:span text:style-name="T250">reverse</text:span></text:p>
      <text:p text:style-name="P161"/>
      <text:p text:style-name="P198"><text:bookmark-start text:name="__DdeLink__9454_1394605290"/><text:span text:style-name="T216">class </text:span><text:span text:style-name="T308">PostDeleteView</text:span><text:span text:style-name="T249">(LoginRequiredMixin, View):</text:span><text:line-break/><text:span text:style-name="T249"> <text:s text:c="3"/></text:span><text:span text:style-name="T285">"""Delete a post."""</text:span><text:line-break/><text:span text:style-name="T285"> <text:s text:c="3"/></text:span><text:span text:style-name="T216">def </text:span><text:span text:style-name="T308">get</text:span><text:span text:style-name="T249">(</text:span><text:span text:style-name="T156">self</text:span><text:span text:style-name="T249">, request, pk):</text:span><text:line-break/><text:span text:style-name="T249"> <text:s text:c="7"/></text:span><text:span text:style-name="T216">return </text:span><text:span text:style-name="T249">render(request, </text:span><text:span text:style-name="T112">'blog/post_delete.html'</text:span><text:span text:style-name="T249">, </text:span><text:span text:style-name="T121">context</text:span><text:span text:style-name="T249">={</text:span><text:line-break/><text:span text:style-name="T249"> <text:s text:c="11"/></text:span><text:span text:style-name="T112">'pk'</text:span><text:span text:style-name="T249">: pk,</text:span><text:line-break/><text:span text:style-name="T249"> <text:s text:c="7"/>})</text:span><text:line-break/><text:line-break/><text:span text:style-name="T249"> <text:s text:c="3"/></text:span><text:span text:style-name="T216">def </text:span><text:span text:style-name="T308">post</text:span><text:span text:style-name="T249">(</text:span><text:span text:style-name="T156">self</text:span><text:span text:style-name="T249">, </text:span><text:span text:style-name="T131">request</text:span><text:span text:style-name="T249">, pk):</text:span><text:line-break/><text:span text:style-name="T249"> <text:s text:c="7"/></text:span><text:span text:style-name="T216">with </text:span><text:span text:style-name="T249">connection.cursor() </text:span><text:span text:style-name="T216">as </text:span><text:span text:style-name="T249">cursor:</text:span><text:line-break/><text:span text:style-name="T249"> <text:s text:c="11"/>cursor.execute(</text:span><text:line-break/><text:span text:style-name="T249"> <text:s text:c="15"/>dedent(</text:span><text:span text:style-name="T112">'''</text:span><text:span text:style-name="T309">\</text:span><text:line-break/><text:span text:style-name="T112"> <text:s text:c="19"/>delete from blog_post_tags</text:span><text:line-break/><text:span text:style-name="T112"> <text:s text:c="19"/>where post_id=%s;'''</text:span><text:span text:style-name="T249">),</text:span><text:line-break/><text:span text:style-name="T249"> <text:s text:c="15"/>[ pk ]</text:span><text:line-break/><text:span text:style-name="T249"> <text:s text:c="11"/>)</text:span><text:line-break/><text:span text:style-name="T249"> <text:s text:c="11"/>cursor.execute(</text:span><text:line-break/><text:span text:style-name="T249"> <text:s text:c="15"/>dedent(</text:span><text:span text:style-name="T112">'''</text:span><text:span text:style-name="T309">\</text:span><text:line-break/><text:span text:style-name="T112"> <text:s text:c="19"/>delete from blog_post</text:span><text:line-break/><text:span text:style-name="T112"> <text:s text:c="19"/>where id=%s;'''</text:span><text:span text:style-name="T249">),</text:span><text:line-break/><text:span text:style-name="T249"> <text:s text:c="15"/>[ pk ]</text:span><text:line-break/><text:span text:style-name="T249"> <text:s text:c="11"/>)</text:span><text:line-break/><text:span text:style-name="T249"> <text:s text:c="7"/></text:span><text:span text:style-name="T216">return </text:span><text:span text:style-name="T249">HttpResponseRedirect(reverse(</text:span><text:span text:style-name="T112">'post_list_url'</text:span><text:span text:style-name="T249">))</text:span><text:bookmark-end text:name="__DdeLink__9454_1394605290"/></text:p>
      <text:p text:style-name="P198"/>
      <text:p text:style-name="P198"/>
      <text:p text:style-name="P217">Отмена определенной миграции</text:p>
      <text:p text:style-name="P199"/>
      <text:p text:style-name="P203">Указываем номер миграции, к которой хотим вернуться</text:p>
      <text:p text:style-name="P200">python manage.py migrate blog 0022</text:p>
      <text:p text:style-name="P200"/>
      <text:p text:style-name="P200"/>
      <text:p text:style-name="P217">Выполнение необработанных запросов</text:p>
      <text:p text:style-name="P217"/>
      <text:p text:style-name="P200">Метод raw() manager можно использовать для выполнения необработанных SQL-запросов, возвращающих экземпляры модели:</text:p>
      <text:p text:style-name="P200"><text:span text:style-name="T216">for </text:span><text:span text:style-name="T249">p </text:span><text:span text:style-name="T216">in </text:span><text:span text:style-name="T249">Client.objects.raw(</text:span><text:span text:style-name="T112">'SELECT * FROM client_client'</text:span><text:span text:style-name="T249">):</text:span><text:line-break/><text:span text:style-name="T249"> <text:s text:c="3"/></text:span><text:span text:style-name="T94">print</text:span><text:span text:style-name="T249">(p)</text:span></text:p>
      <text:p text:style-name="P200"><text:soft-page-break/></text:p>
      <text:p text:style-name="P221"/>
      <text:h text:style-name="P244" text:outline-level="2">Параметры строки запроса</text:h>
      <text:p text:style-name="P239"/>
      <text:p text:style-name="P236"><text:span text:style-name="T314">class </text:span><text:span text:style-name="T78">ClientListView</text:span><text:span text:style-name="T254">(LoginRequiredMixin, ListView):</text:span><text:line-break/><text:span text:style-name="T254"> <text:s text:c="3"/></text:span><text:span text:style-name="T285">"""List of clients."""</text:span><text:line-break/><text:span text:style-name="T285"> <text:s text:c="3"/></text:span><text:span text:style-name="T254">model = Client</text:span><text:line-break/><text:line-break/><text:span text:style-name="T254"> <text:s text:c="3"/></text:span><text:span text:style-name="T219">def </text:span><text:span text:style-name="T78">get_context_data</text:span><text:span text:style-name="T254">(</text:span><text:span text:style-name="T157">self</text:span><text:span text:style-name="T254">, *args, **kwargs):</text:span><text:line-break/><text:span text:style-name="T254"> <text:s text:c="7"/>context = </text:span><text:span text:style-name="T95">super</text:span><text:span text:style-name="T254">().get_context_data(*args, **kwargs)</text:span><text:line-break/><text:span text:style-name="T254"> <text:s text:c="7"/></text:span><text:span text:style-name="T95">print</text:span><text:span text:style-name="T254">(</text:span><text:span text:style-name="T157">self</text:span><text:span text:style-name="T254">.request.GET.get(</text:span><text:span text:style-name="T113">'set'</text:span><text:span text:style-name="T254">, </text:span><text:span text:style-name="T113">''</text:span><text:span text:style-name="T254">))</text:span><text:line-break/><text:span text:style-name="T254"> <text:s text:c="7"/></text:span><text:span text:style-name="T219">return </text:span><text:span text:style-name="T254">context</text:span></text:p>
      <text:p text:style-name="P185"/>
      <text:p text:style-name="P237"><text:span text:style-name="T311">При обращении по адресу </text:span><text:a xlink:type="simple" xlink:href="http://127.0.0.1:8000/client/list_user/?set=1" text:style-name="Internet_20_link" text:visited-style-name="Visited_20_Internet_20_Link"><text:span text:style-name="T312">http://127.0.0.1:8000/client/list_user/?set=1</text:span></text:a></text:p>
      <text:p text:style-name="P238"><text:span text:style-name="T312">б</text:span><text:span text:style-name="T310">удет выведно: 1</text:span></text:p>
      <text:p text:style-name="P200"/>
      <text:p text:style-name="P206">Получение GET и POST параметров</text:p>
      <text:p text:style-name="P206"><text:span text:style-name="T249">order = </text:span><text:span text:style-name="T156">self</text:span><text:span text:style-name="T249">.request.GET[</text:span><text:span text:style-name="T112">'sort'</text:span><text:span text:style-name="T249">] </text:span><text:span text:style-name="T285"># опасно!</text:span><text:line-break/><text:span text:style-name="T216">if </text:span><text:span text:style-name="T249">order == </text:span><text:span text:style-name="T112">'rating'</text:span><text:span text:style-name="T249">:</text:span><text:line-break/><text:span text:style-name="T249"> <text:s text:c="3"/></text:span><text:span text:style-name="T131">queryset </text:span><text:span text:style-name="T249">= queryset.order_by(</text:span><text:span text:style-name="T112">'rating'</text:span><text:span text:style-name="T249">)</text:span><text:line-break/><text:span text:style-name="T249">page = </text:span><text:span text:style-name="T156">self</text:span><text:span text:style-name="T249">.request.GET.get(</text:span><text:span text:style-name="T112">'page'</text:span><text:span text:style-name="T249">) </text:span><text:span text:style-name="T216">or </text:span><text:span text:style-name="T297">1</text:span><text:line-break/><text:span text:style-name="T216">try</text:span><text:span text:style-name="T249">:</text:span><text:line-break/><text:span text:style-name="T249"> <text:s text:c="3"/></text:span><text:span text:style-name="T131">page </text:span><text:span text:style-name="T249">= </text:span><text:span text:style-name="T94">int</text:span><text:span text:style-name="T249">(page)</text:span><text:line-break/><text:span text:style-name="T216">except </text:span><text:span text:style-name="T94">ValueError</text:span><text:span text:style-name="T249">:</text:span><text:line-break/><text:span text:style-name="T249"> <text:s text:c="3"/></text:span><text:span text:style-name="T216">return </text:span><text:span text:style-name="T249">HttpResponseBadRequest()</text:span></text:p>
      <text:p text:style-name="P206"/>
      <text:p text:style-name="P206">GET и POST – объекты QueryDict<text:bookmark text:name="__DdeLink__10578_16194812"/></text:p>
      <text:p text:style-name="P206"><text:span text:style-name="T249">/path/?</text:span><text:span text:style-name="T131">id</text:span><text:span text:style-name="T249">=</text:span><text:span text:style-name="T297">3</text:span><text:span text:style-name="T249">&amp;</text:span><text:span text:style-name="T131">id</text:span><text:span text:style-name="T249">=</text:span><text:span text:style-name="T297">4</text:span><text:span text:style-name="T249">&amp;</text:span><text:span text:style-name="T131">id</text:span><text:span text:style-name="T249">=</text:span><text:span text:style-name="T297">5</text:span></text:p>
      <text:p text:style-name="P206">Получение множественных значений</text:p>
      <text:p text:style-name="P206"><text:span text:style-name="T131">id </text:span><text:span text:style-name="T249">= request.GET.get(</text:span><text:span text:style-name="T112">'id'</text:span><text:span text:style-name="T249">) </text:span><text:span text:style-name="T285"># id is 5</text:span><text:line-break/><text:span text:style-name="T131">id </text:span><text:span text:style-name="T249">= request.GET.getlist(</text:span><text:span text:style-name="T112">'id'</text:span><text:span text:style-name="T249">) </text:span><text:span text:style-name="T285"># id is [3, 4, 5]</text:span></text:p>
      <text:p text:style-name="P206">Сериализация</text:p>
      <text:p text:style-name="P206"><text:span text:style-name="T131">qs </text:span><text:span text:style-name="T249">= request.GET.urlencode()</text:span><text:line-break/><text:span text:style-name="T285"># qs is 'id=3&amp;id=4&amp;id=5'</text:span></text:p>
      <text:p text:style-name="P200"/>
      <text:p text:style-name="P200"/>
      <text:p text:style-name="P204">request.method – метод запороса</text:p>
      <text:p text:style-name="P204">request.GET – словарь с GET параметрами</text:p>
      <text:p text:style-name="P204">request.POST – словарь с POST параметрами</text:p>
      <text:p text:style-name="P204">request.COOKIES – словарь с Cookie</text:p>
      <text:p text:style-name="P204">request.FILES – загруженные файлы</text:p>
      <text:p text:style-name="P204">request.META – CGI-like переменные</text:p>
      <text:p text:style-name="P204">request.session – словарь-сессия</text:p>
      <text:p text:style-name="P204">request.user – текущий пользователь</text:p>
      <text:p text:style-name="P223"><text:soft-page-break/>Получение и установка HTTP заголовков</text:p>
      <text:p text:style-name="P223"/>
      <text:p text:style-name="P207"><text:span text:style-name="T249">user_agent = </text:span><text:span text:style-name="T156">self</text:span><text:span text:style-name="T249">.request.META.get(</text:span><text:span text:style-name="T112">'HTTP_USER_AGENT'</text:span><text:span text:style-name="T249">)</text:span><text:line-break/><text:span text:style-name="T249">user_ip = </text:span><text:span text:style-name="T156">self</text:span><text:span text:style-name="T249">.request.META.get(</text:span><text:span text:style-name="T112">'HTTP_X_REAL_IP'</text:span><text:span text:style-name="T249">)</text:span><text:line-break/><text:span text:style-name="T216">if </text:span><text:span text:style-name="T249">user_ip </text:span><text:span text:style-name="T216">is None</text:span><text:span text:style-name="T249">:</text:span><text:line-break/><text:span text:style-name="T249"> <text:s text:c="3"/>user_ip = </text:span><text:span text:style-name="T156">self</text:span><text:span text:style-name="T249">.request.META.get(</text:span><text:span text:style-name="T112">'REMOTE_ADDR'</text:span><text:span text:style-name="T249">)</text:span><text:line-break/><text:line-break/><text:span text:style-name="T249">response = HttpResponse(my_data,</text:span><text:line-break/><text:span text:style-name="T249"> <text:s text:c="3"/></text:span><text:span text:style-name="T121">content_type</text:span><text:span text:style-name="T249">=</text:span><text:span text:style-name="T112">'application/vnd.ms-excel'</text:span><text:span text:style-name="T249">)</text:span><text:line-break/><text:span text:style-name="T249">response[</text:span><text:span text:style-name="T112">'Content-Disposition'</text:span><text:span text:style-name="T249">] = </text:span><text:span text:style-name="T112">'attachment; filename="foo.xls"'</text:span></text:p>
      <text:p text:style-name="P207"/>
      <text:p text:style-name="P223"/>
      <text:p text:style-name="P200"/>
      <text:p text:style-name="P222">Специальные типы ответов</text:p>
      <text:p text:style-name="P218"/>
      <text:p text:style-name="P205"><text:span text:style-name="T216">from </text:span><text:span text:style-name="T249">django.http </text:span><text:span text:style-name="T216">import </text:span><text:span text:style-name="T249">(</text:span><text:line-break/><text:span text:style-name="T249"> <text:s text:c="3"/>HttpResponseRedirect, HttpResponseNotFound, HttpResponseForbidden,</text:span><text:line-break/><text:span text:style-name="T249"> <text:s text:c="3"/>HttpResponsePermanentRedirect</text:span><text:line-break/><text:span text:style-name="T249">)</text:span><text:line-break/><text:line-break/><text:span text:style-name="T249">redirect = HttpResponseRedirect(</text:span><text:span text:style-name="T112">'/'</text:span><text:span text:style-name="T249">) <text:s text:c="18"/></text:span><text:span text:style-name="T285"># 302</text:span><text:line-break/><text:span text:style-name="T249">redirect = HttpResponsePermanentRedirect(</text:span><text:span text:style-name="T112">'/'</text:span><text:span text:style-name="T249">) </text:span><text:span text:style-name="T285"># 301</text:span><text:line-break/><text:span text:style-name="T249">response = HttpResponseNotFound() <text:s text:c="16"/></text:span><text:span text:style-name="T285"># 404</text:span><text:line-break/><text:span text:style-name="T249">response = HttpResponseForbidden() <text:s text:c="15"/></text:span><text:span text:style-name="T285"># 403</text:span></text:p>
      <text:p text:style-name="P175"/>
      <text:p text:style-name="P205"/>
      <text:p text:style-name="P205"/>
      <text:p text:style-name="P224">Прямой доступ к базе</text:p>
      <text:p text:style-name="P224"/>
      <text:p text:style-name="P225"><text:span text:style-name="T222">from </text:span><text:span text:style-name="T258">django.db </text:span><text:span text:style-name="T222">import </text:span><text:span text:style-name="T258">connection</text:span></text:p>
      <text:p text:style-name="P158"/>
      <text:p text:style-name="P208"><text:span text:style-name="T249">cursor = connection.cursor()</text:span><text:line-break/><text:span text:style-name="T249">cursor.execute(</text:span><text:span text:style-name="T112">'SELECT * FROM blog_tag limit 5;'</text:span><text:span text:style-name="T249">)</text:span><text:line-break/><text:span text:style-name="T249">data = cursor.fetchall()</text:span><text:line-break/><text:span text:style-name="T94">print</text:span><text:span text:style-name="T249">(data)</text:span></text:p>
      <text:p text:style-name="P186"/>
      <text:p text:style-name="P183">С возможностью указать базу данных</text:p>
      <text:p text:style-name="P208"><text:span text:style-name="T216">from </text:span><text:span text:style-name="T249">django.db </text:span><text:span text:style-name="T216">import </text:span><text:span text:style-name="T249">connections</text:span></text:p>
      <text:p text:style-name="P153"/>
      <text:p text:style-name="P208"><text:span text:style-name="T249">cursor = connections[</text:span><text:span text:style-name="T112">'default'</text:span><text:span text:style-name="T249">].cursor()</text:span><text:line-break/><text:span text:style-name="T249">cursor.execute(</text:span><text:span text:style-name="T112">'SELECT * FROM blog_tag limit 5;'</text:span><text:span text:style-name="T249">)</text:span><text:line-break/><text:span text:style-name="T249">data = cursor.fetchall()</text:span><text:line-break/><text:span text:style-name="T94">print</text:span><text:span text:style-name="T249">(data)</text:span></text:p>
      <text:p text:style-name="P186"/>
      <text:p text:style-name="P209">Выполнение запросов</text:p>
      <text:p text:style-name="P209"><text:bookmark-start text:name="__DdeLink__10783_990524970"/><text:span text:style-name="T249">cursor = connection.cursor()</text:span><text:line-break/><text:span text:style-name="T249">cursor.execute(</text:span><text:span text:style-name="T112">"""</text:span><text:line-break/><text:soft-page-break/><text:span text:style-name="T112"> <text:s text:c="3"/>update blog_tag set title='test3' where id=%s;</text:span><text:line-break/><text:span text:style-name="T112">"""</text:span><text:span text:style-name="T249">, (</text:span><text:span text:style-name="T297">22</text:span><text:span text:style-name="T249">,))</text:span><text:bookmark-end text:name="__DdeLink__10783_990524970"/></text:p>
      <text:p text:style-name="P209"/>
      <text:p text:style-name="P212">Вставка многих записей</text:p>
      <text:p text:style-name="P212"><text:span text:style-name="T249">cursor = connection.cursor()</text:span><text:line-break/><text:span text:style-name="T249">cursor.executemany(</text:span><text:span text:style-name="T112">"INSERT INTO blog_tag (title, slug) VALUES (%s, %s)"</text:span><text:span text:style-name="T249">,</text:span><text:line-break/><text:span text:style-name="T249"> <text:s text:c="18"/>[</text:span><text:line-break/><text:span text:style-name="T249"> <text:s text:c="22"/>(</text:span><text:span text:style-name="T112">'python'</text:span><text:span text:style-name="T249">, </text:span><text:span text:style-name="T112">'python'</text:span><text:span text:style-name="T249">),</text:span><text:line-break/><text:span text:style-name="T249"> <text:s text:c="22"/>(</text:span><text:span text:style-name="T112">'django'</text:span><text:span text:style-name="T249">, </text:span><text:span text:style-name="T112">'django'</text:span><text:span text:style-name="T249">)</text:span><text:line-break/><text:span text:style-name="T249"> <text:s text:c="18"/>])</text:span></text:p>
      <text:p text:style-name="P210"/>
      <text:p text:style-name="P209"/>
      <text:p text:style-name="P211"><text:span text:style-name="T3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219">cursor.fetchmany(size) <text:span text:style-name="T187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219">cursor.fetchone()<text:span text:style-name="T187"> - возвращает одну запись или Ни одной, если больше нет доступных строк.</text:span></text:p>
      <text:p text:style-name="P201"/>
      <text:p text:style-name="P201"/>
      <text:p text:style-name="P226">Типы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42">Django</text:p>
          </table:table-cell>
          <table:table-cell table:style-name="Таблица4.A1" office:value-type="string">
            <text:p text:style-name="P242">MySQL</text:p>
          </table:table-cell>
        </table:table-row>
        <table:table-row>
          <table:table-cell table:style-name="Таблица4.A1" office:value-type="string">
            <text:p text:style-name="P241">CharField</text:p>
          </table:table-cell>
          <table:table-cell table:style-name="Таблица4.A1" office:value-type="string">
            <text:p text:style-name="P241">VARCHAR(N)</text:p>
          </table:table-cell>
        </table:table-row>
        <table:table-row>
          <table:table-cell table:style-name="Таблица4.A1" office:value-type="string">
            <text:p text:style-name="P241">EmailField</text:p>
          </table:table-cell>
          <table:table-cell table:style-name="Таблица4.A1" office:value-type="string">
            <text:p text:style-name="P240"/>
          </table:table-cell>
        </table:table-row>
        <table:table-row>
          <table:table-cell table:style-name="Таблица4.A1" office:value-type="string">
            <text:p text:style-name="P241">TextField</text:p>
          </table:table-cell>
          <table:table-cell table:style-name="Таблица4.A1" office:value-type="string">
            <text:p text:style-name="P241">LONGTEXT</text:p>
          </table:table-cell>
        </table:table-row>
        <table:table-row>
          <table:table-cell table:style-name="Таблица4.A1" office:value-type="string">
            <text:p text:style-name="P241">BooleanField</text:p>
          </table:table-cell>
          <table:table-cell table:style-name="Таблица4.A1" office:value-type="string">
            <text:p text:style-name="P241">TINYINT(1)</text:p>
          </table:table-cell>
        </table:table-row>
        <table:table-row>
          <table:table-cell table:style-name="Таблица4.A1" office:value-type="string">
            <text:p text:style-name="P241">IntegerField</text:p>
          </table:table-cell>
          <table:table-cell table:style-name="Таблица4.A1" office:value-type="string">
            <text:p text:style-name="P241">INT(11)</text:p>
          </table:table-cell>
        </table:table-row>
        <table:table-row>
          <table:table-cell table:style-name="Таблица4.A1" office:value-type="string">
            <text:p text:style-name="P241">DateField</text:p>
          </table:table-cell>
          <table:table-cell table:style-name="Таблица4.A1" office:value-type="string">
            <text:p text:style-name="P241">DATE</text:p>
          </table:table-cell>
        </table:table-row>
        <table:table-row>
          <table:table-cell table:style-name="Таблица4.A1" office:value-type="string">
            <text:p text:style-name="P241">DateTimeField</text:p>
          </table:table-cell>
          <table:table-cell table:style-name="Таблица4.A1" office:value-type="string">
            <text:p text:style-name="P241">DATETIME</text:p>
          </table:table-cell>
        </table:table-row>
      </table:table>
      <text:p text:style-name="P213"/>
      <text:p text:style-name="P201"/>
      <text:p text:style-name="P227">Свойства полей</text:p>
      <text:p text:style-name="P214"><text:span text:style-name="T3">blank</text:span> – поле может быть пустым</text:p>
      <text:p text:style-name="P214"><text:span text:style-name="T3">null</text:span> – хранится в базе данных как NULL</text:p>
      <text:p text:style-name="P214"><text:span text:style-name="T3">max_length</text:span> – максимальная длина поля</text:p>
      <text:p text:style-name="P214"><text:span text:style-name="T3">primary_key</text:span> – это поле - первичный ключ</text:p>
      <text:p text:style-name="P214"><text:span text:style-name="T3">unique</text:span> – поле уникально</text:p>
      <text:p text:style-name="P214"><text:span text:style-name="T3">db_index</text:span> – для этого поля нужен индекс в базе данных</text:p>
      <text:p text:style-name="P214"><text:span text:style-name="T3">default</text:span> – значение по-умолчанию</text:p>
      <text:p text:style-name="P214"><text:span text:style-name="T3">choiced</text:span> – варианты значений</text:p>
      <text:p text:style-name="P201"/>
      <text:p text:style-name="P215"/>
      <text:p text:style-name="P228"><text:soft-page-break/>Ограничения внешних ключей</text:p>
      <text:p text:style-name="P228"/>
      <text:p text:style-name="P215">Применимо к полям ForeignKey и OneToOneField</text:p>
      <text:p text:style-name="P215"><text:span text:style-name="T3">RESTRICT</text:span> – models.PROTECT</text:p>
      <text:p text:style-name="P215">Препятствует удалению связанного объекта вызывая исключение django.db.models.ProtectedErro</text:p>
      <text:p text:style-name="P215"><text:span text:style-name="T3">CASCADE</text:span> – models.CASCADE</text:p>
      <text:p text:style-name="P215">Каскадное удаление. Django эмулирует поведение SQL правила ON DELETE CASCADE и так же удаляет объекты, связанные через ForeignKey.</text:p>
      <text:p text:style-name="P215"><text:span text:style-name="T3">SET NULL</text:span> – models.SET_NULL</text:p>
      <text:p text:style-name="P215">Устанавливает ForeignKey в NULL; возможно только если null равен True.</text:p>
      <text:p text:style-name="P215"><text:span text:style-name="T3">NO ACTION</text:span> – models.DO_NOTHING</text:p>
      <text:p text:style-name="P215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215"/>
      <text:p text:style-name="P215"/>
      <text:p text:style-name="P229">Использование отношений в коде</text:p>
      <text:p text:style-name="P257"/>
      <text:p text:style-name="P192"><text:span text:style-name="T72">Прямое использование</text:span><text:span text:style-name="T71"><text:line-break/></text:span><text:span text:style-name="T251">post = Post.objects.get(</text:span><text:span text:style-name="T124">pk</text:span><text:span text:style-name="T251">=</text:span><text:span text:style-name="T298">1</text:span><text:span text:style-name="T251">)</text:span><text:span text:style-name="T71"><text:line-break/></text:span><text:span text:style-name="T251">category = post.category <text:s text:c="2"/></text:span><text:span text:style-name="T287"># Category</text:span><text:span text:style-name="T71"><text:line-break/></text:span><text:span text:style-name="T132">category_id </text:span><text:span text:style-name="T251">= post.category_id </text:span><text:span text:style-name="T287"># int</text:span><text:span text:style-name="T71"><text:line-break/></text:span><text:span text:style-name="T132">tags_manager </text:span><text:span text:style-name="T251">= post.tags </text:span><text:span text:style-name="T287"># RelatedManager</text:span><text:span text:style-name="T71"><text:line-break/></text:span><text:span text:style-name="T251">post.tags.all() </text:span><text:span text:style-name="T287"># [ Tags ]</text:span></text:p>
      <text:p text:style-name="P192"><text:span text:style-name="T71"><text:line-break/></text:span><text:span text:style-name="T72">Использование обратного отношения</text:span><text:span text:style-name="T71"><text:line-break/></text:span><text:span text:style-name="T251">category.post_set.all() </text:span><text:span text:style-name="T287"># [ Post ]</text:span><text:span text:style-name="T71"><text:line-break/></text:span><text:span text:style-name="T251">tag.post_set.all() </text:span><text:span text:style-name="T287"># [ Post ]</text:span></text:p>
      <text:p text:style-name="P257"/>
      <text:p text:style-name="P257"/>
      <text:p text:style-name="P259"><text:span text:style-name="T75">Создание объектов со связями</text:span></text:p>
      <text:p text:style-name="P259"><text:span text:style-name="T75"/></text:p>
      <text:p text:style-name="P275"><text:span text:style-name="T241">Добавляем пользователя </text:span><text:bookmark-start text:name="__DdeLink__11036_596730518"/><text:span text:style-name="T241">ч</text:span><text:bookmark-end text:name="__DdeLink__11036_596730518"/><text:span text:style-name="T240">ерез экземпляр:</text:span></text:p>
      <text:p text:style-name="P264"><text:span text:style-name="T252">bulusov = Client.objects.get(</text:span><text:span text:style-name="T123">client</text:span><text:span text:style-name="T254">=</text:span><text:span text:style-name="T115">'bulusov'</text:span><text:span text:style-name="T254">)</text:span><text:line-break/><text:span text:style-name="T254">DataCollectTerminal.objects.create(</text:span><text:span text:style-name="T123">name</text:span><text:span text:style-name="T254">=</text:span><text:span text:style-name="T115">'ТСД-53'</text:span><text:span text:style-name="T254">, </text:span><text:span text:style-name="T123">model</text:span><text:span text:style-name="T254">=</text:span><text:span text:style-name="T299">2</text:span><text:span text:style-name="T254">, </text:span><text:span text:style-name="T123">serial_number</text:span><text:span text:style-name="T254">=</text:span><text:span text:style-name="T115">'3435345'</text:span><text:span text:style-name="T254">, </text:span><text:span text:style-name="T123">mac_address</text:span><text:span text:style-name="T254">=</text:span><text:span text:style-name="T115">'00:15:70:DA:2C:07'</text:span><text:span text:style-name="T254">, </text:span><text:span text:style-name="T123">user</text:span><text:span text:style-name="T254">=bulusov)</text:span></text:p>
      <text:p text:style-name="P265"><text:span text:style-name="T76">Либо через id:</text:span></text:p>
      <text:p text:style-name="P265"><text:span text:style-name="T253">DataCollectTerminal.objects.create(</text:span><text:span text:style-name="T123">name</text:span><text:span text:style-name="T254">=</text:span><text:span text:style-name="T115">'ТСД-53'</text:span><text:span text:style-name="T254">, </text:span><text:span text:style-name="T123">model</text:span><text:span text:style-name="T254">=</text:span><text:span text:style-name="T299">2</text:span><text:span text:style-name="T254">, </text:span><text:span text:style-name="T123">serial_number</text:span><text:span text:style-name="T254">=</text:span><text:span text:style-name="T115">'3435345'</text:span><text:span text:style-name="T254">, </text:span><text:span text:style-name="T123">mac_address</text:span><text:span text:style-name="T254">=</text:span><text:span text:style-name="T115">'00:15:70:DA:2C:07'</text:span><text:span text:style-name="T254">, </text:span><text:span text:style-name="T123">user_id</text:span><text:span text:style-name="T254">=</text:span><text:span text:style-name="T299">29</text:span><text:span text:style-name="T254">)</text:span></text:p>
      <text:p text:style-name="P271"><text:span text:style-name="T226"/></text:p>
      <text:p text:style-name="P271"><text:span text:style-name="T226"/></text:p>
      <text:p text:style-name="P276"><text:soft-page-break/><text:span text:style-name="T226">Привязывание тэгов к посту</text:span></text:p>
      <text:p text:style-name="P271"><text:span text:style-name="T254">post = Post(</text:span><text:span text:style-name="T123">title</text:span><text:span text:style-name="T254">=</text:span><text:span text:style-name="T113">'Intro'</text:span><text:span text:style-name="T254">, </text:span><text:span text:style-name="T123">text</text:span><text:span text:style-name="T254">=</text:span><text:span text:style-name="T113">'...'</text:span><text:span text:style-name="T254">)</text:span><text:line-break/><text:span text:style-name="T254">post.save()</text:span><text:line-break/><text:line-break/><text:span text:style-name="T254">post.tags = Tag.objects.all()[</text:span><text:span text:style-name="T299">0</text:span><text:span text:style-name="T254">:</text:span><text:span text:style-name="T299">3</text:span><text:span text:style-name="T254">]</text:span><text:line-break/><text:span text:style-name="T254">post.save()</text:span><text:line-break/><text:line-break/><text:span text:style-name="T254">tag = Tag.objects.create(</text:span><text:span text:style-name="T123">title</text:span><text:span text:style-name="T254">=</text:span><text:span text:style-name="T113">'easy'</text:span><text:span text:style-name="T254">)</text:span><text:line-break/><text:span text:style-name="T254">post.tags.add(tag)</text:span><text:line-break/><text:span text:style-name="T254">post.save()</text:span></text:p>
      <text:p text:style-name="P280"><text:span text:style-name="T256"/></text:p>
      <text:p text:style-name="P271"><text:span text:style-name="T256">create(**kwargs) — </text:span><text:span text:style-name="T228">создание нового тэга, связанного с постом</text:span><text:line-break/><text:span text:style-name="T254">add(t2) — </text:span><text:span text:style-name="T228">привязка существующего тэга t2 к текущему посту</text:span><text:line-break/><text:span text:style-name="T254">remove(t2)</text:span><text:span text:style-name="T231"> — </text:span><text:span text:style-name="T232">отвязка существующего тэга t2 от текущего поста</text:span><text:line-break/><text:span text:style-name="T254">clear()</text:span><text:span text:style-name="T226"> - </text:span><text:span text:style-name="T228">очистка списка тэгов у текущего поста</text:span></text:p>
      <text:p text:style-name="P271"><text:span text:style-name="T256"/></text:p>
      <text:p text:style-name="P271"><text:span text:style-name="T254"/></text:p>
      <text:p text:style-name="P278"><text:span text:style-name="T226">QuerySet</text:span></text:p>
      <text:p text:style-name="P278"><text:span text:style-name="T226"/></text:p>
      <text:p text:style-name="P272"><text:span text:style-name="T230">QuerySet</text:span><text:span text:style-name="T226"> — объекты, предоставляющие собой запрос к базе данных.</text:span></text:p>
      <text:p text:style-name="P272"><text:span text:style-name="T226">Именно </text:span><text:span text:style-name="T230">запрос</text:span><text:span text:style-name="T226">, а не его результат.</text:span></text:p>
      <text:p text:style-name="P272"><text:span text:style-name="T226">QuerySet являются </text:span><text:span text:style-name="T230">ленивыми (lazy)</text:span><text:span text:style-name="T226"> объектами. Это значит, что запрос осуществояется не в момент создания Queryset, а в момент </text:span><text:span text:style-name="T230">итерации по нему</text:span><text:span text:style-name="T226">, либо вызова метода, возвращающего результат.</text:span></text:p>
      <text:p text:style-name="P272"><text:span text:style-name="T226"/></text:p>
      <text:p text:style-name="P277"><text:span text:style-name="T226">Методы QuerySet (chaining)</text:span></text:p>
      <text:p text:style-name="P273"><text:span text:style-name="T230">filter, exclude</text:span><text:span text:style-name="T226"> — фильтрация, в SQL это WHERE</text:span></text:p>
      <text:p text:style-name="P273"><text:span text:style-name="T230">order_by</text:span><text:span text:style-name="T226"> — сортировка</text:span></text:p>
      <text:p text:style-name="P273"><text:span text:style-name="T230">annotate</text:span><text:span text:style-name="T226"> — выборка агрегатов, в SQL это JOIN и GROUP BY</text:span></text:p>
      <text:p text:style-name="P274"><text:span text:style-name="T230">values</text:span><text:span text:style-name="T226"> — выборка отдельных колонок, а не объектов</text:span></text:p>
      <text:p text:style-name="P274"><text:span text:style-name="T230">distinct</text:span><text:span text:style-name="T226"> — выборка уникальных значений</text:span></text:p>
      <text:p text:style-name="P274"><text:span text:style-name="T230">select_related, prefetch_related</text:span><text:span text:style-name="T226"> — выборка из нескольких таблиц</text:span></text:p>
      <text:p text:style-name="P265"><text:span text:style-name="T76"/></text:p>
      <text:p text:style-name="P270"><text:span text:style-name="T244">Методы QuerySet (</text:span><text:span text:style-name="T246">результат</text:span><text:span text:style-name="T244">)</text:span></text:p>
      <text:p text:style-name="P269"><text:span text:style-name="T244">c</text:span><text:span text:style-name="T245">reate –</text:span><text:span text:style-name="T247"> создание нового объекта</text:span></text:p>
      <text:p text:style-name="P269"><text:span text:style-name="T245">update</text:span><text:span text:style-name="T247"> – обновление всех подходящих объектов</text:span></text:p>
      <text:p text:style-name="P269"><text:span text:style-name="T245">delete</text:span><text:span text:style-name="T247"> – удаление всех подходящих объектов</text:span></text:p>
      <text:p text:style-name="P269"><text:span text:style-name="T245">get_or_create</text:span><text:span text:style-name="T247"> – выборка объекта или его создание</text:span></text:p>
      <text:p text:style-name="P269"><text:span text:style-name="T245">count</text:span><text:span text:style-name="T247"> – выборка колличества COUNT(*)</text:span></text:p>
      <text:p text:style-name="P262"><text:span text:style-name="T75"/></text:p>
      <text:p text:style-name="P263"><text:span text:style-name="T75">С</text:span><text:span text:style-name="T74">интаксис условий в QuerySet</text:span></text:p>
      <text:p text:style-name="P267"><text:span text:style-name="T76">В методах </text:span><text:span text:style-name="T77">filter</text:span><text:span text:style-name="T76"> и </text:span><text:span text:style-name="T77">exclude</text:span><text:span text:style-name="T76">:</text:span></text:p>
      <text:p text:style-name="P267"><text:soft-page-break/><text:span text:style-name="T77">field = value</text:span><text:span text:style-name="T76"> – точное совпадение</text:span></text:p>
      <text:p text:style-name="P267"><text:span text:style-name="T77">field__contains</text:span><text:span text:style-name="T76"> = value – суффикс оператора LIKE</text:span></text:p>
      <text:p text:style-name="P268"><text:span text:style-name="T76">field__isnull, field__gt, field_lte</text:span></text:p>
      <text:p text:style-name="P267"><text:span text:style-name="T77">relation__field = value</text:span><text:span text:style-name="T76"> – условие по связанной таблице</text:span></text:p>
      <text:p text:style-name="P268"><text:span text:style-name="T76">category__title__contains = ‘Perl’</text:span></text:p>
      <text:p text:style-name="P267"><text:span text:style-name="T76">Название полей и таблиц не могут содержать </text:span><text:span text:style-name="T77">__</text:span><text:span text:style-name="T76">!</text:span></text:p>
      <text:p text:style-name="P263"><text:span text:style-name="T74"/></text:p>
      <text:p text:style-name="P263"><text:span text:style-name="T74"/></text:p>
      <text:p text:style-name="P261"><text:span text:style-name="T74">Свой ModelManager</text:span></text:p>
      <text:p text:style-name="P281"><text:span text:style-name="T76"/></text:p>
      <text:p text:style-name="P266"><text:span text:style-name="T218">class </text:span><text:span text:style-name="T78">PostManager</text:span><text:span text:style-name="T254">(models.Manager):</text:span><text:line-break/><text:span text:style-name="T254"> <text:s text:c="3"/></text:span><text:span text:style-name="T219">def </text:span><text:span text:style-name="T78">best_posts</text:span><text:span text:style-name="T254">(</text:span><text:span text:style-name="T157">self</text:span><text:span text:style-name="T254">):</text:span><text:line-break/><text:span text:style-name="T254"> <text:s text:c="7"/></text:span><text:span text:style-name="T219">return </text:span><text:span text:style-name="T157">self</text:span><text:span text:style-name="T254">.filter(</text:span><text:span text:style-name="T123">rating__gt</text:span><text:span text:style-name="T254">=</text:span><text:span text:style-name="T299">50</text:span><text:span text:style-name="T254">)</text:span><text:line-break/><text:span text:style-name="T254"> <text:s text:c="3"/></text:span><text:line-break/><text:span text:style-name="T254"> <text:s text:c="3"/></text:span><text:span text:style-name="T219">def </text:span><text:span text:style-name="T78">published</text:span><text:span text:style-name="T254">(</text:span><text:span text:style-name="T157">self</text:span><text:span text:style-name="T254">):</text:span><text:line-break/><text:span text:style-name="T254"> <text:s text:c="7"/></text:span><text:span text:style-name="T219">return </text:span><text:span text:style-name="T157">self</text:span><text:span text:style-name="T254">.filter(</text:span><text:span text:style-name="T123">published</text:span><text:span text:style-name="T254">=</text:span><text:span text:style-name="T219">True</text:span><text:span text:style-name="T254">)</text:span><text:line-break/><text:span text:style-name="T254"> <text:s text:c="3"/></text:span><text:line-break/><text:span text:style-name="T254"> <text:s text:c="3"/></text:span><text:span text:style-name="T219">def </text:span><text:span text:style-name="T78">create_draft</text:span><text:span text:style-name="T254">(</text:span><text:span text:style-name="T157">self</text:span><text:span text:style-name="T254">, **kwargs):</text:span><text:line-break/><text:span text:style-name="T254"> <text:s text:c="7"/>kwargs[</text:span><text:span text:style-name="T115">'draft'</text:span><text:span text:style-name="T254">] = </text:span><text:span text:style-name="T219">True</text:span><text:line-break/><text:span text:style-name="T219"> <text:s text:c="7"/>return </text:span><text:span text:style-name="T157">self</text:span><text:span text:style-name="T254">.create(**kwargs)</text:span><text:line-break/><text:span text:style-name="T254"> <text:s text:c="3"/></text:span><text:line-break/><text:span text:style-name="T219">class </text:span><text:span text:style-name="T78">Post</text:span><text:span text:style-name="T254">(models.Model):</text:span><text:line-break/><text:span text:style-name="T254"> <text:s text:c="3"/>title = models.CharField()</text:span><text:line-break/><text:span text:style-name="T254"> <text:s text:c="3"/>objects = PostManager()</text:span></text:p>
      <text:p text:style-name="P266"><text:span text:style-name="T76"/></text:p>
      <text:p text:style-name="P260"><text:span text:style-name="T74"/></text:p>
      <text:p text:style-name="P262"><text:span text:style-name="T75"/></text:p>
      <text:p text:style-name="P202"/>
      <text:p text:style-name="P221">Интеграция wysiwyg редактора с Django</text:p>
      <text:p text:style-name="P232"/>
      <text:p text:style-name="P163"><text:span text:style-name="T187">1. </text:span><text:span text:style-name="T315">django-ckeditor</text:span></text:p>
      <text:p text:style-name="P163"><text:a xlink:type="simple" xlink:href="https://github.com/django-ckeditor/django-ckeditor" text:style-name="Internet_20_link" text:visited-style-name="Visited_20_Internet_20_Link"><text:span text:style-name="T315">https://github.com/django-ckeditor/django-ckeditor</text:span></text:a></text:p>
      <text:p text:style-name="P166"/>
      <text:p text:style-name="P166">2. django-tinymce</text:p>
      <text:p text:style-name="P163"><text:a xlink:type="simple" xlink:href="https://github.com/jazzband/django-tinymce" text:style-name="Internet_20_link" text:visited-style-name="Visited_20_Internet_20_Link"><text:span text:style-name="T315">https://github.com/jazzband/django-tinymce</text:span></text:a></text:p>
      <text:p text:style-name="P166"/>
      <text:p text:style-name="P166">3. django-summernote</text:p>
      <text:p text:style-name="P163"><text:a xlink:type="simple" xlink:href="https://github.com/summernote/django-summernote" text:style-name="Internet_20_link" text:visited-style-name="Visited_20_Internet_20_Link"><text:span text:style-name="T315">https://github.com/summernote/django-summernote</text:span></text:a></text:p>
      <text:p text:style-name="P166"/>
      <text:p text:style-name="P166">4. django-markitup</text:p>
      <text:p text:style-name="P163"><text:a xlink:type="simple" xlink:href="https://pypi.org/project/django-markitup/" text:style-name="Internet_20_link" text:visited-style-name="Visited_20_Internet_20_Link"><text:span text:style-name="T315">https://pypi.org/project/django-markitup/</text:span></text:a></text:p>
      <text:p text:style-name="P166"/>
      <text:p text:style-name="P166"/>
      <text:p text:style-name="P166">Ссылки:</text:p>
      <text:list xml:id="list1735501836" text:style-name="L8">
        <text:list-item>
          <text:p text:style-name="P279"><text:soft-page-break/><text:a xlink:type="simple" xlink:href="https://habr.com/ru/company/htdt/blog/202782/" text:style-name="Internet_20_link" text:visited-style-name="Visited_20_Internet_20_Link"><text:span text:style-name="T313">https://habr.com/ru/company/htdt/blog/202782/</text:span></text:a></text:p>
          <text:p text:style-name="P25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4-12T15:41:38.444844309</dc:date>
    <meta:editing-cycles>168</meta:editing-cycles>
    <meta:editing-duration>P1DT3H15M55S</meta:editing-duration>
    <meta:document-statistic meta:table-count="4" meta:image-count="7" meta:object-count="0" meta:page-count="40" meta:paragraph-count="575" meta:word-count="5858" meta:character-count="52342" meta:non-whitespace-character-count="44341"/>
    <meta:template xlink:type="simple" xlink:actuate="onRequest" xlink:title="" xlink:href="Normal.dotm"/>
  </office:meta>
</office:document-meta>
</file>